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C9211E"/>
    </style:style>
    <style:style style:name="ce4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Card_32_L" style:data-style-name="N36">
      <style:table-cell-properties fo:border-top="none" fo:border-bottom="none" fo:border-left="thin solid #000080" fo:border-right="none" style:vertical-align="middle" fo:wrap-option="wrap" fo:background-color="#F0C78C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  <style:map style:condition="of:cell-content()=0" style:apply-style-name="cf2"/>
      <style:map style:condition="of:cell-content()=0" style:apply-style-name="cf1"/>
      <style:map style:condition="of:cell-content()=0" style:apply-style-name="cf1"/>
      <style:map style:condition="of:cell-content()=0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SLNO</text:p>
          </table:table-cell>
          <table:table-cell office:value-type="string" table:style-name="ce2">
            <text:p>USN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ython</text:p>
          </table:table-cell>
          <table:table-cell office:value-type="string" table:style-name="ce2">
            <text:p>OOPs</text:p>
          </table:table-cell>
          <table:table-cell office:value-type="string" table:style-name="ce2">
            <text:p><text:s/>Java</text:p>
          </table:table-cell>
          <table:table-cell office:value-type="string" table:style-name="ce2">
            <text:p>C</text:p>
          </table:table-cell>
          <table:table-cell office:value-type="string" table:style-name="ce3">
            <text:p>Os</text:p>
          </table:table-cell>
          <table:table-cell office:value-type="string" table:style-name="ce2">
            <text:p>SUM</text:p>
          </table:table-cell>
          <table:table-cell table:number-columns-repeated="16375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4SI24AD401</text:p>
          </table:table-cell>
          <table:table-cell office:value-type="string" table:style-name="ce4">
            <text:p>Aarav Sharma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500" table:formula="of:=SUM([.D2:.H2])" table:style-name="ce2">
            <text:p>500</text:p>
          </table:table-cell>
          <table:table-cell table:number-columns-repeated="1637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4SI24AD402</text:p>
          </table:table-cell>
          <table:table-cell office:value-type="string" table:style-name="ce4">
            <text:p>Vivaan Gupta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495" table:formula="of:=SUM([.D3:.H3])" table:style-name="ce2">
            <text:p>495</text:p>
          </table:table-cell>
          <table:table-cell table:number-columns-repeated="16375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4SI24AD403</text:p>
          </table:table-cell>
          <table:table-cell office:value-type="string" table:style-name="ce4">
            <text:p>Aditya Kumar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260" table:formula="of:=SUM([.D4:.H4])" table:style-name="ce2">
            <text:p>260</text:p>
          </table:table-cell>
          <table:table-cell table:number-columns-repeated="1637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4SI24AD404</text:p>
          </table:table-cell>
          <table:table-cell office:value-type="string" table:style-name="ce4">
            <text:p>Vihaan Singh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325" table:formula="of:=SUM([.D5:.H5])" table:style-name="ce2">
            <text:p>325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4SI24AD405</text:p>
          </table:table-cell>
          <table:table-cell office:value-type="string" table:style-name="ce4">
            <text:p>Arjun Reddy</text:p>
          </table:table-cell>
          <table:table-cell office:value-type="float" office:value="85" table:style-name="ce2">
            <text:p>85</text:p>
          </table:table-cell>
          <table:table-cell office:value-type="float" office:value="85" table:style-name="ce2">
            <text:p>85</text:p>
          </table:table-cell>
          <table:table-cell office:value-type="float" office:value="85" table:style-name="ce2">
            <text:p>85</text:p>
          </table:table-cell>
          <table:table-cell office:value-type="float" office:value="85" table:style-name="ce2">
            <text:p>85</text:p>
          </table:table-cell>
          <table:table-cell office:value-type="float" office:value="85" table:style-name="ce2">
            <text:p>85</text:p>
          </table:table-cell>
          <table:table-cell office:value-type="float" office:value="425" table:formula="of:=SUM([.D6:.H6])" table:style-name="ce2">
            <text:p>425</text:p>
          </table:table-cell>
          <table:table-cell table:number-columns-repeated="16375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4SI24AD406</text:p>
          </table:table-cell>
          <table:table-cell office:value-type="string" table:style-name="ce4">
            <text:p>Reyansh Joshi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480" table:formula="of:=SUM([.D7:.H7])" table:style-name="ce2">
            <text:p>480</text:p>
          </table:table-cell>
          <table:table-cell table:number-columns-repeated="1637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4SI24AD407</text:p>
          </table:table-cell>
          <table:table-cell office:value-type="string" table:style-name="ce4">
            <text:p>Ayaan Mehta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290" table:formula="of:=SUM([.D8:.H8])" table:style-name="ce2">
            <text:p>290</text:p>
          </table:table-cell>
          <table:table-cell table:number-columns-repeated="1637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4SI24AD408</text:p>
          </table:table-cell>
          <table:table-cell office:value-type="string" table:style-name="ce4">
            <text:p>Dhruv Patel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370" table:formula="of:=SUM([.D9:.H9])" table:style-name="ce2">
            <text:p>370</text:p>
          </table:table-cell>
          <table:table-cell table:number-columns-repeated="16375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4SI24AD409</text:p>
          </table:table-cell>
          <table:table-cell office:value-type="string" table:style-name="ce4">
            <text:p>Anaya Verma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290" table:formula="of:=SUM([.D10:.H10])" table:style-name="ce2">
            <text:p>290</text:p>
          </table:table-cell>
          <table:table-cell table:number-columns-repeated="1637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4SI24AD410</text:p>
          </table:table-cell>
          <table:table-cell office:value-type="string" table:style-name="ce4">
            <text:p>Ishaan Nair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345" table:formula="of:=SUM([.D11:.H11])" table:style-name="ce2">
            <text:p>345</text:p>
          </table:table-cell>
          <table:table-cell table:number-columns-repeated="16375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4SI24AD411</text:p>
          </table:table-cell>
          <table:table-cell office:value-type="string" table:style-name="ce4">
            <text:p>Kavya Bansal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290" table:formula="of:=SUM([.D12:.H12])" table:style-name="ce2">
            <text:p>290</text:p>
          </table:table-cell>
          <table:table-cell table:number-columns-repeated="16375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4SI24AD412</text:p>
          </table:table-cell>
          <table:table-cell office:value-type="string" table:style-name="ce4">
            <text:p>Riya Malhotra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345" table:formula="of:=SUM([.D13:.H13])" table:style-name="ce2">
            <text:p>345</text:p>
          </table:table-cell>
          <table:table-cell table:number-columns-repeated="16375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4SI24AD413</text:p>
          </table:table-cell>
          <table:table-cell office:value-type="string" table:style-name="ce4">
            <text:p>Riya Malhotra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290" table:formula="of:=SUM([.D14:.H14])" table:style-name="ce2">
            <text:p>290</text:p>
          </table:table-cell>
          <table:table-cell table:number-columns-repeated="16375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4SI24AD414</text:p>
          </table:table-cell>
          <table:table-cell office:value-type="string" table:style-name="ce4">
            <text:p>Kriti Chaudhary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290" table:formula="of:=SUM([.D15:.H15])" table:style-name="ce2">
            <text:p>290</text:p>
          </table:table-cell>
          <table:table-cell table:number-columns-repeated="1637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4SI24AD415</text:p>
          </table:table-cell>
          <table:table-cell office:value-type="string" table:style-name="ce4">
            <text:p>Tanvi Joshi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500" table:formula="of:=SUM([.D16:.H16])" table:style-name="ce2">
            <text:p>500</text:p>
          </table:table-cell>
          <table:table-cell table:number-columns-repeated="1637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4SI24AD416</text:p>
          </table:table-cell>
          <table:table-cell office:value-type="string" table:style-name="ce4">
            <text:p>Priya Sethi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265" table:formula="of:=SUM([.D17:.H17])" table:style-name="ce2">
            <text:p>265</text:p>
          </table:table-cell>
          <table:table-cell table:number-columns-repeated="16375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4SI24AD417</text:p>
          </table:table-cell>
          <table:table-cell office:value-type="string" table:style-name="ce4">
            <text:p>Rohan Agarwal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330" table:formula="of:=SUM([.D18:.H18])" table:style-name="ce2">
            <text:p>330</text:p>
          </table:table-cell>
          <table:table-cell table:number-columns-repeated="16375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4SI24AD418</text:p>
          </table:table-cell>
          <table:table-cell office:value-type="string" table:style-name="ce4">
            <text:p>Karan Sharma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430" table:formula="of:=SUM([.D19:.H19])" table:style-name="ce2">
            <text:p>430</text:p>
          </table:table-cell>
          <table:table-cell table:number-columns-repeated="1637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4SI24AD419</text:p>
          </table:table-cell>
          <table:table-cell office:value-type="string" table:style-name="ce4">
            <text:p>Neha Singh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485" table:formula="of:=SUM([.D20:.H20])" table:style-name="ce2">
            <text:p>485</text:p>
          </table:table-cell>
          <table:table-cell table:number-columns-repeated="1637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4SI24AD420</text:p>
          </table:table-cell>
          <table:table-cell office:value-type="string" table:style-name="ce4">
            <text:p>Anika Das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295" table:formula="of:=SUM([.D21:.H21])" table:style-name="ce2">
            <text:p>295</text:p>
          </table:table-cell>
          <table:table-cell table:number-columns-repeated="1637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4SI24AD421</text:p>
          </table:table-cell>
          <table:table-cell office:value-type="string" table:style-name="ce4">
            <text:p>Aryan Yadav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375" table:formula="of:=SUM([.D22:.H22])" table:style-name="ce2">
            <text:p>375</text:p>
          </table:table-cell>
          <table:table-cell table:number-columns-repeated="16375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4SI24AD422</text:p>
          </table:table-cell>
          <table:table-cell office:value-type="string" table:style-name="ce4">
            <text:p>Sanika Kulkarni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295" table:formula="of:=SUM([.D23:.H23])" table:style-name="ce2">
            <text:p>295</text:p>
          </table:table-cell>
          <table:table-cell table:number-columns-repeated="1637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4SI24AD423</text:p>
          </table:table-cell>
          <table:table-cell office:value-type="string" table:style-name="ce4">
            <text:p>Rahul Jha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350" table:formula="of:=SUM([.D24:.H24])" table:style-name="ce2">
            <text:p>350</text:p>
          </table:table-cell>
          <table:table-cell table:number-columns-repeated="1637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4SI24AD424</text:p>
          </table:table-cell>
          <table:table-cell office:value-type="string" table:style-name="ce4">
            <text:p>Meera Iyer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295" table:formula="of:=SUM([.D25:.H25])" table:style-name="ce2">
            <text:p>295</text:p>
          </table:table-cell>
          <table:table-cell table:number-columns-repeated="1637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4SI24AD425</text:p>
          </table:table-cell>
          <table:table-cell office:value-type="string" table:style-name="ce4">
            <text:p>Nikhil Verma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350" table:formula="of:=SUM([.D26:.H26])" table:style-name="ce2">
            <text:p>350</text:p>
          </table:table-cell>
          <table:table-cell table:number-columns-repeated="1637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4SI24AD426</text:p>
          </table:table-cell>
          <table:table-cell office:value-type="string" table:style-name="ce4">
            <text:p>Pooja Rao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295" table:formula="of:=SUM([.D27:.H27])" table:style-name="ce2">
            <text:p>295</text:p>
          </table:table-cell>
          <table:table-cell table:number-columns-repeated="16375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4SI24AD427</text:p>
          </table:table-cell>
          <table:table-cell office:value-type="string" table:style-name="ce4">
            <text:p>Shreya Kapoor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390" table:formula="of:=SUM([.D28:.H28])" table:style-name="ce2">
            <text:p>390</text:p>
          </table:table-cell>
          <table:table-cell table:number-columns-repeated="1637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4SI24AD428</text:p>
          </table:table-cell>
          <table:table-cell office:value-type="string" table:style-name="ce4">
            <text:p>Aditi Mehta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office:value-type="float" office:value="505" table:formula="of:=SUM([.D29:.H29])" table:style-name="ce2">
            <text:p>505</text:p>
          </table:table-cell>
          <table:table-cell table:number-columns-repeated="16375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4SI24AD429</text:p>
          </table:table-cell>
          <table:table-cell office:value-type="string" table:style-name="ce4">
            <text:p>Tarun Gupta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270" table:formula="of:=SUM([.D30:.H30])" table:style-name="ce2">
            <text:p>270</text:p>
          </table:table-cell>
          <table:table-cell table:number-columns-repeated="16375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4SI24AD430</text:p>
          </table:table-cell>
          <table:table-cell office:value-type="string" table:style-name="ce4">
            <text:p>Radhika Sharma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335" table:formula="of:=SUM([.D31:.H31])" table:style-name="ce2">
            <text:p>335</text:p>
          </table:table-cell>
          <table:table-cell table:number-columns-repeated="16375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4SI24AD431</text:p>
          </table:table-cell>
          <table:table-cell office:value-type="string" table:style-name="ce4">
            <text:p>Sahil Bhatia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435" table:formula="of:=SUM([.D32:.H32])" table:style-name="ce2">
            <text:p>435</text:p>
          </table:table-cell>
          <table:table-cell table:number-columns-repeated="16375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4SI24AD432</text:p>
          </table:table-cell>
          <table:table-cell office:value-type="string" table:style-name="ce4">
            <text:p>Sneha Desai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490" table:formula="of:=SUM([.D33:.H33])" table:style-name="ce2">
            <text:p>490</text:p>
          </table:table-cell>
          <table:table-cell table:number-columns-repeated="16375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string" table:style-name="ce2">
            <text:p>4SI24AD433</text:p>
          </table:table-cell>
          <table:table-cell office:value-type="string" table:style-name="ce4">
            <text:p>Raghav Sharma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300" table:formula="of:=SUM([.D34:.H34])" table:style-name="ce2">
            <text:p>300</text:p>
          </table:table-cell>
          <table:table-cell table:number-columns-repeated="16375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string" table:style-name="ce2">
            <text:p>4SI24AD434</text:p>
          </table:table-cell>
          <table:table-cell office:value-type="string" table:style-name="ce4">
            <text:p>Simran Chawla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380" table:formula="of:=SUM([.D35:.H35])" table:style-name="ce2">
            <text:p>380</text:p>
          </table:table-cell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4SI24AD435</text:p>
          </table:table-cell>
          <table:table-cell office:value-type="string" table:style-name="ce4">
            <text:p>Harsh Gupta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300" table:formula="of:=SUM([.D36:.H36])" table:style-name="ce2">
            <text:p>300</text:p>
          </table:table-cell>
          <table:table-cell table:number-columns-repeated="16375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4SI24AD436</text:p>
          </table:table-cell>
          <table:table-cell office:value-type="string" table:style-name="ce4">
            <text:p>Naina Bansal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355" table:formula="of:=SUM([.D37:.H37])" table:style-name="ce2">
            <text:p>355</text:p>
          </table:table-cell>
          <table:table-cell table:number-columns-repeated="16375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string" table:style-name="ce2">
            <text:p>4SI24AD437</text:p>
          </table:table-cell>
          <table:table-cell office:value-type="string" table:style-name="ce4">
            <text:p>Aaryan Chaudhary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300" table:formula="of:=SUM([.D38:.H38])" table:style-name="ce2">
            <text:p>300</text:p>
          </table:table-cell>
          <table:table-cell table:number-columns-repeated="16375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string" table:style-name="ce2">
            <text:p>4SI24AD438</text:p>
          </table:table-cell>
          <table:table-cell office:value-type="string" table:style-name="ce4">
            <text:p>Lavanya Patel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355" table:formula="of:=SUM([.D39:.H39])" table:style-name="ce2">
            <text:p>355</text:p>
          </table:table-cell>
          <table:table-cell table:number-columns-repeated="16375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4SI24AD439</text:p>
          </table:table-cell>
          <table:table-cell office:value-type="string" table:style-name="ce4">
            <text:p>Vinay Kaur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300" table:formula="of:=SUM([.D40:.H40])" table:style-name="ce2">
            <text:p>300</text:p>
          </table:table-cell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4SI24AD440</text:p>
          </table:table-cell>
          <table:table-cell office:value-type="string" table:style-name="ce4">
            <text:p>Bhavya Joshi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515" table:formula="of:=SUM([.D41:.H41])" table:style-name="ce2">
            <text:p>515</text:p>
          </table:table-cell>
          <table:table-cell table:number-columns-repeated="16375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4SI24AD441</text:p>
          </table:table-cell>
          <table:table-cell office:value-type="string" table:style-name="ce4">
            <text:p>Kavish Soni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510" table:formula="of:=SUM([.D42:.H42])" table:style-name="ce2">
            <text:p>510</text:p>
          </table:table-cell>
          <table:table-cell table:number-columns-repeated="16375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4SI24AD442</text:p>
          </table:table-cell>
          <table:table-cell office:value-type="string" table:style-name="ce4">
            <text:p>Disha Tiwari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275" table:formula="of:=SUM([.D43:.H43])" table:style-name="ce2">
            <text:p>275</text:p>
          </table:table-cell>
          <table:table-cell table:number-columns-repeated="16375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4SI24AD443</text:p>
          </table:table-cell>
          <table:table-cell office:value-type="string" table:style-name="ce4">
            <text:p>Riya Anand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340" table:formula="of:=SUM([.D44:.H44])" table:style-name="ce2">
            <text:p>340</text:p>
          </table:table-cell>
          <table:table-cell table:number-columns-repeated="16375"/>
        </table:table-row>
        <table:table-row table:style-name="ro2">
          <table:table-cell office:value-type="float" office:value="44" table:style-name="ce2">
            <text:p>44</text:p>
          </table:table-cell>
          <table:table-cell office:value-type="string" table:style-name="ce2">
            <text:p>4SI24AD444</text:p>
          </table:table-cell>
          <table:table-cell office:value-type="string" table:style-name="ce4">
            <text:p>Sameer Verma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440" table:formula="of:=SUM([.D45:.H45])" table:style-name="ce2">
            <text:p>440</text:p>
          </table:table-cell>
          <table:table-cell table:number-columns-repeated="16375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string" table:style-name="ce2">
            <text:p>4SI24AD445</text:p>
          </table:table-cell>
          <table:table-cell office:value-type="string" table:style-name="ce4">
            <text:p>Gaurav Saxena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495" table:formula="of:=SUM([.D46:.H46])" table:style-name="ce2">
            <text:p>495</text:p>
          </table:table-cell>
          <table:table-cell table:number-columns-repeated="16375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4SI24AD446</text:p>
          </table:table-cell>
          <table:table-cell office:value-type="string" table:style-name="ce4">
            <text:p>Mehul Nair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305" table:formula="of:=SUM([.D47:.H47])" table:style-name="ce2">
            <text:p>305</text:p>
          </table:table-cell>
          <table:table-cell table:number-columns-repeated="16375"/>
        </table:table-row>
        <table:table-row table:style-name="ro2">
          <table:table-cell office:value-type="float" office:value="47" table:style-name="ce2">
            <text:p>47</text:p>
          </table:table-cell>
          <table:table-cell office:value-type="string" table:style-name="ce2">
            <text:p>4SI24AD447</text:p>
          </table:table-cell>
          <table:table-cell office:value-type="string" table:style-name="ce4">
            <text:p>Sanya Agarwal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385" table:formula="of:=SUM([.D48:.H48])" table:style-name="ce2">
            <text:p>385</text:p>
          </table:table-cell>
          <table:table-cell table:number-columns-repeated="16375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4SI24AD448</text:p>
          </table:table-cell>
          <table:table-cell office:value-type="string" table:style-name="ce4">
            <text:p>Tanishq Jain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305" table:formula="of:=SUM([.D49:.H49])" table:style-name="ce2">
            <text:p>305</text:p>
          </table:table-cell>
          <table:table-cell table:number-columns-repeated="16375"/>
        </table:table-row>
        <table:table-row table:style-name="ro2">
          <table:table-cell office:value-type="float" office:value="49" table:style-name="ce2">
            <text:p>49</text:p>
          </table:table-cell>
          <table:table-cell office:value-type="string" table:style-name="ce2">
            <text:p>4SI24AD449</text:p>
          </table:table-cell>
          <table:table-cell office:value-type="string" table:style-name="ce4">
            <text:p>Pankaj Kumar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360" table:formula="of:=SUM([.D50:.H50])" table:style-name="ce2">
            <text:p>360</text:p>
          </table:table-cell>
          <table:table-cell table:number-columns-repeated="16375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string" table:style-name="ce2">
            <text:p>4SI24AD450</text:p>
          </table:table-cell>
          <table:table-cell office:value-type="string" table:style-name="ce4">
            <text:p>Avantika Gupta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305" table:formula="of:=SUM([.D51:.H51])" table:style-name="ce2">
            <text:p>305</text:p>
          </table:table-cell>
          <table:table-cell table:number-columns-repeated="16375"/>
        </table:table-row>
        <table:table-row table:style-name="ro2">
          <table:table-cell office:value-type="float" office:value="51" table:style-name="ce2">
            <text:p>51</text:p>
          </table:table-cell>
          <table:table-cell office:value-type="string" table:style-name="ce2">
            <text:p>4SI24AD451</text:p>
          </table:table-cell>
          <table:table-cell office:value-type="string" table:style-name="ce4">
            <text:p>Sagar Malhotra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360" table:formula="of:=SUM([.D52:.H52])" table:style-name="ce2">
            <text:p>360</text:p>
          </table:table-cell>
          <table:table-cell table:number-columns-repeated="16375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4SI24AD452</text:p>
          </table:table-cell>
          <table:table-cell office:value-type="string" table:style-name="ce4">
            <text:p>Neeraj Joshi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305" table:formula="of:=SUM([.D53:.H53])" table:style-name="ce2">
            <text:p>305</text:p>
          </table:table-cell>
          <table:table-cell table:number-columns-repeated="16375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2">
            <text:p>4SI24AD453</text:p>
          </table:table-cell>
          <table:table-cell office:value-type="string" table:style-name="ce4">
            <text:p>Kunal Verma</text:p>
          </table:table-cell>
          <table:table-cell office:value-type="float" office:value="104" table:style-name="ce2">
            <text:p>104</text:p>
          </table:table-cell>
          <table:table-cell office:value-type="float" office:value="104" table:style-name="ce2">
            <text:p>104</text:p>
          </table:table-cell>
          <table:table-cell office:value-type="float" office:value="104" table:style-name="ce2">
            <text:p>104</text:p>
          </table:table-cell>
          <table:table-cell office:value-type="float" office:value="104" table:style-name="ce2">
            <text:p>104</text:p>
          </table:table-cell>
          <table:table-cell office:value-type="float" office:value="104" table:style-name="ce2">
            <text:p>104</text:p>
          </table:table-cell>
          <table:table-cell office:value-type="float" office:value="520" table:formula="of:=SUM([.D54:.H54])" table:style-name="ce2">
            <text:p>520</text:p>
          </table:table-cell>
          <table:table-cell table:number-columns-repeated="16375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4SI24AD454</text:p>
          </table:table-cell>
          <table:table-cell office:value-type="string" table:style-name="ce4">
            <text:p>Juhi Rao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515" table:formula="of:=SUM([.D55:.H55])" table:style-name="ce2">
            <text:p>515</text:p>
          </table:table-cell>
          <table:table-cell table:number-columns-repeated="16375"/>
        </table:table-row>
        <table:table-row table:style-name="ro2">
          <table:table-cell office:value-type="float" office:value="55" table:style-name="ce2">
            <text:p>55</text:p>
          </table:table-cell>
          <table:table-cell office:value-type="string" table:style-name="ce2">
            <text:p>4SI24AD455</text:p>
          </table:table-cell>
          <table:table-cell office:value-type="string" table:style-name="ce4">
            <text:p>Abhay Sharma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280" table:formula="of:=SUM([.D56:.H56])" table:style-name="ce2">
            <text:p>280</text:p>
          </table:table-cell>
          <table:table-cell table:number-columns-repeated="16375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4SI24AD456</text:p>
          </table:table-cell>
          <table:table-cell office:value-type="string" table:style-name="ce4">
            <text:p>Rupal Singh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345" table:formula="of:=SUM([.D57:.H57])" table:style-name="ce2">
            <text:p>345</text:p>
          </table:table-cell>
          <table:table-cell table:number-columns-repeated="16375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4SI24AD457</text:p>
          </table:table-cell>
          <table:table-cell office:value-type="string" table:style-name="ce4">
            <text:p>Nivedita Iyer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445" table:formula="of:=SUM([.D58:.H58])" table:style-name="ce2">
            <text:p>445</text:p>
          </table:table-cell>
          <table:table-cell table:number-columns-repeated="16375"/>
        </table:table-row>
        <table:table-row table:style-name="ro2">
          <table:table-cell office:value-type="float" office:value="58" table:style-name="ce2">
            <text:p>58</text:p>
          </table:table-cell>
          <table:table-cell office:value-type="string" table:style-name="ce2">
            <text:p>4SI24AD458</text:p>
          </table:table-cell>
          <table:table-cell office:value-type="string" table:style-name="ce4">
            <text:p>Akshay Deshmukh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500" table:formula="of:=SUM([.D59:.H59])" table:style-name="ce2">
            <text:p>500</text:p>
          </table:table-cell>
          <table:table-cell table:number-columns-repeated="16375"/>
        </table:table-row>
        <table:table-row table:style-name="ro2">
          <table:table-cell office:value-type="float" office:value="59" table:style-name="ce2">
            <text:p>59</text:p>
          </table:table-cell>
          <table:table-cell office:value-type="string" table:style-name="ce2">
            <text:p>4SI24AD459</text:p>
          </table:table-cell>
          <table:table-cell office:value-type="string" table:style-name="ce4">
            <text:p>Priyanka Yadav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310" table:formula="of:=SUM([.D60:.H60])" table:style-name="ce2">
            <text:p>310</text:p>
          </table:table-cell>
          <table:table-cell table:number-columns-repeated="16375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4SI24AD460</text:p>
          </table:table-cell>
          <table:table-cell office:value-type="string" table:style-name="ce4">
            <text:p>Ritika Mehta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390" table:formula="of:=SUM([.D61:.H61])" table:style-name="ce2">
            <text:p>390</text:p>
          </table:table-cell>
          <table:table-cell table:number-columns-repeated="16375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2">
            <text:p>4SI24AD461</text:p>
          </table:table-cell>
          <table:table-cell office:value-type="string" table:style-name="ce4">
            <text:p>Ritesh Gupta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310" table:formula="of:=SUM([.D62:.H62])" table:style-name="ce2">
            <text:p>310</text:p>
          </table:table-cell>
          <table:table-cell table:number-columns-repeated="16375"/>
        </table:table-row>
        <table:table-row table:style-name="ro2">
          <table:table-cell office:value-type="float" office:value="62" table:style-name="ce2">
            <text:p>62</text:p>
          </table:table-cell>
          <table:table-cell office:value-type="string" table:style-name="ce2">
            <text:p>4SI24AD462</text:p>
          </table:table-cell>
          <table:table-cell office:value-type="string" table:style-name="ce4">
            <text:p>Shubham Kumar</text:p>
          </table:table-cell>
          <table:table-cell office:value-type="float" office:value="73" table:style-name="ce2">
            <text:p>73</text:p>
          </table:table-cell>
          <table:table-cell office:value-type="float" office:value="73" table:style-name="ce2">
            <text:p>73</text:p>
          </table:table-cell>
          <table:table-cell office:value-type="float" office:value="73" table:style-name="ce2">
            <text:p>73</text:p>
          </table:table-cell>
          <table:table-cell office:value-type="float" office:value="73" table:style-name="ce2">
            <text:p>73</text:p>
          </table:table-cell>
          <table:table-cell office:value-type="float" office:value="73" table:style-name="ce2">
            <text:p>73</text:p>
          </table:table-cell>
          <table:table-cell office:value-type="float" office:value="365" table:formula="of:=SUM([.D63:.H63])" table:style-name="ce2">
            <text:p>365</text:p>
          </table:table-cell>
          <table:table-cell table:number-columns-repeated="16375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4SI24AD463</text:p>
          </table:table-cell>
          <table:table-cell office:value-type="string" table:style-name="ce4">
            <text:p>Kanika Joshi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310" table:formula="of:=SUM([.D64:.H64])" table:style-name="ce2">
            <text:p>310</text:p>
          </table:table-cell>
          <table:table-cell table:number-columns-repeated="16375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2">
            <text:p>4SI24AD464</text:p>
          </table:table-cell>
          <table:table-cell office:value-type="string" table:style-name="ce4">
            <text:p>Esha Reddy</text:p>
          </table:table-cell>
          <table:table-cell office:value-type="float" office:value="73" table:style-name="ce2">
            <text:p>73</text:p>
          </table:table-cell>
          <table:table-cell office:value-type="float" office:value="73" table:style-name="ce2">
            <text:p>73</text:p>
          </table:table-cell>
          <table:table-cell office:value-type="float" office:value="73" table:style-name="ce2">
            <text:p>73</text:p>
          </table:table-cell>
          <table:table-cell office:value-type="float" office:value="73" table:style-name="ce2">
            <text:p>73</text:p>
          </table:table-cell>
          <table:table-cell office:value-type="float" office:value="73" table:style-name="ce2">
            <text:p>73</text:p>
          </table:table-cell>
          <table:table-cell office:value-type="float" office:value="365" table:formula="of:=SUM([.D65:.H65])" table:style-name="ce2">
            <text:p>365</text:p>
          </table:table-cell>
          <table:table-cell table:number-columns-repeated="16375"/>
        </table:table-row>
        <table:table-row table:style-name="ro2">
          <table:table-cell office:value-type="float" office:value="65" table:style-name="ce2">
            <text:p>65</text:p>
          </table:table-cell>
          <table:table-cell office:value-type="string" table:style-name="ce2">
            <text:p>4SI24AD465</text:p>
          </table:table-cell>
          <table:table-cell office:value-type="string" table:style-name="ce4">
            <text:p>Vikrant Kumar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310" table:formula="of:=SUM([.D66:.H66])" table:style-name="ce2">
            <text:p>310</text:p>
          </table:table-cell>
          <table:table-cell table:number-columns-repeated="16375"/>
        </table:table-row>
        <table:table-row table:style-name="ro2">
          <table:table-cell office:value-type="float" office:value="66" table:style-name="ce2">
            <text:p>66</text:p>
          </table:table-cell>
          <table:table-cell office:value-type="string" table:style-name="ce2">
            <text:p>4SI24AD466</text:p>
          </table:table-cell>
          <table:table-cell office:value-type="string" table:style-name="ce4">
            <text:p>Payal Sharma</text:p>
          </table:table-cell>
          <table:table-cell office:value-type="float" office:value="105" table:style-name="ce2">
            <text:p>105</text:p>
          </table:table-cell>
          <table:table-cell office:value-type="float" office:value="105" table:style-name="ce2">
            <text:p>105</text:p>
          </table:table-cell>
          <table:table-cell office:value-type="float" office:value="105" table:style-name="ce2">
            <text:p>105</text:p>
          </table:table-cell>
          <table:table-cell office:value-type="float" office:value="105" table:style-name="ce2">
            <text:p>105</text:p>
          </table:table-cell>
          <table:table-cell office:value-type="float" office:value="105" table:style-name="ce2">
            <text:p>105</text:p>
          </table:table-cell>
          <table:table-cell office:value-type="float" office:value="525" table:formula="of:=SUM([.D67:.H67])" table:style-name="ce2">
            <text:p>525</text:p>
          </table:table-cell>
          <table:table-cell table:number-columns-repeated="16375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2">
            <text:p>4SI24AD467</text:p>
          </table:table-cell>
          <table:table-cell office:value-type="string" table:style-name="ce4">
            <text:p>Suraj Sethi</text:p>
          </table:table-cell>
          <table:table-cell office:value-type="float" office:value="104" table:style-name="ce2">
            <text:p>104</text:p>
          </table:table-cell>
          <table:table-cell office:value-type="float" office:value="104" table:style-name="ce2">
            <text:p>104</text:p>
          </table:table-cell>
          <table:table-cell office:value-type="float" office:value="104" table:style-name="ce2">
            <text:p>104</text:p>
          </table:table-cell>
          <table:table-cell office:value-type="float" office:value="104" table:style-name="ce2">
            <text:p>104</text:p>
          </table:table-cell>
          <table:table-cell office:value-type="float" office:value="104" table:style-name="ce2">
            <text:p>104</text:p>
          </table:table-cell>
          <table:table-cell office:value-type="float" office:value="520" table:formula="of:=SUM([.D68:.H68])" table:style-name="ce2">
            <text:p>520</text:p>
          </table:table-cell>
          <table:table-cell table:number-columns-repeated="16375"/>
        </table:table-row>
        <table:table-row table:style-name="ro2">
          <table:table-cell office:value-type="float" office:value="68" table:style-name="ce2">
            <text:p>68</text:p>
          </table:table-cell>
          <table:table-cell office:value-type="string" table:style-name="ce2">
            <text:p>4SI24AD468</text:p>
          </table:table-cell>
          <table:table-cell office:value-type="string" table:style-name="ce4">
            <text:p>Pritam Bhatia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285" table:formula="of:=SUM([.D69:.H69])" table:style-name="ce2">
            <text:p>285</text:p>
          </table:table-cell>
          <table:table-cell table:number-columns-repeated="16375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2">
            <text:p>4SI24AD469</text:p>
          </table:table-cell>
          <table:table-cell office:value-type="string" table:style-name="ce4">
            <text:p>Snehal Joshi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350" table:formula="of:=SUM([.D70:.H70])" table:style-name="ce2">
            <text:p>350</text:p>
          </table:table-cell>
          <table:table-cell table:number-columns-repeated="16375"/>
        </table:table-row>
        <table:table-row table:style-name="ro2">
          <table:table-cell office:value-type="float" office:value="70" table:style-name="ce2">
            <text:p>70</text:p>
          </table:table-cell>
          <table:table-cell office:value-type="string" table:style-name="ce2">
            <text:p>4SI24AD470</text:p>
          </table:table-cell>
          <table:table-cell office:value-type="string" table:style-name="ce4">
            <text:p>Vinita Agarwal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450" table:formula="of:=SUM([.D71:.H71])" table:style-name="ce2">
            <text:p>450</text:p>
          </table:table-cell>
          <table:table-cell table:number-columns-repeated="16375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4SI24AD471</text:p>
          </table:table-cell>
          <table:table-cell office:value-type="string" table:style-name="ce4">
            <text:p>Ishita Mehta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office:value-type="float" office:value="101" table:style-name="ce2">
            <text:p>101</text:p>
          </table:table-cell>
          <table:table-cell office:value-type="float" office:value="505" table:formula="of:=SUM([.D72:.H72])" table:style-name="ce2">
            <text:p>505</text:p>
          </table:table-cell>
          <table:table-cell table:number-columns-repeated="16375"/>
        </table:table-row>
        <table:table-row table:style-name="ro2">
          <table:table-cell office:value-type="float" office:value="72" table:style-name="ce2">
            <text:p>72</text:p>
          </table:table-cell>
          <table:table-cell office:value-type="string" table:style-name="ce2">
            <text:p>4SI24AD472</text:p>
          </table:table-cell>
          <table:table-cell office:value-type="string" table:style-name="ce4">
            <text:p>Shashank Singh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315" table:formula="of:=SUM([.D73:.H73])" table:style-name="ce2">
            <text:p>315</text:p>
          </table:table-cell>
          <table:table-cell table:number-columns-repeated="16375"/>
        </table:table-row>
        <table:table-row table:style-name="ro2">
          <table:table-cell office:value-type="float" office:value="73" table:style-name="ce2">
            <text:p>73</text:p>
          </table:table-cell>
          <table:table-cell office:value-type="string" table:style-name="ce2">
            <text:p>4SI24AD473</text:p>
          </table:table-cell>
          <table:table-cell office:value-type="string" table:style-name="ce4">
            <text:p>Kritika Sharma</text:p>
          </table:table-cell>
          <table:table-cell office:value-type="float" office:value="79" table:style-name="ce2">
            <text:p>79</text:p>
          </table:table-cell>
          <table:table-cell office:value-type="float" office:value="79" table:style-name="ce2">
            <text:p>79</text:p>
          </table:table-cell>
          <table:table-cell office:value-type="float" office:value="79" table:style-name="ce2">
            <text:p>79</text:p>
          </table:table-cell>
          <table:table-cell office:value-type="float" office:value="79" table:style-name="ce2">
            <text:p>79</text:p>
          </table:table-cell>
          <table:table-cell office:value-type="float" office:value="79" table:style-name="ce2">
            <text:p>79</text:p>
          </table:table-cell>
          <table:table-cell office:value-type="float" office:value="395" table:formula="of:=SUM([.D74:.H74])" table:style-name="ce2">
            <text:p>395</text:p>
          </table:table-cell>
          <table:table-cell table:number-columns-repeated="16375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2">
            <text:p>4SI24AD474</text:p>
          </table:table-cell>
          <table:table-cell office:value-type="string" table:style-name="ce4">
            <text:p>Dinesh Patel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315" table:formula="of:=SUM([.D75:.H75])" table:style-name="ce2">
            <text:p>315</text:p>
          </table:table-cell>
          <table:table-cell table:number-columns-repeated="16375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4SI24AD475</text:p>
          </table:table-cell>
          <table:table-cell office:value-type="string" table:style-name="ce4">
            <text:p>Ruchi Jain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370" table:formula="of:=SUM([.D76:.H76])" table:style-name="ce2">
            <text:p>370</text:p>
          </table:table-cell>
          <table:table-cell table:number-columns-repeated="16375"/>
        </table:table-row>
        <table:table-row table:style-name="ro2">
          <table:table-cell office:value-type="float" office:value="76" table:style-name="ce2">
            <text:p>76</text:p>
          </table:table-cell>
          <table:table-cell office:value-type="string" table:style-name="ce2">
            <text:p>4SI24AD476</text:p>
          </table:table-cell>
          <table:table-cell office:value-type="string" table:style-name="ce4">
            <text:p>Raghavendra Nair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315" table:formula="of:=SUM([.D77:.H77])" table:style-name="ce2">
            <text:p>315</text:p>
          </table:table-cell>
          <table:table-cell table:number-columns-repeated="16375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4SI24AD477</text:p>
          </table:table-cell>
          <table:table-cell office:value-type="string" table:style-name="ce4">
            <text:p>Lisha Rao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370" table:formula="of:=SUM([.D78:.H78])" table:style-name="ce2">
            <text:p>370</text:p>
          </table:table-cell>
          <table:table-cell table:number-columns-repeated="16375"/>
        </table:table-row>
        <table:table-row table:style-name="ro2">
          <table:table-cell office:value-type="float" office:value="78" table:style-name="ce2">
            <text:p>78</text:p>
          </table:table-cell>
          <table:table-cell office:value-type="string" table:style-name="ce2">
            <text:p>4SI24AD478</text:p>
          </table:table-cell>
          <table:table-cell office:value-type="string" table:style-name="ce4">
            <text:p>Hemant Verma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315" table:formula="of:=SUM([.D79:.H79])" table:style-name="ce2">
            <text:p>315</text:p>
          </table:table-cell>
          <table:table-cell table:number-columns-repeated="16375"/>
        </table:table-row>
        <table:table-row table:style-name="ro2">
          <table:table-cell office:value-type="float" office:value="79" table:style-name="ce2">
            <text:p>79</text:p>
          </table:table-cell>
          <table:table-cell office:value-type="string" table:style-name="ce2">
            <text:p>4SI24AD479</text:p>
          </table:table-cell>
          <table:table-cell office:value-type="string" table:style-name="ce4">
            <text:p>Charulata Gupta</text:p>
          </table:table-cell>
          <table:table-cell office:value-type="float" office:value="106" table:style-name="ce2">
            <text:p>106</text:p>
          </table:table-cell>
          <table:table-cell office:value-type="float" office:value="106" table:style-name="ce2">
            <text:p>106</text:p>
          </table:table-cell>
          <table:table-cell office:value-type="float" office:value="106" table:style-name="ce2">
            <text:p>106</text:p>
          </table:table-cell>
          <table:table-cell office:value-type="float" office:value="106" table:style-name="ce2">
            <text:p>106</text:p>
          </table:table-cell>
          <table:table-cell office:value-type="float" office:value="106" table:style-name="ce2">
            <text:p>106</text:p>
          </table:table-cell>
          <table:table-cell office:value-type="float" office:value="530" table:formula="of:=SUM([.D80:.H80])" table:style-name="ce2">
            <text:p>530</text:p>
          </table:table-cell>
          <table:table-cell table:number-columns-repeated="16375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4SI24AD480</text:p>
          </table:table-cell>
          <table:table-cell office:value-type="string" table:style-name="ce4">
            <text:p>Amrita Tiwari</text:p>
          </table:table-cell>
          <table:table-cell office:value-type="float" office:value="105" table:style-name="ce2">
            <text:p>105</text:p>
          </table:table-cell>
          <table:table-cell office:value-type="float" office:value="105" table:style-name="ce2">
            <text:p>105</text:p>
          </table:table-cell>
          <table:table-cell office:value-type="float" office:value="105" table:style-name="ce2">
            <text:p>105</text:p>
          </table:table-cell>
          <table:table-cell office:value-type="float" office:value="105" table:style-name="ce2">
            <text:p>105</text:p>
          </table:table-cell>
          <table:table-cell office:value-type="float" office:value="105" table:style-name="ce2">
            <text:p>105</text:p>
          </table:table-cell>
          <table:table-cell office:value-type="float" office:value="525" table:formula="of:=SUM([.D81:.H81])" table:style-name="ce2">
            <text:p>525</text:p>
          </table:table-cell>
          <table:table-cell table:number-columns-repeated="16375"/>
        </table:table-row>
        <table:table-row table:style-name="ro2">
          <table:table-cell office:value-type="float" office:value="81" table:style-name="ce2">
            <text:p>81</text:p>
          </table:table-cell>
          <table:table-cell office:value-type="string" table:style-name="ce2">
            <text:p>4SI24AD481</text:p>
          </table:table-cell>
          <table:table-cell office:value-type="string" table:style-name="ce4">
            <text:p>Nandita Singh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290" table:formula="of:=SUM([.D82:.H82])" table:style-name="ce2">
            <text:p>290</text:p>
          </table:table-cell>
          <table:table-cell table:number-columns-repeated="16375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4SI24AD482</text:p>
          </table:table-cell>
          <table:table-cell office:value-type="string" table:style-name="ce4">
            <text:p>Yash Joshi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355" table:formula="of:=SUM([.D83:.H83])" table:style-name="ce2">
            <text:p>355</text:p>
          </table:table-cell>
          <table:table-cell table:number-columns-repeated="16375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2">
            <text:p>4SI24AD483</text:p>
          </table:table-cell>
          <table:table-cell office:value-type="string" table:style-name="ce4">
            <text:p>Kirti Sethi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455" table:formula="of:=SUM([.D84:.H84])" table:style-name="ce2">
            <text:p>455</text:p>
          </table:table-cell>
          <table:table-cell table:number-columns-repeated="16375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2">
            <text:p>4SI24AD484</text:p>
          </table:table-cell>
          <table:table-cell office:value-type="string" table:style-name="ce4">
            <text:p>Rani Bansal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102" table:style-name="ce2">
            <text:p>102</text:p>
          </table:table-cell>
          <table:table-cell office:value-type="float" office:value="510" table:formula="of:=SUM([.D85:.H85])" table:style-name="ce2">
            <text:p>510</text:p>
          </table:table-cell>
          <table:table-cell table:number-columns-repeated="16375"/>
        </table:table-row>
        <table:table-row table:style-name="ro2">
          <table:table-cell office:value-type="float" office:value="85" table:style-name="ce2">
            <text:p>85</text:p>
          </table:table-cell>
          <table:table-cell office:value-type="string" table:style-name="ce2">
            <text:p>4SI24AD485</text:p>
          </table:table-cell>
          <table:table-cell office:value-type="string" table:style-name="ce4">
            <text:p>Adarsh Sharma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320" table:formula="of:=SUM([.D86:.H86])" table:style-name="ce2">
            <text:p>320</text:p>
          </table:table-cell>
          <table:table-cell table:number-columns-repeated="16375"/>
        </table:table-row>
        <table:table-row table:style-name="ro2">
          <table:table-cell office:value-type="float" office:value="86" table:style-name="ce2">
            <text:p>86</text:p>
          </table:table-cell>
          <table:table-cell office:value-type="string" table:style-name="ce2">
            <text:p>4SI24AD486</text:p>
          </table:table-cell>
          <table:table-cell office:value-type="string" table:style-name="ce4">
            <text:p>Malini Agarwal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400" table:formula="of:=SUM([.D87:.H87])" table:style-name="ce2">
            <text:p>400</text:p>
          </table:table-cell>
          <table:table-cell table:number-columns-repeated="16375"/>
        </table:table-row>
        <table:table-row table:style-name="ro2">
          <table:table-cell office:value-type="float" office:value="87" table:style-name="ce2">
            <text:p>87</text:p>
          </table:table-cell>
          <table:table-cell office:value-type="string" table:style-name="ce2">
            <text:p>4SI24AD487</text:p>
          </table:table-cell>
          <table:table-cell office:value-type="string" table:style-name="ce4">
            <text:p>Prashant Nair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320" table:formula="of:=SUM([.D88:.H88])" table:style-name="ce2">
            <text:p>320</text:p>
          </table:table-cell>
          <table:table-cell table:number-columns-repeated="16375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2">
            <text:p>4SI24AD488</text:p>
          </table:table-cell>
          <table:table-cell office:value-type="string" table:style-name="ce4">
            <text:p>Tanvi Verma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375" table:formula="of:=SUM([.D89:.H89])" table:style-name="ce2">
            <text:p>375</text:p>
          </table:table-cell>
          <table:table-cell table:number-columns-repeated="16375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2">
            <text:p>4SI24AD489</text:p>
          </table:table-cell>
          <table:table-cell office:value-type="string" table:style-name="ce4">
            <text:p>Sanjay Rao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320" table:formula="of:=SUM([.D90:.H90])" table:style-name="ce2">
            <text:p>320</text:p>
          </table:table-cell>
          <table:table-cell table:number-columns-repeated="16375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4SI24AD490</text:p>
          </table:table-cell>
          <table:table-cell office:value-type="string" table:style-name="ce4">
            <text:p>Chitra Mehta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375" table:formula="of:=SUM([.D91:.H91])" table:style-name="ce2">
            <text:p>375</text:p>
          </table:table-cell>
          <table:table-cell table:number-columns-repeated="16375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2">
            <text:p>4SI24AD491</text:p>
          </table:table-cell>
          <table:table-cell office:value-type="string" table:style-name="ce4">
            <text:p>Surbhi Joshi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64" table:style-name="ce2">
            <text:p>64</text:p>
          </table:table-cell>
          <table:table-cell office:value-type="float" office:value="320" table:formula="of:=SUM([.D92:.H92])" table:style-name="ce2">
            <text:p>320</text:p>
          </table:table-cell>
          <table:table-cell table:number-columns-repeated="16375"/>
        </table:table-row>
        <table:table-row table:style-name="ro2">
          <table:table-cell office:value-type="float" office:value="92" table:style-name="ce2">
            <text:p>92</text:p>
          </table:table-cell>
          <table:table-cell office:value-type="string" table:style-name="ce2">
            <text:p>4SI24AD492</text:p>
          </table:table-cell>
          <table:table-cell office:value-type="string" table:style-name="ce4">
            <text:p>Aashish Kumar</text:p>
          </table:table-cell>
          <table:table-cell office:value-type="float" office:value="107" table:style-name="ce2">
            <text:p>107</text:p>
          </table:table-cell>
          <table:table-cell office:value-type="float" office:value="107" table:style-name="ce2">
            <text:p>107</text:p>
          </table:table-cell>
          <table:table-cell office:value-type="float" office:value="107" table:style-name="ce2">
            <text:p>107</text:p>
          </table:table-cell>
          <table:table-cell office:value-type="float" office:value="107" table:style-name="ce2">
            <text:p>107</text:p>
          </table:table-cell>
          <table:table-cell office:value-type="float" office:value="107" table:style-name="ce2">
            <text:p>107</text:p>
          </table:table-cell>
          <table:table-cell office:value-type="float" office:value="535" table:formula="of:=SUM([.D93:.H93])" table:style-name="ce2">
            <text:p>535</text:p>
          </table:table-cell>
          <table:table-cell table:number-columns-repeated="16375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2">
            <text:p>4SI24AD493</text:p>
          </table:table-cell>
          <table:table-cell office:value-type="string" table:style-name="ce4">
            <text:p>Navya Singh</text:p>
          </table:table-cell>
          <table:table-cell office:value-type="float" office:value="106" table:style-name="ce2">
            <text:p>106</text:p>
          </table:table-cell>
          <table:table-cell office:value-type="float" office:value="106" table:style-name="ce2">
            <text:p>106</text:p>
          </table:table-cell>
          <table:table-cell office:value-type="float" office:value="106" table:style-name="ce2">
            <text:p>106</text:p>
          </table:table-cell>
          <table:table-cell office:value-type="float" office:value="106" table:style-name="ce2">
            <text:p>106</text:p>
          </table:table-cell>
          <table:table-cell office:value-type="float" office:value="106" table:style-name="ce2">
            <text:p>106</text:p>
          </table:table-cell>
          <table:table-cell office:value-type="float" office:value="530" table:formula="of:=SUM([.D94:.H94])" table:style-name="ce2">
            <text:p>530</text:p>
          </table:table-cell>
          <table:table-cell table:number-columns-repeated="16375"/>
        </table:table-row>
        <table:table-row table:style-name="ro2">
          <table:table-cell office:value-type="float" office:value="94" table:style-name="ce2">
            <text:p>94</text:p>
          </table:table-cell>
          <table:table-cell office:value-type="string" table:style-name="ce2">
            <text:p>4SI24AD494</text:p>
          </table:table-cell>
          <table:table-cell office:value-type="string" table:style-name="ce4">
            <text:p>Siddharth Jain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295" table:formula="of:=SUM([.D95:.H95])" table:style-name="ce2">
            <text:p>295</text:p>
          </table:table-cell>
          <table:table-cell table:number-columns-repeated="16375"/>
        </table:table-row>
        <table:table-row table:style-name="ro2">
          <table:table-cell office:value-type="float" office:value="95" table:style-name="ce2">
            <text:p>95</text:p>
          </table:table-cell>
          <table:table-cell office:value-type="string" table:style-name="ce2">
            <text:p>4SI24AD495</text:p>
          </table:table-cell>
          <table:table-cell office:value-type="string" table:style-name="ce4">
            <text:p>Aakriti Sharma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72" table:style-name="ce2">
            <text:p>72</text:p>
          </table:table-cell>
          <table:table-cell office:value-type="float" office:value="360" table:formula="of:=SUM([.D96:.H96])" table:style-name="ce2">
            <text:p>360</text:p>
          </table:table-cell>
          <table:table-cell table:number-columns-repeated="16375"/>
        </table:table-row>
        <table:table-row table:style-name="ro2">
          <table:table-cell office:value-type="float" office:value="96" table:style-name="ce2">
            <text:p>96</text:p>
          </table:table-cell>
          <table:table-cell office:value-type="string" table:style-name="ce2">
            <text:p>4SI24AD496</text:p>
          </table:table-cell>
          <table:table-cell office:value-type="string" table:style-name="ce4">
            <text:p>Hardik Verma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460" table:formula="of:=SUM([.D97:.H97])" table:style-name="ce2">
            <text:p>460</text:p>
          </table:table-cell>
          <table:table-cell table:number-columns-repeated="16375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string" table:style-name="ce2">
            <text:p>4SI24AD497</text:p>
          </table:table-cell>
          <table:table-cell office:value-type="string" table:style-name="ce4">
            <text:p>Meenakshi Kapoor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103" table:style-name="ce2">
            <text:p>103</text:p>
          </table:table-cell>
          <table:table-cell office:value-type="float" office:value="515" table:formula="of:=SUM([.D98:.H98])" table:style-name="ce2">
            <text:p>515</text:p>
          </table:table-cell>
          <table:table-cell table:number-columns-repeated="16375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2">
            <text:p>4SI24AD498</text:p>
          </table:table-cell>
          <table:table-cell office:value-type="string" table:style-name="ce4">
            <text:p>Nisha Patel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325" table:formula="of:=SUM([.D99:.H99])" table:style-name="ce2">
            <text:p>325</text:p>
          </table:table-cell>
          <table:table-cell table:number-columns-repeated="16375"/>
        </table:table-row>
        <table:table-row table:style-name="ro2">
          <table:table-cell office:value-type="float" office:value="99" table:style-name="ce2">
            <text:p>99</text:p>
          </table:table-cell>
          <table:table-cell office:value-type="string" table:style-name="ce2">
            <text:p>4SI24AD499</text:p>
          </table:table-cell>
          <table:table-cell office:value-type="string" table:style-name="ce4">
            <text:p>Devansh Reddy</text:p>
          </table:table-cell>
          <table:table-cell office:value-type="float" office:value="81" table:style-name="ce2">
            <text:p>81</text:p>
          </table:table-cell>
          <table:table-cell office:value-type="float" office:value="81" table:style-name="ce2">
            <text:p>81</text:p>
          </table:table-cell>
          <table:table-cell office:value-type="float" office:value="81" table:style-name="ce2">
            <text:p>81</text:p>
          </table:table-cell>
          <table:table-cell office:value-type="float" office:value="81" table:style-name="ce2">
            <text:p>81</text:p>
          </table:table-cell>
          <table:table-cell office:value-type="float" office:value="81" table:style-name="ce2">
            <text:p>81</text:p>
          </table:table-cell>
          <table:table-cell office:value-type="float" office:value="405" table:formula="of:=SUM([.D100:.H100])" table:style-name="ce2">
            <text:p>405</text:p>
          </table:table-cell>
          <table:table-cell table:number-columns-repeated="16375"/>
        </table:table-row>
        <table:table-row table:style-name="ro2">
          <table:table-cell office:value-type="float" office:value="100" table:style-name="ce2">
            <text:p>100</text:p>
          </table:table-cell>
          <table:table-cell office:value-type="string" table:style-name="ce2">
            <text:p>4SI24AD500</text:p>
          </table:table-cell>
          <table:table-cell office:value-type="string" table:style-name="ce4">
            <text:p>Tanisha Bhatia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325" table:formula="of:=SUM([.D101:.H101])" table:style-name="ce2">
            <text:p>325</text:p>
          </table:table-cell>
          <table:table-cell table:number-columns-repeated="16375"/>
        </table:table-row>
        <table:table-row table:number-rows-repeated="104847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2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SLNO</text:p>
          </table:table-cell>
          <table:table-cell office:value-type="string" table:style-name="ce5">
            <text:p>USN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PYTHON</text:p>
          </table:table-cell>
          <table:table-cell office:value-type="string" table:style-name="ce5">
            <text:p>JAVA</text:p>
          </table:table-cell>
          <table:table-cell office:value-type="string" table:style-name="ce5">
            <text:p>C</text:p>
          </table:table-cell>
          <table:table-cell office:value-type="string" table:style-name="ce5">
            <text:p>C++</text:p>
          </table:table-cell>
          <table:table-cell office:value-type="string" table:style-name="ce5">
            <text:p>OS</text:p>
          </table:table-cell>
          <table:table-cell office:value-type="string" table:style-name="ce5">
            <text:p>SUM</text:p>
          </table:table-cell>
          <table:table-cell office:value-type="string" table:style-name="ce5">
            <text:p>Average</text:p>
          </table:table-cell>
          <table:table-cell office:value-type="string" table:style-name="ce5">
            <text:p>Letter Grade</text:p>
          </table:table-cell>
          <table:table-cell office:value-type="string" table:style-name="ce5">
            <text:p>Grade Point</text:p>
          </table:table-cell>
          <table:table-cell table:number-columns-repeated="16372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2">
            <text:p>4SI24AD401</text:p>
          </table:table-cell>
          <table:table-cell office:value-type="string" table:style-name="ce4">
            <text:p>Aarav Sharma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99" table:style-name="ce2">
            <text:p>99</text:p>
          </table:table-cell>
          <table:table-cell office:value-type="float" office:value="100" table:style-name="ce2">
            <text:p>100</text:p>
          </table:table-cell>
          <table:table-cell office:value-type="float" office:value="499" table:formula="of:=SUM([.D2:.H2])" table:style-name="ce7">
            <text:p>499</text:p>
          </table:table-cell>
          <table:table-cell office:value-type="float" office:value="99.8" table:formula="of:=[.I2]/5" table:style-name="ce1">
            <text:p>99.8</text:p>
          </table:table-cell>
          <table:table-cell office:value-type="string" office:string-value="O" table:formula="of:=IF([.D2]&gt;=90; &quot;O&quot;; IF([.D2]&gt;=85; &quot;A+&quot;; IF([.D2]&gt;=80; &quot;A&quot;; IF([.D2]&gt;=75; &quot;B+&quot;; IF([.D2]&gt;=70; &quot;C&quot;;  IF([.D2]&gt;=50; &quot;P&quot;; IF([.D2]&gt;=45; &quot;F&quot;)))))))" table:style-name="ce1">
            <text:p>O</text:p>
          </table:table-cell>
          <table:table-cell office:value-type="string" office:string-value="9" table:formula="of:=IF([.D2]&gt;=90; &quot;9&quot;; IF([.D2]&gt;=85; &quot;8&quot;; IF([.D2]&gt;=80; &quot;7&quot;; IF([.D2]&gt;=75; &quot;7.5 &quot;; IF([.D2]&gt;=70; &quot;7&quot;;  IF([.D2]&gt;=50; &quot;6.5&quot;; IF([.D2]&gt;=45; &quot;5&quot;)))))))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2">
            <text:p>4SI24AD402</text:p>
          </table:table-cell>
          <table:table-cell office:value-type="string" table:style-name="ce4">
            <text:p>Vivaan Gupta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495" table:formula="of:=SUM([.D3:.H3])" table:style-name="ce7">
            <text:p>495</text:p>
          </table:table-cell>
          <table:table-cell office:value-type="float" office:value="99" table:formula="of:=[.I3]/5" table:style-name="ce1">
            <text:p>99</text:p>
          </table:table-cell>
          <table:table-cell office:value-type="string" office:string-value="O" table:formula="of:=IF([.D3]&gt;=90; &quot;O&quot;; IF([.D3]&gt;=85; &quot;A+&quot;; IF([.D3]&gt;=80; &quot;A&quot;; IF([.D3]&gt;=75; &quot;B+&quot;; IF([.D3]&gt;=70; &quot;C&quot;;  IF([.D3]&gt;=50; &quot;P&quot;; IF([.D3]&gt;=45; &quot;F&quot;)))))))" table:style-name="ce1">
            <text:p>O</text:p>
          </table:table-cell>
          <table:table-cell office:value-type="string" office:string-value="9" table:formula="of:=IF([.D3]&gt;=90; &quot;9&quot;; IF([.D3]&gt;=85; &quot;8&quot;; IF([.D3]&gt;=80; &quot;7&quot;; IF([.D3]&gt;=75; &quot;7.5 &quot;; IF([.D3]&gt;=70; &quot;7&quot;;  IF([.D3]&gt;=50; &quot;6.5&quot;; IF([.D3]&gt;=45; &quot;5&quot;)))))))" table:style-name="ce1">
            <text:p>9</text:p>
          </table:table-cell>
          <table:table-cell table:number-columns-repeated="16372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2">
            <text:p>4SI24AD403</text:p>
          </table:table-cell>
          <table:table-cell office:value-type="string" table:style-name="ce4">
            <text:p>Aditya Kumar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260" table:formula="of:=SUM([.D4:.H4])" table:style-name="ce7">
            <text:p>260</text:p>
          </table:table-cell>
          <table:table-cell office:value-type="float" office:value="52" table:formula="of:=[.I4]/5" table:style-name="ce1">
            <text:p>52</text:p>
          </table:table-cell>
          <table:table-cell office:value-type="string" office:string-value="P" table:formula="of:=IF([.D4]&gt;=90; &quot;O&quot;; IF([.D4]&gt;=85; &quot;A+&quot;; IF([.D4]&gt;=80; &quot;A&quot;; IF([.D4]&gt;=75; &quot;B+&quot;; IF([.D4]&gt;=70; &quot;C&quot;;  IF([.D4]&gt;=50; &quot;P&quot;; IF([.D4]&gt;=45; &quot;F&quot;)))))))" table:style-name="ce1">
            <text:p>P</text:p>
          </table:table-cell>
          <table:table-cell office:value-type="string" office:string-value="6.5" table:formula="of:=IF([.D4]&gt;=90; &quot;9&quot;; IF([.D4]&gt;=85; &quot;8&quot;; IF([.D4]&gt;=80; &quot;7&quot;; IF([.D4]&gt;=75; &quot;7.5 &quot;; IF([.D4]&gt;=70; &quot;7&quot;;  IF([.D4]&gt;=50; &quot;6.5&quot;; IF([.D4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2">
            <text:p>4SI24AD404</text:p>
          </table:table-cell>
          <table:table-cell office:value-type="string" table:style-name="ce4">
            <text:p>Vihaan Singh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65" table:style-name="ce2">
            <text:p>65</text:p>
          </table:table-cell>
          <table:table-cell office:value-type="float" office:value="325" table:formula="of:=SUM([.D5:.H5])" table:style-name="ce7">
            <text:p>325</text:p>
          </table:table-cell>
          <table:table-cell office:value-type="float" office:value="65" table:formula="of:=[.I5]/5" table:style-name="ce1">
            <text:p>65</text:p>
          </table:table-cell>
          <table:table-cell office:value-type="string" office:string-value="P" table:formula="of:=IF([.D5]&gt;=90; &quot;O&quot;; IF([.D5]&gt;=85; &quot;A+&quot;; IF([.D5]&gt;=80; &quot;A&quot;; IF([.D5]&gt;=75; &quot;B+&quot;; IF([.D5]&gt;=70; &quot;C&quot;;  IF([.D5]&gt;=50; &quot;P&quot;; IF([.D5]&gt;=45; &quot;F&quot;)))))))" table:style-name="ce1">
            <text:p>P</text:p>
          </table:table-cell>
          <table:table-cell office:value-type="string" office:string-value="6.5" table:formula="of:=IF([.D5]&gt;=90; &quot;9&quot;; IF([.D5]&gt;=85; &quot;8&quot;; IF([.D5]&gt;=80; &quot;7&quot;; IF([.D5]&gt;=75; &quot;7.5 &quot;; IF([.D5]&gt;=70; &quot;7&quot;;  IF([.D5]&gt;=50; &quot;6.5&quot;; IF([.D5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2">
            <text:p>4SI24AD405</text:p>
          </table:table-cell>
          <table:table-cell office:value-type="string" table:style-name="ce4">
            <text:p>Arjun Reddy</text:p>
          </table:table-cell>
          <table:table-cell office:value-type="float" office:value="85" table:style-name="ce2">
            <text:p>85</text:p>
          </table:table-cell>
          <table:table-cell office:value-type="float" office:value="85" table:style-name="ce2">
            <text:p>85</text:p>
          </table:table-cell>
          <table:table-cell office:value-type="float" office:value="85" table:style-name="ce2">
            <text:p>85</text:p>
          </table:table-cell>
          <table:table-cell office:value-type="float" office:value="85" table:style-name="ce2">
            <text:p>85</text:p>
          </table:table-cell>
          <table:table-cell office:value-type="float" office:value="85" table:style-name="ce2">
            <text:p>85</text:p>
          </table:table-cell>
          <table:table-cell office:value-type="float" office:value="425" table:formula="of:=SUM([.D6:.H6])" table:style-name="ce7">
            <text:p>425</text:p>
          </table:table-cell>
          <table:table-cell office:value-type="float" office:value="85" table:formula="of:=[.I6]/5" table:style-name="ce1">
            <text:p>85</text:p>
          </table:table-cell>
          <table:table-cell office:value-type="string" office:string-value="A+" table:formula="of:=IF([.D6]&gt;=90; &quot;O&quot;; IF([.D6]&gt;=85; &quot;A+&quot;; IF([.D6]&gt;=80; &quot;A&quot;; IF([.D6]&gt;=75; &quot;B+&quot;; IF([.D6]&gt;=70; &quot;C&quot;;  IF([.D6]&gt;=50; &quot;P&quot;; IF([.D6]&gt;=45; &quot;F&quot;)))))))" table:style-name="ce1">
            <text:p>A+</text:p>
          </table:table-cell>
          <table:table-cell office:value-type="string" office:string-value="8" table:formula="of:=IF([.D6]&gt;=90; &quot;9&quot;; IF([.D6]&gt;=85; &quot;8&quot;; IF([.D6]&gt;=80; &quot;7&quot;; IF([.D6]&gt;=75; &quot;7.5 &quot;; IF([.D6]&gt;=70; &quot;7&quot;;  IF([.D6]&gt;=50; &quot;6.5&quot;; IF([.D6]&gt;=45; &quot;5&quot;)))))))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2">
            <text:p>4SI24AD406</text:p>
          </table:table-cell>
          <table:table-cell office:value-type="string" table:style-name="ce4">
            <text:p>Reyansh Joshi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96" table:style-name="ce2">
            <text:p>96</text:p>
          </table:table-cell>
          <table:table-cell office:value-type="float" office:value="480" table:formula="of:=SUM([.D7:.H7])" table:style-name="ce7">
            <text:p>480</text:p>
          </table:table-cell>
          <table:table-cell office:value-type="float" office:value="96" table:formula="of:=[.I7]/5" table:style-name="ce1">
            <text:p>96</text:p>
          </table:table-cell>
          <table:table-cell office:value-type="string" office:string-value="O" table:formula="of:=IF([.D7]&gt;=90; &quot;O&quot;; IF([.D7]&gt;=85; &quot;A+&quot;; IF([.D7]&gt;=80; &quot;A&quot;; IF([.D7]&gt;=75; &quot;B+&quot;; IF([.D7]&gt;=70; &quot;C&quot;;  IF([.D7]&gt;=50; &quot;P&quot;; IF([.D7]&gt;=45; &quot;F&quot;)))))))" table:style-name="ce1">
            <text:p>O</text:p>
          </table:table-cell>
          <table:table-cell office:value-type="string" office:string-value="9" table:formula="of:=IF([.D7]&gt;=90; &quot;9&quot;; IF([.D7]&gt;=85; &quot;8&quot;; IF([.D7]&gt;=80; &quot;7&quot;; IF([.D7]&gt;=75; &quot;7.5 &quot;; IF([.D7]&gt;=70; &quot;7&quot;;  IF([.D7]&gt;=50; &quot;6.5&quot;; IF([.D7]&gt;=45; &quot;5&quot;)))))))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2">
            <text:p>4SI24AD407</text:p>
          </table:table-cell>
          <table:table-cell office:value-type="string" table:style-name="ce4">
            <text:p>Ayaan Mehta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290" table:formula="of:=SUM([.D8:.H8])" table:style-name="ce7">
            <text:p>290</text:p>
          </table:table-cell>
          <table:table-cell office:value-type="float" office:value="58" table:formula="of:=[.I8]/5" table:style-name="ce1">
            <text:p>58</text:p>
          </table:table-cell>
          <table:table-cell office:value-type="string" office:string-value="P" table:formula="of:=IF([.D8]&gt;=90; &quot;O&quot;; IF([.D8]&gt;=85; &quot;A+&quot;; IF([.D8]&gt;=80; &quot;A&quot;; IF([.D8]&gt;=75; &quot;B+&quot;; IF([.D8]&gt;=70; &quot;C&quot;;  IF([.D8]&gt;=50; &quot;P&quot;; IF([.D8]&gt;=45; &quot;F&quot;)))))))" table:style-name="ce1">
            <text:p>P</text:p>
          </table:table-cell>
          <table:table-cell office:value-type="string" office:string-value="6.5" table:formula="of:=IF([.D8]&gt;=90; &quot;9&quot;; IF([.D8]&gt;=85; &quot;8&quot;; IF([.D8]&gt;=80; &quot;7&quot;; IF([.D8]&gt;=75; &quot;7.5 &quot;; IF([.D8]&gt;=70; &quot;7&quot;;  IF([.D8]&gt;=50; &quot;6.5&quot;; IF([.D8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2">
            <text:p>4SI24AD408</text:p>
          </table:table-cell>
          <table:table-cell office:value-type="string" table:style-name="ce4">
            <text:p>Dhruv Patel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74" table:style-name="ce2">
            <text:p>74</text:p>
          </table:table-cell>
          <table:table-cell office:value-type="float" office:value="370" table:formula="of:=SUM([.D9:.H9])" table:style-name="ce7">
            <text:p>370</text:p>
          </table:table-cell>
          <table:table-cell office:value-type="float" office:value="74" table:formula="of:=[.I9]/5" table:style-name="ce1">
            <text:p>74</text:p>
          </table:table-cell>
          <table:table-cell office:value-type="string" office:string-value="C" table:formula="of:=IF([.D9]&gt;=90; &quot;O&quot;; IF([.D9]&gt;=85; &quot;A+&quot;; IF([.D9]&gt;=80; &quot;A&quot;; IF([.D9]&gt;=75; &quot;B+&quot;; IF([.D9]&gt;=70; &quot;C&quot;;  IF([.D9]&gt;=50; &quot;P&quot;; IF([.D9]&gt;=45; &quot;F&quot;)))))))" table:style-name="ce1">
            <text:p>C</text:p>
          </table:table-cell>
          <table:table-cell office:value-type="string" office:string-value="7" table:formula="of:=IF([.D9]&gt;=90; &quot;9&quot;; IF([.D9]&gt;=85; &quot;8&quot;; IF([.D9]&gt;=80; &quot;7&quot;; IF([.D9]&gt;=75; &quot;7.5 &quot;; IF([.D9]&gt;=70; &quot;7&quot;;  IF([.D9]&gt;=50; &quot;6.5&quot;; IF([.D9]&gt;=45; &quot;5&quot;)))))))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2">
            <text:p>4SI24AD409</text:p>
          </table:table-cell>
          <table:table-cell office:value-type="string" table:style-name="ce4">
            <text:p>Anaya Verma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2">
            <text:p>58</text:p>
          </table:table-cell>
          <table:table-cell office:value-type="float" office:value="290" table:formula="of:=SUM([.D10:.H10])" table:style-name="ce7">
            <text:p>290</text:p>
          </table:table-cell>
          <table:table-cell office:value-type="float" office:value="58" table:formula="of:=[.I10]/5" table:style-name="ce1">
            <text:p>58</text:p>
          </table:table-cell>
          <table:table-cell office:value-type="string" office:string-value="P" table:formula="of:=IF([.D10]&gt;=90; &quot;O&quot;; IF([.D10]&gt;=85; &quot;A+&quot;; IF([.D10]&gt;=80; &quot;A&quot;; IF([.D10]&gt;=75; &quot;B+&quot;; IF([.D10]&gt;=70; &quot;C&quot;;  IF([.D10]&gt;=50; &quot;P&quot;; IF([.D10]&gt;=45; &quot;F&quot;)))))))" table:style-name="ce1">
            <text:p>P</text:p>
          </table:table-cell>
          <table:table-cell office:value-type="string" office:string-value="6.5" table:formula="of:=IF([.D10]&gt;=90; &quot;9&quot;; IF([.D10]&gt;=85; &quot;8&quot;; IF([.D10]&gt;=80; &quot;7&quot;; IF([.D10]&gt;=75; &quot;7.5 &quot;; IF([.D10]&gt;=70; &quot;7&quot;;  IF([.D10]&gt;=50; &quot;6.5&quot;; IF([.D10]&gt;=45; &quot;5&quot;)))))))" table:style-name="ce1">
            <text:p>6.5</text:p>
          </table:table-cell>
          <table:table-cell table:number-columns-repeated="16372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2">
            <text:p>4SI24AD410</text:p>
          </table:table-cell>
          <table:table-cell office:value-type="string" table:style-name="ce4">
            <text:p>Aarav Sharma</text:p>
          </table:table-cell>
          <table:table-cell office:value-type="float" office:value="78" table:style-name="ce2">
            <text:p>78</text:p>
          </table:table-cell>
          <table:table-cell office:value-type="float" office:value="45" table:style-name="ce2">
            <text:p>45</text:p>
          </table:table-cell>
          <table:table-cell office:value-type="float" office:value="58" table:style-name="ce2">
            <text:p>58</text:p>
          </table:table-cell>
          <table:table-cell office:value-type="float" office:value="60" table:style-name="ce2">
            <text:p>60</text:p>
          </table:table-cell>
          <table:table-cell office:value-type="float" office:value="101" table:style-name="ce2">
            <text:p>101</text:p>
          </table:table-cell>
          <table:table-cell office:value-type="float" office:value="342" table:formula="of:=SUM([.D11:.H11])" table:style-name="ce7">
            <text:p>342</text:p>
          </table:table-cell>
          <table:table-cell office:value-type="float" office:value="68.400000000000006" table:formula="of:=[.I11]/5" table:style-name="ce1">
            <text:p>68.4</text:p>
          </table:table-cell>
          <table:table-cell office:value-type="string" office:string-value="B+" table:formula="of:=IF([.D11]&gt;=90; &quot;O&quot;; IF([.D11]&gt;=85; &quot;A+&quot;; IF([.D11]&gt;=80; &quot;A&quot;; IF([.D11]&gt;=75; &quot;B+&quot;; IF([.D11]&gt;=70; &quot;C&quot;;  IF([.D11]&gt;=50; &quot;P&quot;; IF([.D11]&gt;=45; &quot;F&quot;)))))))" table:style-name="ce1">
            <text:p>B+</text:p>
          </table:table-cell>
          <table:table-cell office:value-type="string" office:string-value="7.5 " table:formula="of:=IF([.D11]&gt;=90; &quot;9&quot;; IF([.D11]&gt;=85; &quot;8&quot;; IF([.D11]&gt;=80; &quot;7&quot;; IF([.D11]&gt;=75; &quot;7.5 &quot;; IF([.D11]&gt;=70; &quot;7&quot;;  IF([.D11]&gt;=50; &quot;6.5&quot;; IF([.D11]&gt;=45; &quot;5&quot;)))))))" table:style-name="ce1">
            <text:p>7.5<text:s/></text:p>
          </table:table-cell>
          <table:table-cell table:number-columns-repeated="16372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2">
            <text:p>4SI24AD411</text:p>
          </table:table-cell>
          <table:table-cell office:value-type="string" table:style-name="ce4">
            <text:p>Vivaan Gupta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500" table:formula="of:=SUM([.D12:.H12])" table:style-name="ce7">
            <text:p>500</text:p>
          </table:table-cell>
          <table:table-cell office:value-type="float" office:value="100" table:formula="of:=[.I12]/5" table:style-name="ce1">
            <text:p>100</text:p>
          </table:table-cell>
          <table:table-cell office:value-type="string" office:string-value="O" table:formula="of:=IF([.D12]&gt;=90; &quot;O&quot;; IF([.D12]&gt;=85; &quot;A+&quot;; IF([.D12]&gt;=80; &quot;A&quot;; IF([.D12]&gt;=75; &quot;B+&quot;; IF([.D12]&gt;=70; &quot;C&quot;;  IF([.D12]&gt;=50; &quot;P&quot;; IF([.D12]&gt;=45; &quot;F&quot;)))))))" table:style-name="ce1">
            <text:p>O</text:p>
          </table:table-cell>
          <table:table-cell office:value-type="string" office:string-value="9" table:formula="of:=IF([.D12]&gt;=90; &quot;9&quot;; IF([.D12]&gt;=85; &quot;8&quot;; IF([.D12]&gt;=80; &quot;7&quot;; IF([.D12]&gt;=75; &quot;7.5 &quot;; IF([.D12]&gt;=70; &quot;7&quot;;  IF([.D12]&gt;=50; &quot;6.5&quot;; IF([.D12]&gt;=45; &quot;5&quot;)))))))" table:style-name="ce1">
            <text:p>9</text:p>
          </table:table-cell>
          <table:table-cell table:number-columns-repeated="16372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2">
            <text:p>4SI24AD412</text:p>
          </table:table-cell>
          <table:table-cell office:value-type="string" table:style-name="ce4">
            <text:p>Aditya Kumar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265" table:formula="of:=SUM([.D13:.H13])" table:style-name="ce7">
            <text:p>265</text:p>
          </table:table-cell>
          <table:table-cell office:value-type="float" office:value="53" table:formula="of:=[.I13]/5" table:style-name="ce1">
            <text:p>53</text:p>
          </table:table-cell>
          <table:table-cell office:value-type="string" office:string-value="P" table:formula="of:=IF([.D13]&gt;=90; &quot;O&quot;; IF([.D13]&gt;=85; &quot;A+&quot;; IF([.D13]&gt;=80; &quot;A&quot;; IF([.D13]&gt;=75; &quot;B+&quot;; IF([.D13]&gt;=70; &quot;C&quot;;  IF([.D13]&gt;=50; &quot;P&quot;; IF([.D13]&gt;=45; &quot;F&quot;)))))))" table:style-name="ce1">
            <text:p>P</text:p>
          </table:table-cell>
          <table:table-cell office:value-type="string" office:string-value="6.5" table:formula="of:=IF([.D13]&gt;=90; &quot;9&quot;; IF([.D13]&gt;=85; &quot;8&quot;; IF([.D13]&gt;=80; &quot;7&quot;; IF([.D13]&gt;=75; &quot;7.5 &quot;; IF([.D13]&gt;=70; &quot;7&quot;;  IF([.D13]&gt;=50; &quot;6.5&quot;; IF([.D13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2">
            <text:p>4SI24AD413</text:p>
          </table:table-cell>
          <table:table-cell office:value-type="string" table:style-name="ce4">
            <text:p>Vihaan Singh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330" table:formula="of:=SUM([.D14:.H14])" table:style-name="ce7">
            <text:p>330</text:p>
          </table:table-cell>
          <table:table-cell office:value-type="float" office:value="66" table:formula="of:=[.I14]/5" table:style-name="ce1">
            <text:p>66</text:p>
          </table:table-cell>
          <table:table-cell office:value-type="string" office:string-value="P" table:formula="of:=IF([.D14]&gt;=90; &quot;O&quot;; IF([.D14]&gt;=85; &quot;A+&quot;; IF([.D14]&gt;=80; &quot;A&quot;; IF([.D14]&gt;=75; &quot;B+&quot;; IF([.D14]&gt;=70; &quot;C&quot;;  IF([.D14]&gt;=50; &quot;P&quot;; IF([.D14]&gt;=45; &quot;F&quot;)))))))" table:style-name="ce1">
            <text:p>P</text:p>
          </table:table-cell>
          <table:table-cell office:value-type="string" office:string-value="6.5" table:formula="of:=IF([.D14]&gt;=90; &quot;9&quot;; IF([.D14]&gt;=85; &quot;8&quot;; IF([.D14]&gt;=80; &quot;7&quot;; IF([.D14]&gt;=75; &quot;7.5 &quot;; IF([.D14]&gt;=70; &quot;7&quot;;  IF([.D14]&gt;=50; &quot;6.5&quot;; IF([.D14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2">
            <text:p>4SI24AD414</text:p>
          </table:table-cell>
          <table:table-cell office:value-type="string" table:style-name="ce4">
            <text:p>Arjun Reddy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430" table:formula="of:=SUM([.D15:.H15])" table:style-name="ce7">
            <text:p>430</text:p>
          </table:table-cell>
          <table:table-cell office:value-type="float" office:value="86" table:formula="of:=[.I15]/5" table:style-name="ce1">
            <text:p>86</text:p>
          </table:table-cell>
          <table:table-cell office:value-type="string" office:string-value="A+" table:formula="of:=IF([.D15]&gt;=90; &quot;O&quot;; IF([.D15]&gt;=85; &quot;A+&quot;; IF([.D15]&gt;=80; &quot;A&quot;; IF([.D15]&gt;=75; &quot;B+&quot;; IF([.D15]&gt;=70; &quot;C&quot;;  IF([.D15]&gt;=50; &quot;P&quot;; IF([.D15]&gt;=45; &quot;F&quot;)))))))" table:style-name="ce1">
            <text:p>A+</text:p>
          </table:table-cell>
          <table:table-cell office:value-type="string" office:string-value="8" table:formula="of:=IF([.D15]&gt;=90; &quot;9&quot;; IF([.D15]&gt;=85; &quot;8&quot;; IF([.D15]&gt;=80; &quot;7&quot;; IF([.D15]&gt;=75; &quot;7.5 &quot;; IF([.D15]&gt;=70; &quot;7&quot;;  IF([.D15]&gt;=50; &quot;6.5&quot;; IF([.D15]&gt;=45; &quot;5&quot;)))))))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2">
            <text:p>4SI24AD415</text:p>
          </table:table-cell>
          <table:table-cell office:value-type="string" table:style-name="ce4">
            <text:p>Reyansh Joshi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485" table:formula="of:=SUM([.D16:.H16])" table:style-name="ce7">
            <text:p>485</text:p>
          </table:table-cell>
          <table:table-cell office:value-type="float" office:value="97" table:formula="of:=[.I16]/5" table:style-name="ce1">
            <text:p>97</text:p>
          </table:table-cell>
          <table:table-cell office:value-type="string" office:string-value="O" table:formula="of:=IF([.D16]&gt;=90; &quot;O&quot;; IF([.D16]&gt;=85; &quot;A+&quot;; IF([.D16]&gt;=80; &quot;A&quot;; IF([.D16]&gt;=75; &quot;B+&quot;; IF([.D16]&gt;=70; &quot;C&quot;;  IF([.D16]&gt;=50; &quot;P&quot;; IF([.D16]&gt;=45; &quot;F&quot;)))))))" table:style-name="ce1">
            <text:p>O</text:p>
          </table:table-cell>
          <table:table-cell office:value-type="string" office:string-value="9" table:formula="of:=IF([.D16]&gt;=90; &quot;9&quot;; IF([.D16]&gt;=85; &quot;8&quot;; IF([.D16]&gt;=80; &quot;7&quot;; IF([.D16]&gt;=75; &quot;7.5 &quot;; IF([.D16]&gt;=70; &quot;7&quot;;  IF([.D16]&gt;=50; &quot;6.5&quot;; IF([.D16]&gt;=45; &quot;5&quot;)))))))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2">
            <text:p>4SI24AD416</text:p>
          </table:table-cell>
          <table:table-cell office:value-type="string" table:style-name="ce4">
            <text:p>Ayaan Mehta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295" table:formula="of:=SUM([.D17:.H17])" table:style-name="ce7">
            <text:p>295</text:p>
          </table:table-cell>
          <table:table-cell office:value-type="float" office:value="59" table:formula="of:=[.I17]/5" table:style-name="ce1">
            <text:p>59</text:p>
          </table:table-cell>
          <table:table-cell office:value-type="string" office:string-value="P" table:formula="of:=IF([.D17]&gt;=90; &quot;O&quot;; IF([.D17]&gt;=85; &quot;A+&quot;; IF([.D17]&gt;=80; &quot;A&quot;; IF([.D17]&gt;=75; &quot;B+&quot;; IF([.D17]&gt;=70; &quot;C&quot;;  IF([.D17]&gt;=50; &quot;P&quot;; IF([.D17]&gt;=45; &quot;F&quot;)))))))" table:style-name="ce1">
            <text:p>P</text:p>
          </table:table-cell>
          <table:table-cell office:value-type="string" office:string-value="6.5" table:formula="of:=IF([.D17]&gt;=90; &quot;9&quot;; IF([.D17]&gt;=85; &quot;8&quot;; IF([.D17]&gt;=80; &quot;7&quot;; IF([.D17]&gt;=75; &quot;7.5 &quot;; IF([.D17]&gt;=70; &quot;7&quot;;  IF([.D17]&gt;=50; &quot;6.5&quot;; IF([.D17]&gt;=45; &quot;5&quot;)))))))" table:style-name="ce1">
            <text:p>6.5</text:p>
          </table:table-cell>
          <table:table-cell table:number-columns-repeated="16372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2">
            <text:p>4SI24AD417</text:p>
          </table:table-cell>
          <table:table-cell office:value-type="string" table:style-name="ce4">
            <text:p>Aarav Sharma</text:p>
          </table:table-cell>
          <table:table-cell office:value-type="float" office:value="75" table:style-name="ce2">
            <text:p>75</text:p>
          </table:table-cell>
          <table:table-cell office:value-type="float" office:value="60" table:style-name="ce2">
            <text:p>60</text:p>
          </table:table-cell>
          <table:table-cell office:value-type="float" office:value="75" table:style-name="ce2">
            <text:p>75</text:p>
          </table:table-cell>
          <table:table-cell office:value-type="float" office:value="89" table:style-name="ce2">
            <text:p>89</text:p>
          </table:table-cell>
          <table:table-cell office:value-type="float" office:value="75" table:style-name="ce2">
            <text:p>75</text:p>
          </table:table-cell>
          <table:table-cell office:value-type="float" office:value="374" table:formula="of:=SUM([.D18:.H18])" table:style-name="ce7">
            <text:p>374</text:p>
          </table:table-cell>
          <table:table-cell office:value-type="float" office:value="74.8" table:formula="of:=[.I18]/5" table:style-name="ce1">
            <text:p>74.8</text:p>
          </table:table-cell>
          <table:table-cell office:value-type="string" office:string-value="B+" table:formula="of:=IF([.D18]&gt;=90; &quot;O&quot;; IF([.D18]&gt;=85; &quot;A+&quot;; IF([.D18]&gt;=80; &quot;A&quot;; IF([.D18]&gt;=75; &quot;B+&quot;; IF([.D18]&gt;=70; &quot;C&quot;;  IF([.D18]&gt;=50; &quot;P&quot;; IF([.D18]&gt;=45; &quot;F&quot;)))))))" table:style-name="ce1">
            <text:p>B+</text:p>
          </table:table-cell>
          <table:table-cell office:value-type="string" office:string-value="7.5 " table:formula="of:=IF([.D18]&gt;=90; &quot;9&quot;; IF([.D18]&gt;=85; &quot;8&quot;; IF([.D18]&gt;=80; &quot;7&quot;; IF([.D18]&gt;=75; &quot;7.5 &quot;; IF([.D18]&gt;=70; &quot;7&quot;;  IF([.D18]&gt;=50; &quot;6.5&quot;; IF([.D18]&gt;=45; &quot;5&quot;)))))))" table:style-name="ce1">
            <text:p>7.5<text:s/></text:p>
          </table:table-cell>
          <table:table-cell table:number-columns-repeated="16372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2">
            <text:p>4SI24AD418</text:p>
          </table:table-cell>
          <table:table-cell office:value-type="string" table:style-name="ce4">
            <text:p>Arjun Reddy</text:p>
          </table:table-cell>
          <table:table-cell office:value-type="float" office:value="76" table:style-name="ce2">
            <text:p>76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87" table:style-name="ce2">
            <text:p>87</text:p>
          </table:table-cell>
          <table:table-cell office:value-type="float" office:value="67" table:style-name="ce2">
            <text:p>67</text:p>
          </table:table-cell>
          <table:table-cell office:value-type="float" office:value="364" table:formula="of:=SUM([.D19:.H19])" table:style-name="ce7">
            <text:p>364</text:p>
          </table:table-cell>
          <table:table-cell office:value-type="float" office:value="72.8" table:formula="of:=[.I19]/5" table:style-name="ce1">
            <text:p>72.8</text:p>
          </table:table-cell>
          <table:table-cell office:value-type="string" office:string-value="B+" table:formula="of:=IF([.D19]&gt;=90; &quot;O&quot;; IF([.D19]&gt;=85; &quot;A+&quot;; IF([.D19]&gt;=80; &quot;A&quot;; IF([.D19]&gt;=75; &quot;B+&quot;; IF([.D19]&gt;=70; &quot;C&quot;;  IF([.D19]&gt;=50; &quot;P&quot;; IF([.D19]&gt;=45; &quot;F&quot;)))))))" table:style-name="ce1">
            <text:p>B+</text:p>
          </table:table-cell>
          <table:table-cell office:value-type="string" office:string-value="7.5 " table:formula="of:=IF([.D19]&gt;=90; &quot;9&quot;; IF([.D19]&gt;=85; &quot;8&quot;; IF([.D19]&gt;=80; &quot;7&quot;; IF([.D19]&gt;=75; &quot;7.5 &quot;; IF([.D19]&gt;=70; &quot;7&quot;;  IF([.D19]&gt;=50; &quot;6.5&quot;; IF([.D19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2">
            <text:p>4SI24AD419</text:p>
          </table:table-cell>
          <table:table-cell office:value-type="string" table:style-name="ce4">
            <text:p>Reyansh Joshi</text:p>
          </table:table-cell>
          <table:table-cell office:value-type="float" office:value="77" table:style-name="ce2">
            <text:p>77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98" table:style-name="ce2">
            <text:p>98</text:p>
          </table:table-cell>
          <table:table-cell office:value-type="float" office:value="87" table:style-name="ce2">
            <text:p>87</text:p>
          </table:table-cell>
          <table:table-cell office:value-type="float" office:value="436" table:formula="of:=SUM([.D20:.H20])" table:style-name="ce7">
            <text:p>436</text:p>
          </table:table-cell>
          <table:table-cell office:value-type="float" office:value="87.2" table:formula="of:=[.I20]/5" table:style-name="ce1">
            <text:p>87.2</text:p>
          </table:table-cell>
          <table:table-cell office:value-type="string" office:string-value="B+" table:formula="of:=IF([.D20]&gt;=90; &quot;O&quot;; IF([.D20]&gt;=85; &quot;A+&quot;; IF([.D20]&gt;=80; &quot;A&quot;; IF([.D20]&gt;=75; &quot;B+&quot;; IF([.D20]&gt;=70; &quot;C&quot;;  IF([.D20]&gt;=50; &quot;P&quot;; IF([.D20]&gt;=45; &quot;F&quot;)))))))" table:style-name="ce1">
            <text:p>B+</text:p>
          </table:table-cell>
          <table:table-cell office:value-type="string" office:string-value="7.5 " table:formula="of:=IF([.D20]&gt;=90; &quot;9&quot;; IF([.D20]&gt;=85; &quot;8&quot;; IF([.D20]&gt;=80; &quot;7&quot;; IF([.D20]&gt;=75; &quot;7.5 &quot;; IF([.D20]&gt;=70; &quot;7&quot;;  IF([.D20]&gt;=50; &quot;6.5&quot;; IF([.D20]&gt;=45; &quot;5&quot;)))))))" table:style-name="ce1">
            <text:p>7.5<text:s/></text:p>
          </table:table-cell>
          <table:table-cell table:number-columns-repeated="16372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2">
            <text:p>4SI24AD420</text:p>
          </table:table-cell>
          <table:table-cell office:value-type="string" table:style-name="ce4">
            <text:p>Ayaan Mehta</text:p>
          </table:table-cell>
          <table:table-cell office:value-type="float" office:value="78" table:style-name="ce2">
            <text:p>7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60" table:style-name="ce2">
            <text:p>60</text:p>
          </table:table-cell>
          <table:table-cell office:value-type="float" office:value="98" table:style-name="ce2">
            <text:p>98</text:p>
          </table:table-cell>
          <table:table-cell office:value-type="float" office:value="412" table:formula="of:=SUM([.D21:.H21])" table:style-name="ce7">
            <text:p>412</text:p>
          </table:table-cell>
          <table:table-cell office:value-type="float" office:value="82.4" table:formula="of:=[.I21]/5" table:style-name="ce1">
            <text:p>82.4</text:p>
          </table:table-cell>
          <table:table-cell office:value-type="string" office:string-value="B+" table:formula="of:=IF([.D21]&gt;=90; &quot;O&quot;; IF([.D21]&gt;=85; &quot;A+&quot;; IF([.D21]&gt;=80; &quot;A&quot;; IF([.D21]&gt;=75; &quot;B+&quot;; IF([.D21]&gt;=70; &quot;C&quot;;  IF([.D21]&gt;=50; &quot;P&quot;; IF([.D21]&gt;=45; &quot;F&quot;)))))))" table:style-name="ce1">
            <text:p>B+</text:p>
          </table:table-cell>
          <table:table-cell office:value-type="string" office:string-value="7.5 " table:formula="of:=IF([.D21]&gt;=90; &quot;9&quot;; IF([.D21]&gt;=85; &quot;8&quot;; IF([.D21]&gt;=80; &quot;7&quot;; IF([.D21]&gt;=75; &quot;7.5 &quot;; IF([.D21]&gt;=70; &quot;7&quot;;  IF([.D21]&gt;=50; &quot;6.5&quot;; IF([.D21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2">
            <text:p>4SI24AD421</text:p>
          </table:table-cell>
          <table:table-cell office:value-type="string" table:style-name="ce4">
            <text:p>Aarav Sharma</text:p>
          </table:table-cell>
          <table:table-cell office:value-type="float" office:value="79" table:style-name="ce2">
            <text:p>7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435" table:formula="of:=SUM([.D22:.H22])" table:style-name="ce7">
            <text:p>435</text:p>
          </table:table-cell>
          <table:table-cell office:value-type="float" office:value="87" table:formula="of:=[.I22]/5" table:style-name="ce1">
            <text:p>87</text:p>
          </table:table-cell>
          <table:table-cell office:value-type="string" office:string-value="B+" table:formula="of:=IF([.D22]&gt;=90; &quot;O&quot;; IF([.D22]&gt;=85; &quot;A+&quot;; IF([.D22]&gt;=80; &quot;A&quot;; IF([.D22]&gt;=75; &quot;B+&quot;; IF([.D22]&gt;=70; &quot;C&quot;;  IF([.D22]&gt;=50; &quot;P&quot;; IF([.D22]&gt;=45; &quot;F&quot;)))))))" table:style-name="ce1">
            <text:p>B+</text:p>
          </table:table-cell>
          <table:table-cell office:value-type="string" office:string-value="7.5 " table:formula="of:=IF([.D22]&gt;=90; &quot;9&quot;; IF([.D22]&gt;=85; &quot;8&quot;; IF([.D22]&gt;=80; &quot;7&quot;; IF([.D22]&gt;=75; &quot;7.5 &quot;; IF([.D22]&gt;=70; &quot;7&quot;;  IF([.D22]&gt;=50; &quot;6.5&quot;; IF([.D22]&gt;=45; &quot;5&quot;)))))))" table:style-name="ce1">
            <text:p>7.5<text:s/></text:p>
          </table:table-cell>
          <table:table-cell table:number-columns-repeated="16372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2">
            <text:p>4SI24AD422</text:p>
          </table:table-cell>
          <table:table-cell office:value-type="string" table:style-name="ce4">
            <text:p>Vivaan Gupta</text:p>
          </table:table-cell>
          <table:table-cell office:value-type="float" office:value="80" table:style-name="ce2">
            <text:p>8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440" table:formula="of:=SUM([.D23:.H23])" table:style-name="ce7">
            <text:p>440</text:p>
          </table:table-cell>
          <table:table-cell office:value-type="float" office:value="88" table:formula="of:=[.I23]/5" table:style-name="ce1">
            <text:p>88</text:p>
          </table:table-cell>
          <table:table-cell office:value-type="string" office:string-value="A" table:formula="of:=IF([.D23]&gt;=90; &quot;O&quot;; IF([.D23]&gt;=85; &quot;A+&quot;; IF([.D23]&gt;=80; &quot;A&quot;; IF([.D23]&gt;=75; &quot;B+&quot;; IF([.D23]&gt;=70; &quot;C&quot;;  IF([.D23]&gt;=50; &quot;P&quot;; IF([.D23]&gt;=45; &quot;F&quot;)))))))" table:style-name="ce1">
            <text:p>A</text:p>
          </table:table-cell>
          <table:table-cell office:value-type="string" office:string-value="7" table:formula="of:=IF([.D23]&gt;=90; &quot;9&quot;; IF([.D23]&gt;=85; &quot;8&quot;; IF([.D23]&gt;=80; &quot;7&quot;; IF([.D23]&gt;=75; &quot;7.5 &quot;; IF([.D23]&gt;=70; &quot;7&quot;;  IF([.D23]&gt;=50; &quot;6.5&quot;; IF([.D23]&gt;=45; &quot;5&quot;)))))))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2">
            <text:p>4SI24AD423</text:p>
          </table:table-cell>
          <table:table-cell office:value-type="string" table:style-name="ce4">
            <text:p>Aditya Kumar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53" table:style-name="ce2">
            <text:p>53</text:p>
          </table:table-cell>
          <table:table-cell office:value-type="float" office:value="265" table:formula="of:=SUM([.D24:.H24])" table:style-name="ce7">
            <text:p>265</text:p>
          </table:table-cell>
          <table:table-cell office:value-type="float" office:value="53" table:formula="of:=[.I24]/5" table:style-name="ce1">
            <text:p>53</text:p>
          </table:table-cell>
          <table:table-cell office:value-type="string" office:string-value="P" table:formula="of:=IF([.D24]&gt;=90; &quot;O&quot;; IF([.D24]&gt;=85; &quot;A+&quot;; IF([.D24]&gt;=80; &quot;A&quot;; IF([.D24]&gt;=75; &quot;B+&quot;; IF([.D24]&gt;=70; &quot;C&quot;;  IF([.D24]&gt;=50; &quot;P&quot;; IF([.D24]&gt;=45; &quot;F&quot;)))))))" table:style-name="ce1">
            <text:p>P</text:p>
          </table:table-cell>
          <table:table-cell office:value-type="string" office:string-value="6.5" table:formula="of:=IF([.D24]&gt;=90; &quot;9&quot;; IF([.D24]&gt;=85; &quot;8&quot;; IF([.D24]&gt;=80; &quot;7&quot;; IF([.D24]&gt;=75; &quot;7.5 &quot;; IF([.D24]&gt;=70; &quot;7&quot;;  IF([.D24]&gt;=50; &quot;6.5&quot;; IF([.D24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2">
            <text:p>4SI24AD424</text:p>
          </table:table-cell>
          <table:table-cell office:value-type="string" table:style-name="ce4">
            <text:p>Vihaan Singh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66" table:style-name="ce2">
            <text:p>66</text:p>
          </table:table-cell>
          <table:table-cell office:value-type="float" office:value="330" table:formula="of:=SUM([.D25:.H25])" table:style-name="ce7">
            <text:p>330</text:p>
          </table:table-cell>
          <table:table-cell office:value-type="float" office:value="66" table:formula="of:=[.I25]/5" table:style-name="ce1">
            <text:p>66</text:p>
          </table:table-cell>
          <table:table-cell office:value-type="string" office:string-value="P" table:formula="of:=IF([.D25]&gt;=90; &quot;O&quot;; IF([.D25]&gt;=85; &quot;A+&quot;; IF([.D25]&gt;=80; &quot;A&quot;; IF([.D25]&gt;=75; &quot;B+&quot;; IF([.D25]&gt;=70; &quot;C&quot;;  IF([.D25]&gt;=50; &quot;P&quot;; IF([.D25]&gt;=45; &quot;F&quot;)))))))" table:style-name="ce1">
            <text:p>P</text:p>
          </table:table-cell>
          <table:table-cell office:value-type="string" office:string-value="6.5" table:formula="of:=IF([.D25]&gt;=90; &quot;9&quot;; IF([.D25]&gt;=85; &quot;8&quot;; IF([.D25]&gt;=80; &quot;7&quot;; IF([.D25]&gt;=75; &quot;7.5 &quot;; IF([.D25]&gt;=70; &quot;7&quot;;  IF([.D25]&gt;=50; &quot;6.5&quot;; IF([.D25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2">
            <text:p>4SI24AD425</text:p>
          </table:table-cell>
          <table:table-cell office:value-type="string" table:style-name="ce4">
            <text:p>Arjun Reddy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86" table:style-name="ce2">
            <text:p>86</text:p>
          </table:table-cell>
          <table:table-cell office:value-type="float" office:value="430" table:formula="of:=SUM([.D26:.H26])" table:style-name="ce7">
            <text:p>430</text:p>
          </table:table-cell>
          <table:table-cell office:value-type="float" office:value="86" table:formula="of:=[.I26]/5" table:style-name="ce1">
            <text:p>86</text:p>
          </table:table-cell>
          <table:table-cell office:value-type="string" office:string-value="A+" table:formula="of:=IF([.D26]&gt;=90; &quot;O&quot;; IF([.D26]&gt;=85; &quot;A+&quot;; IF([.D26]&gt;=80; &quot;A&quot;; IF([.D26]&gt;=75; &quot;B+&quot;; IF([.D26]&gt;=70; &quot;C&quot;;  IF([.D26]&gt;=50; &quot;P&quot;; IF([.D26]&gt;=45; &quot;F&quot;)))))))" table:style-name="ce1">
            <text:p>A+</text:p>
          </table:table-cell>
          <table:table-cell office:value-type="string" office:string-value="8" table:formula="of:=IF([.D26]&gt;=90; &quot;9&quot;; IF([.D26]&gt;=85; &quot;8&quot;; IF([.D26]&gt;=80; &quot;7&quot;; IF([.D26]&gt;=75; &quot;7.5 &quot;; IF([.D26]&gt;=70; &quot;7&quot;;  IF([.D26]&gt;=50; &quot;6.5&quot;; IF([.D26]&gt;=45; &quot;5&quot;)))))))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2">
            <text:p>4SI24AD426</text:p>
          </table:table-cell>
          <table:table-cell office:value-type="string" table:style-name="ce4">
            <text:p>Reyansh Joshi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485" table:formula="of:=SUM([.D27:.H27])" table:style-name="ce7">
            <text:p>485</text:p>
          </table:table-cell>
          <table:table-cell office:value-type="float" office:value="97" table:formula="of:=[.I27]/5" table:style-name="ce1">
            <text:p>97</text:p>
          </table:table-cell>
          <table:table-cell office:value-type="string" office:string-value="O" table:formula="of:=IF([.D27]&gt;=90; &quot;O&quot;; IF([.D27]&gt;=85; &quot;A+&quot;; IF([.D27]&gt;=80; &quot;A&quot;; IF([.D27]&gt;=75; &quot;B+&quot;; IF([.D27]&gt;=70; &quot;C&quot;;  IF([.D27]&gt;=50; &quot;P&quot;; IF([.D27]&gt;=45; &quot;F&quot;)))))))" table:style-name="ce1">
            <text:p>O</text:p>
          </table:table-cell>
          <table:table-cell office:value-type="string" office:string-value="9" table:formula="of:=IF([.D27]&gt;=90; &quot;9&quot;; IF([.D27]&gt;=85; &quot;8&quot;; IF([.D27]&gt;=80; &quot;7&quot;; IF([.D27]&gt;=75; &quot;7.5 &quot;; IF([.D27]&gt;=70; &quot;7&quot;;  IF([.D27]&gt;=50; &quot;6.5&quot;; IF([.D27]&gt;=45; &quot;5&quot;)))))))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2">
            <text:p>4SI24AD427</text:p>
          </table:table-cell>
          <table:table-cell office:value-type="string" table:style-name="ce4">
            <text:p>Ayaan Mehta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2">
            <text:p>59</text:p>
          </table:table-cell>
          <table:table-cell office:value-type="float" office:value="295" table:formula="of:=SUM([.D28:.H28])" table:style-name="ce7">
            <text:p>295</text:p>
          </table:table-cell>
          <table:table-cell office:value-type="float" office:value="59" table:formula="of:=[.I28]/5" table:style-name="ce1">
            <text:p>59</text:p>
          </table:table-cell>
          <table:table-cell office:value-type="string" office:string-value="P" table:formula="of:=IF([.D28]&gt;=90; &quot;O&quot;; IF([.D28]&gt;=85; &quot;A+&quot;; IF([.D28]&gt;=80; &quot;A&quot;; IF([.D28]&gt;=75; &quot;B+&quot;; IF([.D28]&gt;=70; &quot;C&quot;;  IF([.D28]&gt;=50; &quot;P&quot;; IF([.D28]&gt;=45; &quot;F&quot;)))))))" table:style-name="ce1">
            <text:p>P</text:p>
          </table:table-cell>
          <table:table-cell office:value-type="string" office:string-value="6.5" table:formula="of:=IF([.D28]&gt;=90; &quot;9&quot;; IF([.D28]&gt;=85; &quot;8&quot;; IF([.D28]&gt;=80; &quot;7&quot;; IF([.D28]&gt;=75; &quot;7.5 &quot;; IF([.D28]&gt;=70; &quot;7&quot;;  IF([.D28]&gt;=50; &quot;6.5&quot;; IF([.D28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2">
            <text:p>4SI24AD428</text:p>
          </table:table-cell>
          <table:table-cell office:value-type="string" table:style-name="ce4">
            <text:p>Dhruv Patel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75" table:style-name="ce2">
            <text:p>75</text:p>
          </table:table-cell>
          <table:table-cell office:value-type="float" office:value="375" table:formula="of:=SUM([.D29:.H29])" table:style-name="ce7">
            <text:p>375</text:p>
          </table:table-cell>
          <table:table-cell office:value-type="float" office:value="75" table:formula="of:=[.I29]/5" table:style-name="ce1">
            <text:p>75</text:p>
          </table:table-cell>
          <table:table-cell office:value-type="string" office:string-value="B+" table:formula="of:=IF([.D29]&gt;=90; &quot;O&quot;; IF([.D29]&gt;=85; &quot;A+&quot;; IF([.D29]&gt;=80; &quot;A&quot;; IF([.D29]&gt;=75; &quot;B+&quot;; IF([.D29]&gt;=70; &quot;C&quot;;  IF([.D29]&gt;=50; &quot;P&quot;; IF([.D29]&gt;=45; &quot;F&quot;)))))))" table:style-name="ce1">
            <text:p>B+</text:p>
          </table:table-cell>
          <table:table-cell office:value-type="string" office:string-value="7.5 " table:formula="of:=IF([.D29]&gt;=90; &quot;9&quot;; IF([.D29]&gt;=85; &quot;8&quot;; IF([.D29]&gt;=80; &quot;7&quot;; IF([.D29]&gt;=75; &quot;7.5 &quot;; IF([.D29]&gt;=70; &quot;7&quot;;  IF([.D29]&gt;=50; &quot;6.5&quot;; IF([.D29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2">
            <text:p>4SI24AD429</text:p>
          </table:table-cell>
          <table:table-cell office:value-type="string" table:style-name="ce4">
            <text:p>Anaya Verma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380" table:formula="of:=SUM([.D30:.H30])" table:style-name="ce2">
            <text:p>380</text:p>
          </table:table-cell>
          <table:table-cell office:value-type="float" office:value="76" table:formula="of:=[.I30]/5" table:style-name="ce1">
            <text:p>76</text:p>
          </table:table-cell>
          <table:table-cell office:value-type="string" office:string-value="B+" table:formula="of:=IF([.D30]&gt;=90; &quot;O&quot;; IF([.D30]&gt;=85; &quot;A+&quot;; IF([.D30]&gt;=80; &quot;A&quot;; IF([.D30]&gt;=75; &quot;B+&quot;; IF([.D30]&gt;=70; &quot;C&quot;;  IF([.D30]&gt;=50; &quot;P&quot;; IF([.D30]&gt;=45; &quot;F&quot;)))))))" table:style-name="ce1">
            <text:p>B+</text:p>
          </table:table-cell>
          <table:table-cell office:value-type="string" office:string-value="7.5 " table:formula="of:=IF([.D30]&gt;=90; &quot;9&quot;; IF([.D30]&gt;=85; &quot;8&quot;; IF([.D30]&gt;=80; &quot;7&quot;; IF([.D30]&gt;=75; &quot;7.5 &quot;; IF([.D30]&gt;=70; &quot;7&quot;;  IF([.D30]&gt;=50; &quot;6.5&quot;; IF([.D30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2">
            <text:p>4SI24AD430</text:p>
          </table:table-cell>
          <table:table-cell office:value-type="string" table:style-name="ce4">
            <text:p>Aarav Sharma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385" table:formula="of:=SUM([.D31:.H31])" table:style-name="ce2">
            <text:p>385</text:p>
          </table:table-cell>
          <table:table-cell office:value-type="float" office:value="77" table:formula="of:=[.I31]/5" table:style-name="ce1">
            <text:p>77</text:p>
          </table:table-cell>
          <table:table-cell office:value-type="string" office:string-value="B+" table:formula="of:=IF([.D31]&gt;=90; &quot;O&quot;; IF([.D31]&gt;=85; &quot;A+&quot;; IF([.D31]&gt;=80; &quot;A&quot;; IF([.D31]&gt;=75; &quot;B+&quot;; IF([.D31]&gt;=70; &quot;C&quot;;  IF([.D31]&gt;=50; &quot;P&quot;; IF([.D31]&gt;=45; &quot;F&quot;)))))))" table:style-name="ce1">
            <text:p>B+</text:p>
          </table:table-cell>
          <table:table-cell office:value-type="string" office:string-value="7.5 " table:formula="of:=IF([.D31]&gt;=90; &quot;9&quot;; IF([.D31]&gt;=85; &quot;8&quot;; IF([.D31]&gt;=80; &quot;7&quot;; IF([.D31]&gt;=75; &quot;7.5 &quot;; IF([.D31]&gt;=70; &quot;7&quot;;  IF([.D31]&gt;=50; &quot;6.5&quot;; IF([.D31]&gt;=45; &quot;5&quot;)))))))" table:style-name="ce1">
            <text:p>7.5<text:s/></text:p>
          </table:table-cell>
          <table:table-cell table:number-columns-repeated="16372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2">
            <text:p>4SI24AD431</text:p>
          </table:table-cell>
          <table:table-cell office:value-type="string" table:style-name="ce4">
            <text:p>Vivaan Gupta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390" table:formula="of:=SUM([.D32:.H32])" table:style-name="ce2">
            <text:p>390</text:p>
          </table:table-cell>
          <table:table-cell office:value-type="float" office:value="78" table:formula="of:=[.I32]/5" table:style-name="ce1">
            <text:p>78</text:p>
          </table:table-cell>
          <table:table-cell office:value-type="string" office:string-value="B+" table:formula="of:=IF([.D32]&gt;=90; &quot;O&quot;; IF([.D32]&gt;=85; &quot;A+&quot;; IF([.D32]&gt;=80; &quot;A&quot;; IF([.D32]&gt;=75; &quot;B+&quot;; IF([.D32]&gt;=70; &quot;C&quot;;  IF([.D32]&gt;=50; &quot;P&quot;; IF([.D32]&gt;=45; &quot;F&quot;)))))))" table:style-name="ce1">
            <text:p>B+</text:p>
          </table:table-cell>
          <table:table-cell office:value-type="string" office:string-value="7.5 " table:formula="of:=IF([.D32]&gt;=90; &quot;9&quot;; IF([.D32]&gt;=85; &quot;8&quot;; IF([.D32]&gt;=80; &quot;7&quot;; IF([.D32]&gt;=75; &quot;7.5 &quot;; IF([.D32]&gt;=70; &quot;7&quot;;  IF([.D32]&gt;=50; &quot;6.5&quot;; IF([.D32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2">
            <text:p>4SI24AD432</text:p>
          </table:table-cell>
          <table:table-cell office:value-type="string" table:style-name="ce4">
            <text:p>Aditya Kumar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270" table:formula="of:=SUM([.D33:.H33])" table:style-name="ce2">
            <text:p>270</text:p>
          </table:table-cell>
          <table:table-cell office:value-type="float" office:value="54" table:formula="of:=[.I33]/5" table:style-name="ce1">
            <text:p>54</text:p>
          </table:table-cell>
          <table:table-cell office:value-type="string" office:string-value="P" table:formula="of:=IF([.D33]&gt;=90; &quot;O&quot;; IF([.D33]&gt;=85; &quot;A+&quot;; IF([.D33]&gt;=80; &quot;A&quot;; IF([.D33]&gt;=75; &quot;B+&quot;; IF([.D33]&gt;=70; &quot;C&quot;;  IF([.D33]&gt;=50; &quot;P&quot;; IF([.D33]&gt;=45; &quot;F&quot;)))))))" table:style-name="ce1">
            <text:p>P</text:p>
          </table:table-cell>
          <table:table-cell office:value-type="string" office:string-value="6.5" table:formula="of:=IF([.D33]&gt;=90; &quot;9&quot;; IF([.D33]&gt;=85; &quot;8&quot;; IF([.D33]&gt;=80; &quot;7&quot;; IF([.D33]&gt;=75; &quot;7.5 &quot;; IF([.D33]&gt;=70; &quot;7&quot;;  IF([.D33]&gt;=50; &quot;6.5&quot;; IF([.D33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string" table:style-name="ce2">
            <text:p>4SI24AD433</text:p>
          </table:table-cell>
          <table:table-cell office:value-type="string" table:style-name="ce4">
            <text:p>Vihaan Singh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335" table:formula="of:=SUM([.D34:.H34])" table:style-name="ce2">
            <text:p>335</text:p>
          </table:table-cell>
          <table:table-cell office:value-type="float" office:value="67" table:formula="of:=[.I34]/5" table:style-name="ce1">
            <text:p>67</text:p>
          </table:table-cell>
          <table:table-cell office:value-type="string" office:string-value="P" table:formula="of:=IF([.D34]&gt;=90; &quot;O&quot;; IF([.D34]&gt;=85; &quot;A+&quot;; IF([.D34]&gt;=80; &quot;A&quot;; IF([.D34]&gt;=75; &quot;B+&quot;; IF([.D34]&gt;=70; &quot;C&quot;;  IF([.D34]&gt;=50; &quot;P&quot;; IF([.D34]&gt;=45; &quot;F&quot;)))))))" table:style-name="ce1">
            <text:p>P</text:p>
          </table:table-cell>
          <table:table-cell office:value-type="string" office:string-value="6.5" table:formula="of:=IF([.D34]&gt;=90; &quot;9&quot;; IF([.D34]&gt;=85; &quot;8&quot;; IF([.D34]&gt;=80; &quot;7&quot;; IF([.D34]&gt;=75; &quot;7.5 &quot;; IF([.D34]&gt;=70; &quot;7&quot;;  IF([.D34]&gt;=50; &quot;6.5&quot;; IF([.D34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2">
            <text:p>4SI24AD434</text:p>
          </table:table-cell>
          <table:table-cell office:value-type="string" table:style-name="ce4">
            <text:p>Arjun Reddy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435" table:formula="of:=SUM([.D35:.H35])" table:style-name="ce2">
            <text:p>435</text:p>
          </table:table-cell>
          <table:table-cell office:value-type="float" office:value="87" table:formula="of:=[.I35]/5" table:style-name="ce1">
            <text:p>87</text:p>
          </table:table-cell>
          <table:table-cell office:value-type="string" office:string-value="A+" table:formula="of:=IF([.D35]&gt;=90; &quot;O&quot;; IF([.D35]&gt;=85; &quot;A+&quot;; IF([.D35]&gt;=80; &quot;A&quot;; IF([.D35]&gt;=75; &quot;B+&quot;; IF([.D35]&gt;=70; &quot;C&quot;;  IF([.D35]&gt;=50; &quot;P&quot;; IF([.D35]&gt;=45; &quot;F&quot;)))))))" table:style-name="ce1">
            <text:p>A+</text:p>
          </table:table-cell>
          <table:table-cell office:value-type="string" office:string-value="8" table:formula="of:=IF([.D35]&gt;=90; &quot;9&quot;; IF([.D35]&gt;=85; &quot;8&quot;; IF([.D35]&gt;=80; &quot;7&quot;; IF([.D35]&gt;=75; &quot;7.5 &quot;; IF([.D35]&gt;=70; &quot;7&quot;;  IF([.D35]&gt;=50; &quot;6.5&quot;; IF([.D35]&gt;=45; &quot;5&quot;)))))))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2">
            <text:p>4SI24AD435</text:p>
          </table:table-cell>
          <table:table-cell office:value-type="string" table:style-name="ce4">
            <text:p>Reyansh Joshi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490" table:formula="of:=SUM([.D36:.H36])" table:style-name="ce2">
            <text:p>490</text:p>
          </table:table-cell>
          <table:table-cell office:value-type="float" office:value="98" table:formula="of:=[.I36]/5" table:style-name="ce1">
            <text:p>98</text:p>
          </table:table-cell>
          <table:table-cell office:value-type="string" office:string-value="O" table:formula="of:=IF([.D36]&gt;=90; &quot;O&quot;; IF([.D36]&gt;=85; &quot;A+&quot;; IF([.D36]&gt;=80; &quot;A&quot;; IF([.D36]&gt;=75; &quot;B+&quot;; IF([.D36]&gt;=70; &quot;C&quot;;  IF([.D36]&gt;=50; &quot;P&quot;; IF([.D36]&gt;=45; &quot;F&quot;)))))))" table:style-name="ce1">
            <text:p>O</text:p>
          </table:table-cell>
          <table:table-cell office:value-type="string" office:string-value="9" table:formula="of:=IF([.D36]&gt;=90; &quot;9&quot;; IF([.D36]&gt;=85; &quot;8&quot;; IF([.D36]&gt;=80; &quot;7&quot;; IF([.D36]&gt;=75; &quot;7.5 &quot;; IF([.D36]&gt;=70; &quot;7&quot;;  IF([.D36]&gt;=50; &quot;6.5&quot;; IF([.D36]&gt;=45; &quot;5&quot;)))))))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2">
            <text:p>4SI24AD436</text:p>
          </table:table-cell>
          <table:table-cell office:value-type="string" table:style-name="ce4">
            <text:p>Ayaan Mehta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300" table:formula="of:=SUM([.D37:.H37])" table:style-name="ce2">
            <text:p>300</text:p>
          </table:table-cell>
          <table:table-cell office:value-type="float" office:value="60" table:formula="of:=[.I37]/5" table:style-name="ce1">
            <text:p>60</text:p>
          </table:table-cell>
          <table:table-cell office:value-type="string" office:string-value="P" table:formula="of:=IF([.D37]&gt;=90; &quot;O&quot;; IF([.D37]&gt;=85; &quot;A+&quot;; IF([.D37]&gt;=80; &quot;A&quot;; IF([.D37]&gt;=75; &quot;B+&quot;; IF([.D37]&gt;=70; &quot;C&quot;;  IF([.D37]&gt;=50; &quot;P&quot;; IF([.D37]&gt;=45; &quot;F&quot;)))))))" table:style-name="ce1">
            <text:p>P</text:p>
          </table:table-cell>
          <table:table-cell office:value-type="string" office:string-value="6.5" table:formula="of:=IF([.D37]&gt;=90; &quot;9&quot;; IF([.D37]&gt;=85; &quot;8&quot;; IF([.D37]&gt;=80; &quot;7&quot;; IF([.D37]&gt;=75; &quot;7.5 &quot;; IF([.D37]&gt;=70; &quot;7&quot;;  IF([.D37]&gt;=50; &quot;6.5&quot;; IF([.D37]&gt;=45; &quot;5&quot;)))))))" table:style-name="ce1">
            <text:p>6.5</text:p>
          </table:table-cell>
          <table:table-cell table:number-columns-repeated="16372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string" table:style-name="ce2">
            <text:p>4SI24AD437</text:p>
          </table:table-cell>
          <table:table-cell office:value-type="string" table:style-name="ce4">
            <text:p>Aarav Sharma</text:p>
          </table:table-cell>
          <table:table-cell office:value-type="float" office:value="76" table:style-name="ce2">
            <text:p>76</text:p>
          </table:table-cell>
          <table:table-cell office:value-type="float" office:value="61" table:style-name="ce2">
            <text:p>61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365" table:formula="of:=SUM([.D38:.H38])" table:style-name="ce2">
            <text:p>365</text:p>
          </table:table-cell>
          <table:table-cell office:value-type="float" office:value="73" table:formula="of:=[.I38]/5" table:style-name="ce1">
            <text:p>73</text:p>
          </table:table-cell>
          <table:table-cell office:value-type="string" office:string-value="B+" table:formula="of:=IF([.D38]&gt;=90; &quot;O&quot;; IF([.D38]&gt;=85; &quot;A+&quot;; IF([.D38]&gt;=80; &quot;A&quot;; IF([.D38]&gt;=75; &quot;B+&quot;; IF([.D38]&gt;=70; &quot;C&quot;;  IF([.D38]&gt;=50; &quot;P&quot;; IF([.D38]&gt;=45; &quot;F&quot;)))))))" table:style-name="ce1">
            <text:p>B+</text:p>
          </table:table-cell>
          <table:table-cell office:value-type="string" office:string-value="7.5 " table:formula="of:=IF([.D38]&gt;=90; &quot;9&quot;; IF([.D38]&gt;=85; &quot;8&quot;; IF([.D38]&gt;=80; &quot;7&quot;; IF([.D38]&gt;=75; &quot;7.5 &quot;; IF([.D38]&gt;=70; &quot;7&quot;;  IF([.D38]&gt;=50; &quot;6.5&quot;; IF([.D38]&gt;=45; &quot;5&quot;)))))))" table:style-name="ce1">
            <text:p>7.5<text:s/></text:p>
          </table:table-cell>
          <table:table-cell table:number-columns-repeated="16372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2">
            <text:p>4SI24AD438</text:p>
          </table:table-cell>
          <table:table-cell office:value-type="string" table:style-name="ce4">
            <text:p>Arjun Reddy</text:p>
          </table:table-cell>
          <table:table-cell office:value-type="float" office:value="77" table:style-name="ce2">
            <text:p>77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349" table:formula="of:=SUM([.D39:.H39])" table:style-name="ce2">
            <text:p>349</text:p>
          </table:table-cell>
          <table:table-cell office:value-type="float" office:value="69.8" table:formula="of:=[.I39]/5" table:style-name="ce1">
            <text:p>69.8</text:p>
          </table:table-cell>
          <table:table-cell office:value-type="string" office:string-value="B+" table:formula="of:=IF([.D39]&gt;=90; &quot;O&quot;; IF([.D39]&gt;=85; &quot;A+&quot;; IF([.D39]&gt;=80; &quot;A&quot;; IF([.D39]&gt;=75; &quot;B+&quot;; IF([.D39]&gt;=70; &quot;C&quot;;  IF([.D39]&gt;=50; &quot;P&quot;; IF([.D39]&gt;=45; &quot;F&quot;)))))))" table:style-name="ce1">
            <text:p>B+</text:p>
          </table:table-cell>
          <table:table-cell office:value-type="string" office:string-value="7.5 " table:formula="of:=IF([.D39]&gt;=90; &quot;9&quot;; IF([.D39]&gt;=85; &quot;8&quot;; IF([.D39]&gt;=80; &quot;7&quot;; IF([.D39]&gt;=75; &quot;7.5 &quot;; IF([.D39]&gt;=70; &quot;7&quot;;  IF([.D39]&gt;=50; &quot;6.5&quot;; IF([.D39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2">
            <text:p>4SI24AD439</text:p>
          </table:table-cell>
          <table:table-cell office:value-type="string" table:style-name="ce4">
            <text:p>Reyansh Joshi</text:p>
          </table:table-cell>
          <table:table-cell office:value-type="float" office:value="78" table:style-name="ce2">
            <text:p>7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430" table:formula="of:=SUM([.D40:.H40])" table:style-name="ce2">
            <text:p>430</text:p>
          </table:table-cell>
          <table:table-cell office:value-type="float" office:value="86" table:formula="of:=[.I40]/5" table:style-name="ce1">
            <text:p>86</text:p>
          </table:table-cell>
          <table:table-cell office:value-type="string" office:string-value="B+" table:formula="of:=IF([.D40]&gt;=90; &quot;O&quot;; IF([.D40]&gt;=85; &quot;A+&quot;; IF([.D40]&gt;=80; &quot;A&quot;; IF([.D40]&gt;=75; &quot;B+&quot;; IF([.D40]&gt;=70; &quot;C&quot;;  IF([.D40]&gt;=50; &quot;P&quot;; IF([.D40]&gt;=45; &quot;F&quot;)))))))" table:style-name="ce1">
            <text:p>B+</text:p>
          </table:table-cell>
          <table:table-cell office:value-type="string" office:string-value="7.5 " table:formula="of:=IF([.D40]&gt;=90; &quot;9&quot;; IF([.D40]&gt;=85; &quot;8&quot;; IF([.D40]&gt;=80; &quot;7&quot;; IF([.D40]&gt;=75; &quot;7.5 &quot;; IF([.D40]&gt;=70; &quot;7&quot;;  IF([.D40]&gt;=50; &quot;6.5&quot;; IF([.D40]&gt;=45; &quot;5&quot;)))))))" table:style-name="ce1">
            <text:p>7.5<text:s/></text:p>
          </table:table-cell>
          <table:table-cell table:number-columns-repeated="16372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2">
            <text:p>4SI24AD440</text:p>
          </table:table-cell>
          <table:table-cell office:value-type="string" table:style-name="ce4">
            <text:p>Ayaan Mehta</text:p>
          </table:table-cell>
          <table:table-cell office:value-type="float" office:value="79" table:style-name="ce2">
            <text:p>7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435" table:formula="of:=SUM([.D41:.H41])" table:style-name="ce2">
            <text:p>435</text:p>
          </table:table-cell>
          <table:table-cell office:value-type="float" office:value="87" table:formula="of:=[.I41]/5" table:style-name="ce1">
            <text:p>87</text:p>
          </table:table-cell>
          <table:table-cell office:value-type="string" office:string-value="B+" table:formula="of:=IF([.D41]&gt;=90; &quot;O&quot;; IF([.D41]&gt;=85; &quot;A+&quot;; IF([.D41]&gt;=80; &quot;A&quot;; IF([.D41]&gt;=75; &quot;B+&quot;; IF([.D41]&gt;=70; &quot;C&quot;;  IF([.D41]&gt;=50; &quot;P&quot;; IF([.D41]&gt;=45; &quot;F&quot;)))))))" table:style-name="ce1">
            <text:p>B+</text:p>
          </table:table-cell>
          <table:table-cell office:value-type="string" office:string-value="7.5 " table:formula="of:=IF([.D41]&gt;=90; &quot;9&quot;; IF([.D41]&gt;=85; &quot;8&quot;; IF([.D41]&gt;=80; &quot;7&quot;; IF([.D41]&gt;=75; &quot;7.5 &quot;; IF([.D41]&gt;=70; &quot;7&quot;;  IF([.D41]&gt;=50; &quot;6.5&quot;; IF([.D41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2">
            <text:p>4SI24AD441</text:p>
          </table:table-cell>
          <table:table-cell office:value-type="string" table:style-name="ce4">
            <text:p>Aarav Sharma</text:p>
          </table:table-cell>
          <table:table-cell office:value-type="float" office:value="80" table:style-name="ce2">
            <text:p>8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440" table:formula="of:=SUM([.D42:.H42])" table:style-name="ce2">
            <text:p>440</text:p>
          </table:table-cell>
          <table:table-cell office:value-type="float" office:value="88" table:formula="of:=[.I42]/5" table:style-name="ce1">
            <text:p>88</text:p>
          </table:table-cell>
          <table:table-cell office:value-type="string" office:string-value="A" table:formula="of:=IF([.D42]&gt;=90; &quot;O&quot;; IF([.D42]&gt;=85; &quot;A+&quot;; IF([.D42]&gt;=80; &quot;A&quot;; IF([.D42]&gt;=75; &quot;B+&quot;; IF([.D42]&gt;=70; &quot;C&quot;;  IF([.D42]&gt;=50; &quot;P&quot;; IF([.D42]&gt;=45; &quot;F&quot;)))))))" table:style-name="ce1">
            <text:p>A</text:p>
          </table:table-cell>
          <table:table-cell office:value-type="string" office:string-value="7" table:formula="of:=IF([.D42]&gt;=90; &quot;9&quot;; IF([.D42]&gt;=85; &quot;8&quot;; IF([.D42]&gt;=80; &quot;7&quot;; IF([.D42]&gt;=75; &quot;7.5 &quot;; IF([.D42]&gt;=70; &quot;7&quot;;  IF([.D42]&gt;=50; &quot;6.5&quot;; IF([.D42]&gt;=45; &quot;5&quot;)))))))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2">
            <text:p>4SI24AD442</text:p>
          </table:table-cell>
          <table:table-cell office:value-type="string" table:style-name="ce4">
            <text:p>Vivaan Gupta</text:p>
          </table:table-cell>
          <table:table-cell office:value-type="float" office:value="81" table:style-name="ce2">
            <text:p>8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445" table:formula="of:=SUM([.D43:.H43])" table:style-name="ce2">
            <text:p>445</text:p>
          </table:table-cell>
          <table:table-cell office:value-type="float" office:value="89" table:formula="of:=[.I43]/5" table:style-name="ce1">
            <text:p>89</text:p>
          </table:table-cell>
          <table:table-cell office:value-type="string" office:string-value="A" table:formula="of:=IF([.D43]&gt;=90; &quot;O&quot;; IF([.D43]&gt;=85; &quot;A+&quot;; IF([.D43]&gt;=80; &quot;A&quot;; IF([.D43]&gt;=75; &quot;B+&quot;; IF([.D43]&gt;=70; &quot;C&quot;;  IF([.D43]&gt;=50; &quot;P&quot;; IF([.D43]&gt;=45; &quot;F&quot;)))))))" table:style-name="ce1">
            <text:p>A</text:p>
          </table:table-cell>
          <table:table-cell office:value-type="string" office:string-value="7" table:formula="of:=IF([.D43]&gt;=90; &quot;9&quot;; IF([.D43]&gt;=85; &quot;8&quot;; IF([.D43]&gt;=80; &quot;7&quot;; IF([.D43]&gt;=75; &quot;7.5 &quot;; IF([.D43]&gt;=70; &quot;7&quot;;  IF([.D43]&gt;=50; &quot;6.5&quot;; IF([.D43]&gt;=45; &quot;5&quot;)))))))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string" table:style-name="ce2">
            <text:p>4SI24AD443</text:p>
          </table:table-cell>
          <table:table-cell office:value-type="string" table:style-name="ce4">
            <text:p>Aditya Kumar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54" table:style-name="ce2">
            <text:p>54</text:p>
          </table:table-cell>
          <table:table-cell office:value-type="float" office:value="270" table:formula="of:=SUM([.D44:.H44])" table:style-name="ce2">
            <text:p>270</text:p>
          </table:table-cell>
          <table:table-cell office:value-type="float" office:value="54" table:formula="of:=[.I44]/5" table:style-name="ce1">
            <text:p>54</text:p>
          </table:table-cell>
          <table:table-cell office:value-type="string" office:string-value="P" table:formula="of:=IF([.D44]&gt;=90; &quot;O&quot;; IF([.D44]&gt;=85; &quot;A+&quot;; IF([.D44]&gt;=80; &quot;A&quot;; IF([.D44]&gt;=75; &quot;B+&quot;; IF([.D44]&gt;=70; &quot;C&quot;;  IF([.D44]&gt;=50; &quot;P&quot;; IF([.D44]&gt;=45; &quot;F&quot;)))))))" table:style-name="ce1">
            <text:p>P</text:p>
          </table:table-cell>
          <table:table-cell office:value-type="string" office:string-value="6.5" table:formula="of:=IF([.D44]&gt;=90; &quot;9&quot;; IF([.D44]&gt;=85; &quot;8&quot;; IF([.D44]&gt;=80; &quot;7&quot;; IF([.D44]&gt;=75; &quot;7.5 &quot;; IF([.D44]&gt;=70; &quot;7&quot;;  IF([.D44]&gt;=50; &quot;6.5&quot;; IF([.D44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2">
            <text:p>4SI24AD444</text:p>
          </table:table-cell>
          <table:table-cell office:value-type="string" table:style-name="ce4">
            <text:p>Vihaan Singh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67" table:style-name="ce2">
            <text:p>67</text:p>
          </table:table-cell>
          <table:table-cell office:value-type="float" office:value="335" table:formula="of:=SUM([.D45:.H45])" table:style-name="ce2">
            <text:p>335</text:p>
          </table:table-cell>
          <table:table-cell office:value-type="float" office:value="67" table:formula="of:=[.I45]/5" table:style-name="ce1">
            <text:p>67</text:p>
          </table:table-cell>
          <table:table-cell office:value-type="string" office:string-value="P" table:formula="of:=IF([.D45]&gt;=90; &quot;O&quot;; IF([.D45]&gt;=85; &quot;A+&quot;; IF([.D45]&gt;=80; &quot;A&quot;; IF([.D45]&gt;=75; &quot;B+&quot;; IF([.D45]&gt;=70; &quot;C&quot;;  IF([.D45]&gt;=50; &quot;P&quot;; IF([.D45]&gt;=45; &quot;F&quot;)))))))" table:style-name="ce1">
            <text:p>P</text:p>
          </table:table-cell>
          <table:table-cell office:value-type="string" office:string-value="6.5" table:formula="of:=IF([.D45]&gt;=90; &quot;9&quot;; IF([.D45]&gt;=85; &quot;8&quot;; IF([.D45]&gt;=80; &quot;7&quot;; IF([.D45]&gt;=75; &quot;7.5 &quot;; IF([.D45]&gt;=70; &quot;7&quot;;  IF([.D45]&gt;=50; &quot;6.5&quot;; IF([.D45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string" table:style-name="ce2">
            <text:p>4SI24AD445</text:p>
          </table:table-cell>
          <table:table-cell office:value-type="string" table:style-name="ce4">
            <text:p>Arjun Reddy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87" table:style-name="ce2">
            <text:p>87</text:p>
          </table:table-cell>
          <table:table-cell office:value-type="float" office:value="435" table:formula="of:=SUM([.D46:.H46])" table:style-name="ce2">
            <text:p>435</text:p>
          </table:table-cell>
          <table:table-cell office:value-type="float" office:value="87" table:formula="of:=[.I46]/5" table:style-name="ce1">
            <text:p>87</text:p>
          </table:table-cell>
          <table:table-cell office:value-type="string" office:string-value="A+" table:formula="of:=IF([.D46]&gt;=90; &quot;O&quot;; IF([.D46]&gt;=85; &quot;A+&quot;; IF([.D46]&gt;=80; &quot;A&quot;; IF([.D46]&gt;=75; &quot;B+&quot;; IF([.D46]&gt;=70; &quot;C&quot;;  IF([.D46]&gt;=50; &quot;P&quot;; IF([.D46]&gt;=45; &quot;F&quot;)))))))" table:style-name="ce1">
            <text:p>A+</text:p>
          </table:table-cell>
          <table:table-cell office:value-type="string" office:string-value="8" table:formula="of:=IF([.D46]&gt;=90; &quot;9&quot;; IF([.D46]&gt;=85; &quot;8&quot;; IF([.D46]&gt;=80; &quot;7&quot;; IF([.D46]&gt;=75; &quot;7.5 &quot;; IF([.D46]&gt;=70; &quot;7&quot;;  IF([.D46]&gt;=50; &quot;6.5&quot;; IF([.D46]&gt;=45; &quot;5&quot;)))))))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2">
            <text:p>4SI24AD446</text:p>
          </table:table-cell>
          <table:table-cell office:value-type="string" table:style-name="ce4">
            <text:p>Reyansh Joshi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490" table:formula="of:=SUM([.D47:.H47])" table:style-name="ce2">
            <text:p>490</text:p>
          </table:table-cell>
          <table:table-cell office:value-type="float" office:value="98" table:formula="of:=[.I47]/5" table:style-name="ce1">
            <text:p>98</text:p>
          </table:table-cell>
          <table:table-cell office:value-type="string" office:string-value="O" table:formula="of:=IF([.D47]&gt;=90; &quot;O&quot;; IF([.D47]&gt;=85; &quot;A+&quot;; IF([.D47]&gt;=80; &quot;A&quot;; IF([.D47]&gt;=75; &quot;B+&quot;; IF([.D47]&gt;=70; &quot;C&quot;;  IF([.D47]&gt;=50; &quot;P&quot;; IF([.D47]&gt;=45; &quot;F&quot;)))))))" table:style-name="ce1">
            <text:p>O</text:p>
          </table:table-cell>
          <table:table-cell office:value-type="string" office:string-value="9" table:formula="of:=IF([.D47]&gt;=90; &quot;9&quot;; IF([.D47]&gt;=85; &quot;8&quot;; IF([.D47]&gt;=80; &quot;7&quot;; IF([.D47]&gt;=75; &quot;7.5 &quot;; IF([.D47]&gt;=70; &quot;7&quot;;  IF([.D47]&gt;=50; &quot;6.5&quot;; IF([.D47]&gt;=45; &quot;5&quot;)))))))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string" table:style-name="ce2">
            <text:p>4SI24AD447</text:p>
          </table:table-cell>
          <table:table-cell office:value-type="string" table:style-name="ce4">
            <text:p>Ayaan Mehta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300" table:formula="of:=SUM([.D48:.H48])" table:style-name="ce2">
            <text:p>300</text:p>
          </table:table-cell>
          <table:table-cell office:value-type="float" office:value="60" table:formula="of:=[.I48]/5" table:style-name="ce1">
            <text:p>60</text:p>
          </table:table-cell>
          <table:table-cell office:value-type="string" office:string-value="P" table:formula="of:=IF([.D48]&gt;=90; &quot;O&quot;; IF([.D48]&gt;=85; &quot;A+&quot;; IF([.D48]&gt;=80; &quot;A&quot;; IF([.D48]&gt;=75; &quot;B+&quot;; IF([.D48]&gt;=70; &quot;C&quot;;  IF([.D48]&gt;=50; &quot;P&quot;; IF([.D48]&gt;=45; &quot;F&quot;)))))))" table:style-name="ce1">
            <text:p>P</text:p>
          </table:table-cell>
          <table:table-cell office:value-type="string" office:string-value="6.5" table:formula="of:=IF([.D48]&gt;=90; &quot;9&quot;; IF([.D48]&gt;=85; &quot;8&quot;; IF([.D48]&gt;=80; &quot;7&quot;; IF([.D48]&gt;=75; &quot;7.5 &quot;; IF([.D48]&gt;=70; &quot;7&quot;;  IF([.D48]&gt;=50; &quot;6.5&quot;; IF([.D48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2">
            <text:p>4SI24AD448</text:p>
          </table:table-cell>
          <table:table-cell office:value-type="string" table:style-name="ce4">
            <text:p>Dhruv Patel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76" table:style-name="ce2">
            <text:p>76</text:p>
          </table:table-cell>
          <table:table-cell office:value-type="float" office:value="380" table:formula="of:=SUM([.D49:.H49])" table:style-name="ce2">
            <text:p>380</text:p>
          </table:table-cell>
          <table:table-cell office:value-type="float" office:value="76" table:formula="of:=[.I49]/5" table:style-name="ce1">
            <text:p>76</text:p>
          </table:table-cell>
          <table:table-cell office:value-type="string" office:string-value="B+" table:formula="of:=IF([.D49]&gt;=90; &quot;O&quot;; IF([.D49]&gt;=85; &quot;A+&quot;; IF([.D49]&gt;=80; &quot;A&quot;; IF([.D49]&gt;=75; &quot;B+&quot;; IF([.D49]&gt;=70; &quot;C&quot;;  IF([.D49]&gt;=50; &quot;P&quot;; IF([.D49]&gt;=45; &quot;F&quot;)))))))" table:style-name="ce1">
            <text:p>B+</text:p>
          </table:table-cell>
          <table:table-cell office:value-type="string" office:string-value="7.5 " table:formula="of:=IF([.D49]&gt;=90; &quot;9&quot;; IF([.D49]&gt;=85; &quot;8&quot;; IF([.D49]&gt;=80; &quot;7&quot;; IF([.D49]&gt;=75; &quot;7.5 &quot;; IF([.D49]&gt;=70; &quot;7&quot;;  IF([.D49]&gt;=50; &quot;6.5&quot;; IF([.D49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string" table:style-name="ce2">
            <text:p>4SI24AD449</text:p>
          </table:table-cell>
          <table:table-cell office:value-type="string" table:style-name="ce4">
            <text:p>Anaya Verma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300" table:formula="of:=SUM([.D50:.H50])" table:style-name="ce2">
            <text:p>300</text:p>
          </table:table-cell>
          <table:table-cell office:value-type="float" office:value="60" table:formula="of:=[.I50]/5" table:style-name="ce1">
            <text:p>60</text:p>
          </table:table-cell>
          <table:table-cell office:value-type="string" office:string-value="P" table:formula="of:=IF([.D50]&gt;=90; &quot;O&quot;; IF([.D50]&gt;=85; &quot;A+&quot;; IF([.D50]&gt;=80; &quot;A&quot;; IF([.D50]&gt;=75; &quot;B+&quot;; IF([.D50]&gt;=70; &quot;C&quot;;  IF([.D50]&gt;=50; &quot;P&quot;; IF([.D50]&gt;=45; &quot;F&quot;)))))))" table:style-name="ce1">
            <text:p>P</text:p>
          </table:table-cell>
          <table:table-cell office:value-type="string" office:string-value="6.5" table:formula="of:=IF([.D50]&gt;=90; &quot;9&quot;; IF([.D50]&gt;=85; &quot;8&quot;; IF([.D50]&gt;=80; &quot;7&quot;; IF([.D50]&gt;=75; &quot;7.5 &quot;; IF([.D50]&gt;=70; &quot;7&quot;;  IF([.D50]&gt;=50; &quot;6.5&quot;; IF([.D50]&gt;=45; &quot;5&quot;)))))))" table:style-name="ce1">
            <text:p>6.5</text:p>
          </table:table-cell>
          <table:table-cell table:number-columns-repeated="16372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2">
            <text:p>4SI24AD450</text:p>
          </table:table-cell>
          <table:table-cell office:value-type="string" table:style-name="ce4">
            <text:p>Aarav Sharma</text:p>
          </table:table-cell>
          <table:table-cell office:value-type="float" office:value="80" table:style-name="ce2">
            <text:p>80</text:p>
          </table:table-cell>
          <table:table-cell office:value-type="float" office:value="90" table:style-name="ce2">
            <text:p>9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60" table:style-name="ce2">
            <text:p>60</text:p>
          </table:table-cell>
          <table:table-cell office:value-type="float" office:value="350" table:formula="of:=SUM([.D51:.H51])" table:style-name="ce2">
            <text:p>350</text:p>
          </table:table-cell>
          <table:table-cell office:value-type="float" office:value="70" table:formula="of:=[.I51]/5" table:style-name="ce1">
            <text:p>70</text:p>
          </table:table-cell>
          <table:table-cell office:value-type="string" office:string-value="A" table:formula="of:=IF([.D51]&gt;=90; &quot;O&quot;; IF([.D51]&gt;=85; &quot;A+&quot;; IF([.D51]&gt;=80; &quot;A&quot;; IF([.D51]&gt;=75; &quot;B+&quot;; IF([.D51]&gt;=70; &quot;C&quot;;  IF([.D51]&gt;=50; &quot;P&quot;; IF([.D51]&gt;=45; &quot;F&quot;)))))))" table:style-name="ce1">
            <text:p>A</text:p>
          </table:table-cell>
          <table:table-cell office:value-type="string" office:string-value="7" table:formula="of:=IF([.D51]&gt;=90; &quot;9&quot;; IF([.D51]&gt;=85; &quot;8&quot;; IF([.D51]&gt;=80; &quot;7&quot;; IF([.D51]&gt;=75; &quot;7.5 &quot;; IF([.D51]&gt;=70; &quot;7&quot;;  IF([.D51]&gt;=50; &quot;6.5&quot;; IF([.D51]&gt;=45; &quot;5&quot;)))))))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string" table:style-name="ce2">
            <text:p>4SI24AD451</text:p>
          </table:table-cell>
          <table:table-cell office:value-type="string" table:style-name="ce4">
            <text:p>Vivaan Gupta</text:p>
          </table:table-cell>
          <table:table-cell office:value-type="float" office:value="81" table:style-name="ce2">
            <text:p>81</text:p>
          </table:table-cell>
          <table:table-cell office:value-type="float" office:value="91" table:style-name="ce2">
            <text:p>9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355" table:formula="of:=SUM([.D52:.H52])" table:style-name="ce2">
            <text:p>355</text:p>
          </table:table-cell>
          <table:table-cell office:value-type="float" office:value="71" table:formula="of:=[.I52]/5" table:style-name="ce1">
            <text:p>71</text:p>
          </table:table-cell>
          <table:table-cell office:value-type="string" office:string-value="A" table:formula="of:=IF([.D52]&gt;=90; &quot;O&quot;; IF([.D52]&gt;=85; &quot;A+&quot;; IF([.D52]&gt;=80; &quot;A&quot;; IF([.D52]&gt;=75; &quot;B+&quot;; IF([.D52]&gt;=70; &quot;C&quot;;  IF([.D52]&gt;=50; &quot;P&quot;; IF([.D52]&gt;=45; &quot;F&quot;)))))))" table:style-name="ce1">
            <text:p>A</text:p>
          </table:table-cell>
          <table:table-cell office:value-type="string" office:string-value="7" table:formula="of:=IF([.D52]&gt;=90; &quot;9&quot;; IF([.D52]&gt;=85; &quot;8&quot;; IF([.D52]&gt;=80; &quot;7&quot;; IF([.D52]&gt;=75; &quot;7.5 &quot;; IF([.D52]&gt;=70; &quot;7&quot;;  IF([.D52]&gt;=50; &quot;6.5&quot;; IF([.D52]&gt;=45; &quot;5&quot;)))))))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2">
            <text:p>4SI24AD452</text:p>
          </table:table-cell>
          <table:table-cell office:value-type="string" table:style-name="ce4">
            <text:p>Aditya Kumar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275" table:formula="of:=SUM([.D53:.H53])" table:style-name="ce2">
            <text:p>275</text:p>
          </table:table-cell>
          <table:table-cell office:value-type="float" office:value="55" table:formula="of:=[.I53]/5" table:style-name="ce1">
            <text:p>55</text:p>
          </table:table-cell>
          <table:table-cell office:value-type="string" office:string-value="P" table:formula="of:=IF([.D53]&gt;=90; &quot;O&quot;; IF([.D53]&gt;=85; &quot;A+&quot;; IF([.D53]&gt;=80; &quot;A&quot;; IF([.D53]&gt;=75; &quot;B+&quot;; IF([.D53]&gt;=70; &quot;C&quot;;  IF([.D53]&gt;=50; &quot;P&quot;; IF([.D53]&gt;=45; &quot;F&quot;)))))))" table:style-name="ce1">
            <text:p>P</text:p>
          </table:table-cell>
          <table:table-cell office:value-type="string" office:string-value="6.5" table:formula="of:=IF([.D53]&gt;=90; &quot;9&quot;; IF([.D53]&gt;=85; &quot;8&quot;; IF([.D53]&gt;=80; &quot;7&quot;; IF([.D53]&gt;=75; &quot;7.5 &quot;; IF([.D53]&gt;=70; &quot;7&quot;;  IF([.D53]&gt;=50; &quot;6.5&quot;; IF([.D53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53" table:style-name="ce6">
            <text:p>53</text:p>
          </table:table-cell>
          <table:table-cell office:value-type="string" table:style-name="ce2">
            <text:p>4SI24AD453</text:p>
          </table:table-cell>
          <table:table-cell office:value-type="string" table:style-name="ce4">
            <text:p>Vihaan Singh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340" table:formula="of:=SUM([.D54:.H54])" table:style-name="ce2">
            <text:p>340</text:p>
          </table:table-cell>
          <table:table-cell office:value-type="float" office:value="68" table:formula="of:=[.I54]/5" table:style-name="ce1">
            <text:p>68</text:p>
          </table:table-cell>
          <table:table-cell office:value-type="string" office:string-value="P" table:formula="of:=IF([.D54]&gt;=90; &quot;O&quot;; IF([.D54]&gt;=85; &quot;A+&quot;; IF([.D54]&gt;=80; &quot;A&quot;; IF([.D54]&gt;=75; &quot;B+&quot;; IF([.D54]&gt;=70; &quot;C&quot;;  IF([.D54]&gt;=50; &quot;P&quot;; IF([.D54]&gt;=45; &quot;F&quot;)))))))" table:style-name="ce1">
            <text:p>P</text:p>
          </table:table-cell>
          <table:table-cell office:value-type="string" office:string-value="6.5" table:formula="of:=IF([.D54]&gt;=90; &quot;9&quot;; IF([.D54]&gt;=85; &quot;8&quot;; IF([.D54]&gt;=80; &quot;7&quot;; IF([.D54]&gt;=75; &quot;7.5 &quot;; IF([.D54]&gt;=70; &quot;7&quot;;  IF([.D54]&gt;=50; &quot;6.5&quot;; IF([.D54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54" table:style-name="ce6">
            <text:p>54</text:p>
          </table:table-cell>
          <table:table-cell office:value-type="string" table:style-name="ce2">
            <text:p>4SI24AD454</text:p>
          </table:table-cell>
          <table:table-cell office:value-type="string" table:style-name="ce4">
            <text:p>Arjun Reddy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440" table:formula="of:=SUM([.D55:.H55])" table:style-name="ce2">
            <text:p>440</text:p>
          </table:table-cell>
          <table:table-cell office:value-type="float" office:value="88" table:formula="of:=[.I55]/5" table:style-name="ce1">
            <text:p>88</text:p>
          </table:table-cell>
          <table:table-cell office:value-type="string" office:string-value="A+" table:formula="of:=IF([.D55]&gt;=90; &quot;O&quot;; IF([.D55]&gt;=85; &quot;A+&quot;; IF([.D55]&gt;=80; &quot;A&quot;; IF([.D55]&gt;=75; &quot;B+&quot;; IF([.D55]&gt;=70; &quot;C&quot;;  IF([.D55]&gt;=50; &quot;P&quot;; IF([.D55]&gt;=45; &quot;F&quot;)))))))" table:style-name="ce1">
            <text:p>A+</text:p>
          </table:table-cell>
          <table:table-cell office:value-type="string" office:string-value="8" table:formula="of:=IF([.D55]&gt;=90; &quot;9&quot;; IF([.D55]&gt;=85; &quot;8&quot;; IF([.D55]&gt;=80; &quot;7&quot;; IF([.D55]&gt;=75; &quot;7.5 &quot;; IF([.D55]&gt;=70; &quot;7&quot;;  IF([.D55]&gt;=50; &quot;6.5&quot;; IF([.D55]&gt;=45; &quot;5&quot;)))))))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string" table:style-name="ce2">
            <text:p>4SI24AD455</text:p>
          </table:table-cell>
          <table:table-cell office:value-type="string" table:style-name="ce4">
            <text:p>Reyansh Joshi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495" table:formula="of:=SUM([.D56:.H56])" table:style-name="ce2">
            <text:p>495</text:p>
          </table:table-cell>
          <table:table-cell office:value-type="float" office:value="99" table:formula="of:=[.I56]/5" table:style-name="ce1">
            <text:p>99</text:p>
          </table:table-cell>
          <table:table-cell office:value-type="string" office:string-value="O" table:formula="of:=IF([.D56]&gt;=90; &quot;O&quot;; IF([.D56]&gt;=85; &quot;A+&quot;; IF([.D56]&gt;=80; &quot;A&quot;; IF([.D56]&gt;=75; &quot;B+&quot;; IF([.D56]&gt;=70; &quot;C&quot;;  IF([.D56]&gt;=50; &quot;P&quot;; IF([.D56]&gt;=45; &quot;F&quot;)))))))" table:style-name="ce1">
            <text:p>O</text:p>
          </table:table-cell>
          <table:table-cell office:value-type="string" office:string-value="9" table:formula="of:=IF([.D56]&gt;=90; &quot;9&quot;; IF([.D56]&gt;=85; &quot;8&quot;; IF([.D56]&gt;=80; &quot;7&quot;; IF([.D56]&gt;=75; &quot;7.5 &quot;; IF([.D56]&gt;=70; &quot;7&quot;;  IF([.D56]&gt;=50; &quot;6.5&quot;; IF([.D56]&gt;=45; &quot;5&quot;)))))))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56" table:style-name="ce6">
            <text:p>56</text:p>
          </table:table-cell>
          <table:table-cell office:value-type="string" table:style-name="ce2">
            <text:p>4SI24AD456</text:p>
          </table:table-cell>
          <table:table-cell office:value-type="string" table:style-name="ce4">
            <text:p>Ayaan Mehta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305" table:formula="of:=SUM([.D57:.H57])" table:style-name="ce2">
            <text:p>305</text:p>
          </table:table-cell>
          <table:table-cell office:value-type="float" office:value="61" table:formula="of:=[.I57]/5" table:style-name="ce1">
            <text:p>61</text:p>
          </table:table-cell>
          <table:table-cell office:value-type="string" office:string-value="P" table:formula="of:=IF([.D57]&gt;=90; &quot;O&quot;; IF([.D57]&gt;=85; &quot;A+&quot;; IF([.D57]&gt;=80; &quot;A&quot;; IF([.D57]&gt;=75; &quot;B+&quot;; IF([.D57]&gt;=70; &quot;C&quot;;  IF([.D57]&gt;=50; &quot;P&quot;; IF([.D57]&gt;=45; &quot;F&quot;)))))))" table:style-name="ce1">
            <text:p>P</text:p>
          </table:table-cell>
          <table:table-cell office:value-type="string" office:string-value="6.5" table:formula="of:=IF([.D57]&gt;=90; &quot;9&quot;; IF([.D57]&gt;=85; &quot;8&quot;; IF([.D57]&gt;=80; &quot;7&quot;; IF([.D57]&gt;=75; &quot;7.5 &quot;; IF([.D57]&gt;=70; &quot;7&quot;;  IF([.D57]&gt;=50; &quot;6.5&quot;; IF([.D57]&gt;=45; &quot;5&quot;)))))))" table:style-name="ce1">
            <text:p>6.5</text:p>
          </table:table-cell>
          <table:table-cell table:number-columns-repeated="16372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string" table:style-name="ce2">
            <text:p>4SI24AD457</text:p>
          </table:table-cell>
          <table:table-cell office:value-type="string" table:style-name="ce4">
            <text:p>Aarav Sharma</text:p>
          </table:table-cell>
          <table:table-cell office:value-type="float" office:value="77" table:style-name="ce2">
            <text:p>77</text:p>
          </table:table-cell>
          <table:table-cell office:value-type="float" office:value="62" table:style-name="ce2">
            <text:p>62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370" table:formula="of:=SUM([.D58:.H58])" table:style-name="ce2">
            <text:p>370</text:p>
          </table:table-cell>
          <table:table-cell office:value-type="float" office:value="74" table:formula="of:=[.I58]/5" table:style-name="ce1">
            <text:p>74</text:p>
          </table:table-cell>
          <table:table-cell office:value-type="string" office:string-value="B+" table:formula="of:=IF([.D58]&gt;=90; &quot;O&quot;; IF([.D58]&gt;=85; &quot;A+&quot;; IF([.D58]&gt;=80; &quot;A&quot;; IF([.D58]&gt;=75; &quot;B+&quot;; IF([.D58]&gt;=70; &quot;C&quot;;  IF([.D58]&gt;=50; &quot;P&quot;; IF([.D58]&gt;=45; &quot;F&quot;)))))))" table:style-name="ce1">
            <text:p>B+</text:p>
          </table:table-cell>
          <table:table-cell office:value-type="string" office:string-value="7.5 " table:formula="of:=IF([.D58]&gt;=90; &quot;9&quot;; IF([.D58]&gt;=85; &quot;8&quot;; IF([.D58]&gt;=80; &quot;7&quot;; IF([.D58]&gt;=75; &quot;7.5 &quot;; IF([.D58]&gt;=70; &quot;7&quot;;  IF([.D58]&gt;=50; &quot;6.5&quot;; IF([.D58]&gt;=45; &quot;5&quot;)))))))" table:style-name="ce1">
            <text:p>7.5<text:s/></text:p>
          </table:table-cell>
          <table:table-cell table:number-columns-repeated="16372"/>
        </table:table-row>
        <table:table-row table:style-name="ro1">
          <table:table-cell office:value-type="float" office:value="58" table:style-name="ce6">
            <text:p>58</text:p>
          </table:table-cell>
          <table:table-cell office:value-type="string" table:style-name="ce2">
            <text:p>4SI24AD458</text:p>
          </table:table-cell>
          <table:table-cell office:value-type="string" table:style-name="ce4">
            <text:p>Arjun Reddy</text:p>
          </table:table-cell>
          <table:table-cell office:value-type="float" office:value="78" table:style-name="ce2">
            <text:p>78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354" table:formula="of:=SUM([.D59:.H59])" table:style-name="ce2">
            <text:p>354</text:p>
          </table:table-cell>
          <table:table-cell office:value-type="float" office:value="70.8" table:formula="of:=[.I59]/5" table:style-name="ce1">
            <text:p>70.8</text:p>
          </table:table-cell>
          <table:table-cell office:value-type="string" office:string-value="B+" table:formula="of:=IF([.D59]&gt;=90; &quot;O&quot;; IF([.D59]&gt;=85; &quot;A+&quot;; IF([.D59]&gt;=80; &quot;A&quot;; IF([.D59]&gt;=75; &quot;B+&quot;; IF([.D59]&gt;=70; &quot;C&quot;;  IF([.D59]&gt;=50; &quot;P&quot;; IF([.D59]&gt;=45; &quot;F&quot;)))))))" table:style-name="ce1">
            <text:p>B+</text:p>
          </table:table-cell>
          <table:table-cell office:value-type="string" office:string-value="7.5 " table:formula="of:=IF([.D59]&gt;=90; &quot;9&quot;; IF([.D59]&gt;=85; &quot;8&quot;; IF([.D59]&gt;=80; &quot;7&quot;; IF([.D59]&gt;=75; &quot;7.5 &quot;; IF([.D59]&gt;=70; &quot;7&quot;;  IF([.D59]&gt;=50; &quot;6.5&quot;; IF([.D59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string" table:style-name="ce2">
            <text:p>4SI24AD459</text:p>
          </table:table-cell>
          <table:table-cell office:value-type="string" table:style-name="ce4">
            <text:p>Reyansh Joshi</text:p>
          </table:table-cell>
          <table:table-cell office:value-type="float" office:value="79" table:style-name="ce2">
            <text:p>7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435" table:formula="of:=SUM([.D60:.H60])" table:style-name="ce2">
            <text:p>435</text:p>
          </table:table-cell>
          <table:table-cell office:value-type="float" office:value="87" table:formula="of:=[.I60]/5" table:style-name="ce1">
            <text:p>87</text:p>
          </table:table-cell>
          <table:table-cell office:value-type="string" office:string-value="B+" table:formula="of:=IF([.D60]&gt;=90; &quot;O&quot;; IF([.D60]&gt;=85; &quot;A+&quot;; IF([.D60]&gt;=80; &quot;A&quot;; IF([.D60]&gt;=75; &quot;B+&quot;; IF([.D60]&gt;=70; &quot;C&quot;;  IF([.D60]&gt;=50; &quot;P&quot;; IF([.D60]&gt;=45; &quot;F&quot;)))))))" table:style-name="ce1">
            <text:p>B+</text:p>
          </table:table-cell>
          <table:table-cell office:value-type="string" office:string-value="7.5 " table:formula="of:=IF([.D60]&gt;=90; &quot;9&quot;; IF([.D60]&gt;=85; &quot;8&quot;; IF([.D60]&gt;=80; &quot;7&quot;; IF([.D60]&gt;=75; &quot;7.5 &quot;; IF([.D60]&gt;=70; &quot;7&quot;;  IF([.D60]&gt;=50; &quot;6.5&quot;; IF([.D60]&gt;=45; &quot;5&quot;)))))))" table:style-name="ce1">
            <text:p>7.5<text:s/></text:p>
          </table:table-cell>
          <table:table-cell table:number-columns-repeated="16372"/>
        </table:table-row>
        <table:table-row table:style-name="ro1">
          <table:table-cell office:value-type="float" office:value="60" table:style-name="ce6">
            <text:p>60</text:p>
          </table:table-cell>
          <table:table-cell office:value-type="string" table:style-name="ce2">
            <text:p>4SI24AD460</text:p>
          </table:table-cell>
          <table:table-cell office:value-type="string" table:style-name="ce4">
            <text:p>Ayaan Mehta</text:p>
          </table:table-cell>
          <table:table-cell office:value-type="float" office:value="80" table:style-name="ce2">
            <text:p>8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440" table:formula="of:=SUM([.D61:.H61])" table:style-name="ce2">
            <text:p>440</text:p>
          </table:table-cell>
          <table:table-cell office:value-type="float" office:value="88" table:formula="of:=[.I61]/5" table:style-name="ce1">
            <text:p>88</text:p>
          </table:table-cell>
          <table:table-cell office:value-type="string" office:string-value="A" table:formula="of:=IF([.D61]&gt;=90; &quot;O&quot;; IF([.D61]&gt;=85; &quot;A+&quot;; IF([.D61]&gt;=80; &quot;A&quot;; IF([.D61]&gt;=75; &quot;B+&quot;; IF([.D61]&gt;=70; &quot;C&quot;;  IF([.D61]&gt;=50; &quot;P&quot;; IF([.D61]&gt;=45; &quot;F&quot;)))))))" table:style-name="ce1">
            <text:p>A</text:p>
          </table:table-cell>
          <table:table-cell office:value-type="string" office:string-value="7" table:formula="of:=IF([.D61]&gt;=90; &quot;9&quot;; IF([.D61]&gt;=85; &quot;8&quot;; IF([.D61]&gt;=80; &quot;7&quot;; IF([.D61]&gt;=75; &quot;7.5 &quot;; IF([.D61]&gt;=70; &quot;7&quot;;  IF([.D61]&gt;=50; &quot;6.5&quot;; IF([.D61]&gt;=45; &quot;5&quot;)))))))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string" table:style-name="ce2">
            <text:p>4SI24AD461</text:p>
          </table:table-cell>
          <table:table-cell office:value-type="string" table:style-name="ce4">
            <text:p>Aarav Sharma</text:p>
          </table:table-cell>
          <table:table-cell office:value-type="float" office:value="81" table:style-name="ce2">
            <text:p>8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445" table:formula="of:=SUM([.D62:.H62])" table:style-name="ce2">
            <text:p>445</text:p>
          </table:table-cell>
          <table:table-cell office:value-type="float" office:value="89" table:formula="of:=[.I62]/5" table:style-name="ce1">
            <text:p>89</text:p>
          </table:table-cell>
          <table:table-cell office:value-type="string" office:string-value="A" table:formula="of:=IF([.D62]&gt;=90; &quot;O&quot;; IF([.D62]&gt;=85; &quot;A+&quot;; IF([.D62]&gt;=80; &quot;A&quot;; IF([.D62]&gt;=75; &quot;B+&quot;; IF([.D62]&gt;=70; &quot;C&quot;;  IF([.D62]&gt;=50; &quot;P&quot;; IF([.D62]&gt;=45; &quot;F&quot;)))))))" table:style-name="ce1">
            <text:p>A</text:p>
          </table:table-cell>
          <table:table-cell office:value-type="string" office:string-value="7" table:formula="of:=IF([.D62]&gt;=90; &quot;9&quot;; IF([.D62]&gt;=85; &quot;8&quot;; IF([.D62]&gt;=80; &quot;7&quot;; IF([.D62]&gt;=75; &quot;7.5 &quot;; IF([.D62]&gt;=70; &quot;7&quot;;  IF([.D62]&gt;=50; &quot;6.5&quot;; IF([.D62]&gt;=45; &quot;5&quot;)))))))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string" table:style-name="ce2">
            <text:p>4SI24AD462</text:p>
          </table:table-cell>
          <table:table-cell office:value-type="string" table:style-name="ce4">
            <text:p>Vivaan Gupta</text:p>
          </table:table-cell>
          <table:table-cell office:value-type="float" office:value="82" table:style-name="ce2">
            <text:p>8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92" table:style-name="ce2">
            <text:p>92</text:p>
          </table:table-cell>
          <table:table-cell office:value-type="float" office:value="450" table:formula="of:=SUM([.D63:.H63])" table:style-name="ce2">
            <text:p>450</text:p>
          </table:table-cell>
          <table:table-cell office:value-type="float" office:value="90" table:formula="of:=[.I63]/5" table:style-name="ce1">
            <text:p>90</text:p>
          </table:table-cell>
          <table:table-cell office:value-type="string" office:string-value="A" table:formula="of:=IF([.D63]&gt;=90; &quot;O&quot;; IF([.D63]&gt;=85; &quot;A+&quot;; IF([.D63]&gt;=80; &quot;A&quot;; IF([.D63]&gt;=75; &quot;B+&quot;; IF([.D63]&gt;=70; &quot;C&quot;;  IF([.D63]&gt;=50; &quot;P&quot;; IF([.D63]&gt;=45; &quot;F&quot;)))))))" table:style-name="ce1">
            <text:p>A</text:p>
          </table:table-cell>
          <table:table-cell office:value-type="string" office:string-value="7" table:formula="of:=IF([.D63]&gt;=90; &quot;9&quot;; IF([.D63]&gt;=85; &quot;8&quot;; IF([.D63]&gt;=80; &quot;7&quot;; IF([.D63]&gt;=75; &quot;7.5 &quot;; IF([.D63]&gt;=70; &quot;7&quot;;  IF([.D63]&gt;=50; &quot;6.5&quot;; IF([.D63]&gt;=45; &quot;5&quot;)))))))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string" table:style-name="ce2">
            <text:p>4SI24AD463</text:p>
          </table:table-cell>
          <table:table-cell office:value-type="string" table:style-name="ce4">
            <text:p>Aditya Kumar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55" table:style-name="ce2">
            <text:p>55</text:p>
          </table:table-cell>
          <table:table-cell office:value-type="float" office:value="275" table:formula="of:=SUM([.D64:.H64])" table:style-name="ce2">
            <text:p>275</text:p>
          </table:table-cell>
          <table:table-cell office:value-type="float" office:value="55" table:formula="of:=[.I64]/5" table:style-name="ce1">
            <text:p>55</text:p>
          </table:table-cell>
          <table:table-cell office:value-type="string" office:string-value="P" table:formula="of:=IF([.D64]&gt;=90; &quot;O&quot;; IF([.D64]&gt;=85; &quot;A+&quot;; IF([.D64]&gt;=80; &quot;A&quot;; IF([.D64]&gt;=75; &quot;B+&quot;; IF([.D64]&gt;=70; &quot;C&quot;;  IF([.D64]&gt;=50; &quot;P&quot;; IF([.D64]&gt;=45; &quot;F&quot;)))))))" table:style-name="ce1">
            <text:p>P</text:p>
          </table:table-cell>
          <table:table-cell office:value-type="string" office:string-value="6.5" table:formula="of:=IF([.D64]&gt;=90; &quot;9&quot;; IF([.D64]&gt;=85; &quot;8&quot;; IF([.D64]&gt;=80; &quot;7&quot;; IF([.D64]&gt;=75; &quot;7.5 &quot;; IF([.D64]&gt;=70; &quot;7&quot;;  IF([.D64]&gt;=50; &quot;6.5&quot;; IF([.D64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64" table:style-name="ce6">
            <text:p>64</text:p>
          </table:table-cell>
          <table:table-cell office:value-type="string" table:style-name="ce2">
            <text:p>4SI24AD464</text:p>
          </table:table-cell>
          <table:table-cell office:value-type="string" table:style-name="ce4">
            <text:p>Vihaan Singh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68" table:style-name="ce2">
            <text:p>68</text:p>
          </table:table-cell>
          <table:table-cell office:value-type="float" office:value="340" table:formula="of:=SUM([.D65:.H65])" table:style-name="ce2">
            <text:p>340</text:p>
          </table:table-cell>
          <table:table-cell office:value-type="float" office:value="68" table:formula="of:=[.I65]/5" table:style-name="ce1">
            <text:p>68</text:p>
          </table:table-cell>
          <table:table-cell office:value-type="string" office:string-value="P" table:formula="of:=IF([.D65]&gt;=90; &quot;O&quot;; IF([.D65]&gt;=85; &quot;A+&quot;; IF([.D65]&gt;=80; &quot;A&quot;; IF([.D65]&gt;=75; &quot;B+&quot;; IF([.D65]&gt;=70; &quot;C&quot;;  IF([.D65]&gt;=50; &quot;P&quot;; IF([.D65]&gt;=45; &quot;F&quot;)))))))" table:style-name="ce1">
            <text:p>P</text:p>
          </table:table-cell>
          <table:table-cell office:value-type="string" office:string-value="6.5" table:formula="of:=IF([.D65]&gt;=90; &quot;9&quot;; IF([.D65]&gt;=85; &quot;8&quot;; IF([.D65]&gt;=80; &quot;7&quot;; IF([.D65]&gt;=75; &quot;7.5 &quot;; IF([.D65]&gt;=70; &quot;7&quot;;  IF([.D65]&gt;=50; &quot;6.5&quot;; IF([.D65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65" table:style-name="ce6">
            <text:p>65</text:p>
          </table:table-cell>
          <table:table-cell office:value-type="string" table:style-name="ce2">
            <text:p>4SI24AD465</text:p>
          </table:table-cell>
          <table:table-cell office:value-type="string" table:style-name="ce4">
            <text:p>Arjun Reddy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88" table:style-name="ce2">
            <text:p>88</text:p>
          </table:table-cell>
          <table:table-cell office:value-type="float" office:value="440" table:formula="of:=SUM([.D66:.H66])" table:style-name="ce2">
            <text:p>440</text:p>
          </table:table-cell>
          <table:table-cell office:value-type="float" office:value="88" table:formula="of:=[.I66]/5" table:style-name="ce1">
            <text:p>88</text:p>
          </table:table-cell>
          <table:table-cell office:value-type="string" office:string-value="A+" table:formula="of:=IF([.D66]&gt;=90; &quot;O&quot;; IF([.D66]&gt;=85; &quot;A+&quot;; IF([.D66]&gt;=80; &quot;A&quot;; IF([.D66]&gt;=75; &quot;B+&quot;; IF([.D66]&gt;=70; &quot;C&quot;;  IF([.D66]&gt;=50; &quot;P&quot;; IF([.D66]&gt;=45; &quot;F&quot;)))))))" table:style-name="ce1">
            <text:p>A+</text:p>
          </table:table-cell>
          <table:table-cell office:value-type="string" office:string-value="8" table:formula="of:=IF([.D66]&gt;=90; &quot;9&quot;; IF([.D66]&gt;=85; &quot;8&quot;; IF([.D66]&gt;=80; &quot;7&quot;; IF([.D66]&gt;=75; &quot;7.5 &quot;; IF([.D66]&gt;=70; &quot;7&quot;;  IF([.D66]&gt;=50; &quot;6.5&quot;; IF([.D66]&gt;=45; &quot;5&quot;)))))))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string" table:style-name="ce2">
            <text:p>4SI24AD466</text:p>
          </table:table-cell>
          <table:table-cell office:value-type="string" table:style-name="ce4">
            <text:p>Reyansh Joshi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99" table:style-name="ce2">
            <text:p>99</text:p>
          </table:table-cell>
          <table:table-cell office:value-type="float" office:value="495" table:formula="of:=SUM([.D67:.H67])" table:style-name="ce2">
            <text:p>495</text:p>
          </table:table-cell>
          <table:table-cell office:value-type="float" office:value="99" table:formula="of:=[.I67]/5" table:style-name="ce1">
            <text:p>99</text:p>
          </table:table-cell>
          <table:table-cell office:value-type="string" office:string-value="O" table:formula="of:=IF([.D67]&gt;=90; &quot;O&quot;; IF([.D67]&gt;=85; &quot;A+&quot;; IF([.D67]&gt;=80; &quot;A&quot;; IF([.D67]&gt;=75; &quot;B+&quot;; IF([.D67]&gt;=70; &quot;C&quot;;  IF([.D67]&gt;=50; &quot;P&quot;; IF([.D67]&gt;=45; &quot;F&quot;)))))))" table:style-name="ce1">
            <text:p>O</text:p>
          </table:table-cell>
          <table:table-cell office:value-type="string" office:string-value="9" table:formula="of:=IF([.D67]&gt;=90; &quot;9&quot;; IF([.D67]&gt;=85; &quot;8&quot;; IF([.D67]&gt;=80; &quot;7&quot;; IF([.D67]&gt;=75; &quot;7.5 &quot;; IF([.D67]&gt;=70; &quot;7&quot;;  IF([.D67]&gt;=50; &quot;6.5&quot;; IF([.D67]&gt;=45; &quot;5&quot;)))))))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67" table:style-name="ce6">
            <text:p>67</text:p>
          </table:table-cell>
          <table:table-cell office:value-type="string" table:style-name="ce2">
            <text:p>4SI24AD467</text:p>
          </table:table-cell>
          <table:table-cell office:value-type="string" table:style-name="ce4">
            <text:p>Ayaan Mehta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305" table:formula="of:=SUM([.D68:.H68])" table:style-name="ce2">
            <text:p>305</text:p>
          </table:table-cell>
          <table:table-cell office:value-type="float" office:value="61" table:formula="of:=[.I68]/5" table:style-name="ce1">
            <text:p>61</text:p>
          </table:table-cell>
          <table:table-cell office:value-type="string" office:string-value="P" table:formula="of:=IF([.D68]&gt;=90; &quot;O&quot;; IF([.D68]&gt;=85; &quot;A+&quot;; IF([.D68]&gt;=80; &quot;A&quot;; IF([.D68]&gt;=75; &quot;B+&quot;; IF([.D68]&gt;=70; &quot;C&quot;;  IF([.D68]&gt;=50; &quot;P&quot;; IF([.D68]&gt;=45; &quot;F&quot;)))))))" table:style-name="ce1">
            <text:p>P</text:p>
          </table:table-cell>
          <table:table-cell office:value-type="string" office:string-value="6.5" table:formula="of:=IF([.D68]&gt;=90; &quot;9&quot;; IF([.D68]&gt;=85; &quot;8&quot;; IF([.D68]&gt;=80; &quot;7&quot;; IF([.D68]&gt;=75; &quot;7.5 &quot;; IF([.D68]&gt;=70; &quot;7&quot;;  IF([.D68]&gt;=50; &quot;6.5&quot;; IF([.D68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68" table:style-name="ce6">
            <text:p>68</text:p>
          </table:table-cell>
          <table:table-cell office:value-type="string" table:style-name="ce2">
            <text:p>4SI24AD468</text:p>
          </table:table-cell>
          <table:table-cell office:value-type="string" table:style-name="ce4">
            <text:p>Dhruv Patel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77" table:style-name="ce2">
            <text:p>77</text:p>
          </table:table-cell>
          <table:table-cell office:value-type="float" office:value="385" table:formula="of:=SUM([.D69:.H69])" table:style-name="ce2">
            <text:p>385</text:p>
          </table:table-cell>
          <table:table-cell office:value-type="float" office:value="77" table:formula="of:=[.I69]/5" table:style-name="ce1">
            <text:p>77</text:p>
          </table:table-cell>
          <table:table-cell office:value-type="string" office:string-value="B+" table:formula="of:=IF([.D69]&gt;=90; &quot;O&quot;; IF([.D69]&gt;=85; &quot;A+&quot;; IF([.D69]&gt;=80; &quot;A&quot;; IF([.D69]&gt;=75; &quot;B+&quot;; IF([.D69]&gt;=70; &quot;C&quot;;  IF([.D69]&gt;=50; &quot;P&quot;; IF([.D69]&gt;=45; &quot;F&quot;)))))))" table:style-name="ce1">
            <text:p>B+</text:p>
          </table:table-cell>
          <table:table-cell office:value-type="string" office:string-value="7.5 " table:formula="of:=IF([.D69]&gt;=90; &quot;9&quot;; IF([.D69]&gt;=85; &quot;8&quot;; IF([.D69]&gt;=80; &quot;7&quot;; IF([.D69]&gt;=75; &quot;7.5 &quot;; IF([.D69]&gt;=70; &quot;7&quot;;  IF([.D69]&gt;=50; &quot;6.5&quot;; IF([.D69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string" table:style-name="ce2">
            <text:p>4SI24AD469</text:p>
          </table:table-cell>
          <table:table-cell office:value-type="string" table:style-name="ce4">
            <text:p>Anaya Verma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305" table:formula="of:=SUM([.D70:.H70])" table:style-name="ce2">
            <text:p>305</text:p>
          </table:table-cell>
          <table:table-cell office:value-type="float" office:value="61" table:formula="of:=[.I70]/5" table:style-name="ce1">
            <text:p>61</text:p>
          </table:table-cell>
          <table:table-cell office:value-type="string" office:string-value="P" table:formula="of:=IF([.D70]&gt;=90; &quot;O&quot;; IF([.D70]&gt;=85; &quot;A+&quot;; IF([.D70]&gt;=80; &quot;A&quot;; IF([.D70]&gt;=75; &quot;B+&quot;; IF([.D70]&gt;=70; &quot;C&quot;;  IF([.D70]&gt;=50; &quot;P&quot;; IF([.D70]&gt;=45; &quot;F&quot;)))))))" table:style-name="ce1">
            <text:p>P</text:p>
          </table:table-cell>
          <table:table-cell office:value-type="string" office:string-value="6.5" table:formula="of:=IF([.D70]&gt;=90; &quot;9&quot;; IF([.D70]&gt;=85; &quot;8&quot;; IF([.D70]&gt;=80; &quot;7&quot;; IF([.D70]&gt;=75; &quot;7.5 &quot;; IF([.D70]&gt;=70; &quot;7&quot;;  IF([.D70]&gt;=50; &quot;6.5&quot;; IF([.D70]&gt;=45; &quot;5&quot;)))))))" table:style-name="ce1">
            <text:p>6.5</text:p>
          </table:table-cell>
          <table:table-cell table:number-columns-repeated="16372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string" table:style-name="ce2">
            <text:p>4SI24AD470</text:p>
          </table:table-cell>
          <table:table-cell office:value-type="string" table:style-name="ce4">
            <text:p>Aarav Sharma</text:p>
          </table:table-cell>
          <table:table-cell office:value-type="float" office:value="81" table:style-name="ce2">
            <text:p>81</text:p>
          </table:table-cell>
          <table:table-cell office:value-type="float" office:value="48" table:style-name="ce2">
            <text:p>48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61" table:style-name="ce2">
            <text:p>61</text:p>
          </table:table-cell>
          <table:table-cell office:value-type="float" office:value="312" table:formula="of:=SUM([.D71:.H71])" table:style-name="ce2">
            <text:p>312</text:p>
          </table:table-cell>
          <table:table-cell office:value-type="float" office:value="62.4" table:formula="of:=[.I71]/5" table:style-name="ce1">
            <text:p>62.4</text:p>
          </table:table-cell>
          <table:table-cell office:value-type="string" office:string-value="A" table:formula="of:=IF([.D71]&gt;=90; &quot;O&quot;; IF([.D71]&gt;=85; &quot;A+&quot;; IF([.D71]&gt;=80; &quot;A&quot;; IF([.D71]&gt;=75; &quot;B+&quot;; IF([.D71]&gt;=70; &quot;C&quot;;  IF([.D71]&gt;=50; &quot;P&quot;; IF([.D71]&gt;=45; &quot;F&quot;)))))))" table:style-name="ce1">
            <text:p>A</text:p>
          </table:table-cell>
          <table:table-cell office:value-type="string" office:string-value="7" table:formula="of:=IF([.D71]&gt;=90; &quot;9&quot;; IF([.D71]&gt;=85; &quot;8&quot;; IF([.D71]&gt;=80; &quot;7&quot;; IF([.D71]&gt;=75; &quot;7.5 &quot;; IF([.D71]&gt;=70; &quot;7&quot;;  IF([.D71]&gt;=50; &quot;6.5&quot;; IF([.D71]&gt;=45; &quot;5&quot;)))))))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71" table:style-name="ce6">
            <text:p>71</text:p>
          </table:table-cell>
          <table:table-cell office:value-type="string" table:style-name="ce2">
            <text:p>4SI24AD471</text:p>
          </table:table-cell>
          <table:table-cell office:value-type="string" table:style-name="ce4">
            <text:p>Vivaan Gupta</text:p>
          </table:table-cell>
          <table:table-cell office:value-type="float" office:value="78" table:style-name="ce2">
            <text:p>78</text:p>
          </table:table-cell>
          <table:table-cell office:value-type="float" office:value="87" table:style-name="ce2">
            <text:p>87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97" table:style-name="ce2">
            <text:p>97</text:p>
          </table:table-cell>
          <table:table-cell office:value-type="float" office:value="456" table:formula="of:=SUM([.D72:.H72])" table:style-name="ce2">
            <text:p>456</text:p>
          </table:table-cell>
          <table:table-cell office:value-type="float" office:value="91.2" table:formula="of:=[.I72]/5" table:style-name="ce1">
            <text:p>91.2</text:p>
          </table:table-cell>
          <table:table-cell office:value-type="string" office:string-value="B+" table:formula="of:=IF([.D72]&gt;=90; &quot;O&quot;; IF([.D72]&gt;=85; &quot;A+&quot;; IF([.D72]&gt;=80; &quot;A&quot;; IF([.D72]&gt;=75; &quot;B+&quot;; IF([.D72]&gt;=70; &quot;C&quot;;  IF([.D72]&gt;=50; &quot;P&quot;; IF([.D72]&gt;=45; &quot;F&quot;)))))))" table:style-name="ce1">
            <text:p>B+</text:p>
          </table:table-cell>
          <table:table-cell office:value-type="string" office:string-value="7.5 " table:formula="of:=IF([.D72]&gt;=90; &quot;9&quot;; IF([.D72]&gt;=85; &quot;8&quot;; IF([.D72]&gt;=80; &quot;7&quot;; IF([.D72]&gt;=75; &quot;7.5 &quot;; IF([.D72]&gt;=70; &quot;7&quot;;  IF([.D72]&gt;=50; &quot;6.5&quot;; IF([.D72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string" table:style-name="ce2">
            <text:p>4SI24AD472</text:p>
          </table:table-cell>
          <table:table-cell office:value-type="string" table:style-name="ce4">
            <text:p>Aditya Kumar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280" table:formula="of:=SUM([.D73:.H73])" table:style-name="ce2">
            <text:p>280</text:p>
          </table:table-cell>
          <table:table-cell office:value-type="float" office:value="56" table:formula="of:=[.I73]/5" table:style-name="ce1">
            <text:p>56</text:p>
          </table:table-cell>
          <table:table-cell office:value-type="string" office:string-value="P" table:formula="of:=IF([.D73]&gt;=90; &quot;O&quot;; IF([.D73]&gt;=85; &quot;A+&quot;; IF([.D73]&gt;=80; &quot;A&quot;; IF([.D73]&gt;=75; &quot;B+&quot;; IF([.D73]&gt;=70; &quot;C&quot;;  IF([.D73]&gt;=50; &quot;P&quot;; IF([.D73]&gt;=45; &quot;F&quot;)))))))" table:style-name="ce1">
            <text:p>P</text:p>
          </table:table-cell>
          <table:table-cell office:value-type="string" office:string-value="6.5" table:formula="of:=IF([.D73]&gt;=90; &quot;9&quot;; IF([.D73]&gt;=85; &quot;8&quot;; IF([.D73]&gt;=80; &quot;7&quot;; IF([.D73]&gt;=75; &quot;7.5 &quot;; IF([.D73]&gt;=70; &quot;7&quot;;  IF([.D73]&gt;=50; &quot;6.5&quot;; IF([.D73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73" table:style-name="ce6">
            <text:p>73</text:p>
          </table:table-cell>
          <table:table-cell office:value-type="string" table:style-name="ce2">
            <text:p>4SI24AD473</text:p>
          </table:table-cell>
          <table:table-cell office:value-type="string" table:style-name="ce4">
            <text:p>Vihaan Singh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345" table:formula="of:=SUM([.D74:.H74])" table:style-name="ce2">
            <text:p>345</text:p>
          </table:table-cell>
          <table:table-cell office:value-type="float" office:value="69" table:formula="of:=[.I74]/5" table:style-name="ce1">
            <text:p>69</text:p>
          </table:table-cell>
          <table:table-cell office:value-type="string" office:string-value="P" table:formula="of:=IF([.D74]&gt;=90; &quot;O&quot;; IF([.D74]&gt;=85; &quot;A+&quot;; IF([.D74]&gt;=80; &quot;A&quot;; IF([.D74]&gt;=75; &quot;B+&quot;; IF([.D74]&gt;=70; &quot;C&quot;;  IF([.D74]&gt;=50; &quot;P&quot;; IF([.D74]&gt;=45; &quot;F&quot;)))))))" table:style-name="ce1">
            <text:p>P</text:p>
          </table:table-cell>
          <table:table-cell office:value-type="string" office:string-value="6.5" table:formula="of:=IF([.D74]&gt;=90; &quot;9&quot;; IF([.D74]&gt;=85; &quot;8&quot;; IF([.D74]&gt;=80; &quot;7&quot;; IF([.D74]&gt;=75; &quot;7.5 &quot;; IF([.D74]&gt;=70; &quot;7&quot;;  IF([.D74]&gt;=50; &quot;6.5&quot;; IF([.D74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2">
            <text:p>4SI24AD474</text:p>
          </table:table-cell>
          <table:table-cell office:value-type="string" table:style-name="ce4">
            <text:p>Arjun Reddy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445" table:formula="of:=SUM([.D75:.H75])" table:style-name="ce2">
            <text:p>445</text:p>
          </table:table-cell>
          <table:table-cell office:value-type="float" office:value="89" table:formula="of:=[.I75]/5" table:style-name="ce1">
            <text:p>89</text:p>
          </table:table-cell>
          <table:table-cell office:value-type="string" office:string-value="A+" table:formula="of:=IF([.D75]&gt;=90; &quot;O&quot;; IF([.D75]&gt;=85; &quot;A+&quot;; IF([.D75]&gt;=80; &quot;A&quot;; IF([.D75]&gt;=75; &quot;B+&quot;; IF([.D75]&gt;=70; &quot;C&quot;;  IF([.D75]&gt;=50; &quot;P&quot;; IF([.D75]&gt;=45; &quot;F&quot;)))))))" table:style-name="ce1">
            <text:p>A+</text:p>
          </table:table-cell>
          <table:table-cell office:value-type="string" office:string-value="8" table:formula="of:=IF([.D75]&gt;=90; &quot;9&quot;; IF([.D75]&gt;=85; &quot;8&quot;; IF([.D75]&gt;=80; &quot;7&quot;; IF([.D75]&gt;=75; &quot;7.5 &quot;; IF([.D75]&gt;=70; &quot;7&quot;;  IF([.D75]&gt;=50; &quot;6.5&quot;; IF([.D75]&gt;=45; &quot;5&quot;)))))))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string" table:style-name="ce2">
            <text:p>4SI24AD475</text:p>
          </table:table-cell>
          <table:table-cell office:value-type="string" table:style-name="ce4">
            <text:p>Reyansh Joshi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500" table:formula="of:=SUM([.D76:.H76])" table:style-name="ce2">
            <text:p>500</text:p>
          </table:table-cell>
          <table:table-cell office:value-type="float" office:value="100" table:formula="of:=[.I76]/5" table:style-name="ce1">
            <text:p>100</text:p>
          </table:table-cell>
          <table:table-cell office:value-type="string" office:string-value="O" table:formula="of:=IF([.D76]&gt;=90; &quot;O&quot;; IF([.D76]&gt;=85; &quot;A+&quot;; IF([.D76]&gt;=80; &quot;A&quot;; IF([.D76]&gt;=75; &quot;B+&quot;; IF([.D76]&gt;=70; &quot;C&quot;;  IF([.D76]&gt;=50; &quot;P&quot;; IF([.D76]&gt;=45; &quot;F&quot;)))))))" table:style-name="ce1">
            <text:p>O</text:p>
          </table:table-cell>
          <table:table-cell office:value-type="string" office:string-value="9" table:formula="of:=IF([.D76]&gt;=90; &quot;9&quot;; IF([.D76]&gt;=85; &quot;8&quot;; IF([.D76]&gt;=80; &quot;7&quot;; IF([.D76]&gt;=75; &quot;7.5 &quot;; IF([.D76]&gt;=70; &quot;7&quot;;  IF([.D76]&gt;=50; &quot;6.5&quot;; IF([.D76]&gt;=45; &quot;5&quot;)))))))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2">
            <text:p>4SI24AD476</text:p>
          </table:table-cell>
          <table:table-cell office:value-type="string" table:style-name="ce4">
            <text:p>Ayaan Mehta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310" table:formula="of:=SUM([.D77:.H77])" table:style-name="ce2">
            <text:p>310</text:p>
          </table:table-cell>
          <table:table-cell office:value-type="float" office:value="62" table:formula="of:=[.I77]/5" table:style-name="ce1">
            <text:p>62</text:p>
          </table:table-cell>
          <table:table-cell office:value-type="string" office:string-value="P" table:formula="of:=IF([.D77]&gt;=90; &quot;O&quot;; IF([.D77]&gt;=85; &quot;A+&quot;; IF([.D77]&gt;=80; &quot;A&quot;; IF([.D77]&gt;=75; &quot;B+&quot;; IF([.D77]&gt;=70; &quot;C&quot;;  IF([.D77]&gt;=50; &quot;P&quot;; IF([.D77]&gt;=45; &quot;F&quot;)))))))" table:style-name="ce1">
            <text:p>P</text:p>
          </table:table-cell>
          <table:table-cell office:value-type="string" office:string-value="6.5" table:formula="of:=IF([.D77]&gt;=90; &quot;9&quot;; IF([.D77]&gt;=85; &quot;8&quot;; IF([.D77]&gt;=80; &quot;7&quot;; IF([.D77]&gt;=75; &quot;7.5 &quot;; IF([.D77]&gt;=70; &quot;7&quot;;  IF([.D77]&gt;=50; &quot;6.5&quot;; IF([.D77]&gt;=45; &quot;5&quot;)))))))" table:style-name="ce1">
            <text:p>6.5</text:p>
          </table:table-cell>
          <table:table-cell table:number-columns-repeated="16372"/>
        </table:table-row>
        <table:table-row table:style-name="ro2">
          <table:table-cell office:value-type="float" office:value="77" table:style-name="ce6">
            <text:p>77</text:p>
          </table:table-cell>
          <table:table-cell office:value-type="string" table:style-name="ce2">
            <text:p>4SI24AD477</text:p>
          </table:table-cell>
          <table:table-cell office:value-type="string" table:style-name="ce4">
            <text:p>Aarav Sharma</text:p>
          </table:table-cell>
          <table:table-cell office:value-type="float" office:value="78" table:style-name="ce2">
            <text:p>78</text:p>
          </table:table-cell>
          <table:table-cell office:value-type="float" office:value="63" table:style-name="ce2">
            <text:p>63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375" table:formula="of:=SUM([.D78:.H78])" table:style-name="ce2">
            <text:p>375</text:p>
          </table:table-cell>
          <table:table-cell office:value-type="float" office:value="75" table:formula="of:=[.I78]/5" table:style-name="ce1">
            <text:p>75</text:p>
          </table:table-cell>
          <table:table-cell office:value-type="string" office:string-value="B+" table:formula="of:=IF([.D78]&gt;=90; &quot;O&quot;; IF([.D78]&gt;=85; &quot;A+&quot;; IF([.D78]&gt;=80; &quot;A&quot;; IF([.D78]&gt;=75; &quot;B+&quot;; IF([.D78]&gt;=70; &quot;C&quot;;  IF([.D78]&gt;=50; &quot;P&quot;; IF([.D78]&gt;=45; &quot;F&quot;)))))))" table:style-name="ce1">
            <text:p>B+</text:p>
          </table:table-cell>
          <table:table-cell office:value-type="string" office:string-value="7.5 " table:formula="of:=IF([.D78]&gt;=90; &quot;9&quot;; IF([.D78]&gt;=85; &quot;8&quot;; IF([.D78]&gt;=80; &quot;7&quot;; IF([.D78]&gt;=75; &quot;7.5 &quot;; IF([.D78]&gt;=70; &quot;7&quot;;  IF([.D78]&gt;=50; &quot;6.5&quot;; IF([.D78]&gt;=45; &quot;5&quot;)))))))" table:style-name="ce1">
            <text:p>7.5<text:s/></text:p>
          </table:table-cell>
          <table:table-cell table:number-columns-repeated="16372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2">
            <text:p>4SI24AD478</text:p>
          </table:table-cell>
          <table:table-cell office:value-type="string" table:style-name="ce4">
            <text:p>Arjun Reddy</text:p>
          </table:table-cell>
          <table:table-cell office:value-type="float" office:value="79" table:style-name="ce2">
            <text:p>79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359" table:formula="of:=SUM([.D79:.H79])" table:style-name="ce2">
            <text:p>359</text:p>
          </table:table-cell>
          <table:table-cell office:value-type="float" office:value="71.8" table:formula="of:=[.I79]/5" table:style-name="ce1">
            <text:p>71.8</text:p>
          </table:table-cell>
          <table:table-cell office:value-type="string" office:string-value="B+" table:formula="of:=IF([.D79]&gt;=90; &quot;O&quot;; IF([.D79]&gt;=85; &quot;A+&quot;; IF([.D79]&gt;=80; &quot;A&quot;; IF([.D79]&gt;=75; &quot;B+&quot;; IF([.D79]&gt;=70; &quot;C&quot;;  IF([.D79]&gt;=50; &quot;P&quot;; IF([.D79]&gt;=45; &quot;F&quot;)))))))" table:style-name="ce1">
            <text:p>B+</text:p>
          </table:table-cell>
          <table:table-cell office:value-type="string" office:string-value="7.5 " table:formula="of:=IF([.D79]&gt;=90; &quot;9&quot;; IF([.D79]&gt;=85; &quot;8&quot;; IF([.D79]&gt;=80; &quot;7&quot;; IF([.D79]&gt;=75; &quot;7.5 &quot;; IF([.D79]&gt;=70; &quot;7&quot;;  IF([.D79]&gt;=50; &quot;6.5&quot;; IF([.D79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string" table:style-name="ce2">
            <text:p>4SI24AD479</text:p>
          </table:table-cell>
          <table:table-cell office:value-type="string" table:style-name="ce4">
            <text:p>Reyansh Joshi</text:p>
          </table:table-cell>
          <table:table-cell office:value-type="float" office:value="80" table:style-name="ce2">
            <text:p>8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440" table:formula="of:=SUM([.D80:.H80])" table:style-name="ce2">
            <text:p>440</text:p>
          </table:table-cell>
          <table:table-cell office:value-type="float" office:value="88" table:formula="of:=[.I80]/5" table:style-name="ce1">
            <text:p>88</text:p>
          </table:table-cell>
          <table:table-cell office:value-type="string" office:string-value="A" table:formula="of:=IF([.D80]&gt;=90; &quot;O&quot;; IF([.D80]&gt;=85; &quot;A+&quot;; IF([.D80]&gt;=80; &quot;A&quot;; IF([.D80]&gt;=75; &quot;B+&quot;; IF([.D80]&gt;=70; &quot;C&quot;;  IF([.D80]&gt;=50; &quot;P&quot;; IF([.D80]&gt;=45; &quot;F&quot;)))))))" table:style-name="ce1">
            <text:p>A</text:p>
          </table:table-cell>
          <table:table-cell office:value-type="string" office:string-value="7" table:formula="of:=IF([.D80]&gt;=90; &quot;9&quot;; IF([.D80]&gt;=85; &quot;8&quot;; IF([.D80]&gt;=80; &quot;7&quot;; IF([.D80]&gt;=75; &quot;7.5 &quot;; IF([.D80]&gt;=70; &quot;7&quot;;  IF([.D80]&gt;=50; &quot;6.5&quot;; IF([.D80]&gt;=45; &quot;5&quot;)))))))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string" table:style-name="ce2">
            <text:p>4SI24AD480</text:p>
          </table:table-cell>
          <table:table-cell office:value-type="string" table:style-name="ce4">
            <text:p>Ayaan Mehta</text:p>
          </table:table-cell>
          <table:table-cell office:value-type="float" office:value="81" table:style-name="ce2">
            <text:p>81</text:p>
          </table:table-cell>
          <table:table-cell office:value-type="float" office:value="89" table:style-name="ce2">
            <text:p>89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404" table:formula="of:=SUM([.D81:.H81])" table:style-name="ce2">
            <text:p>404</text:p>
          </table:table-cell>
          <table:table-cell office:value-type="float" office:value="80.8" table:formula="of:=[.I81]/5" table:style-name="ce1">
            <text:p>80.8</text:p>
          </table:table-cell>
          <table:table-cell office:value-type="string" office:string-value="A" table:formula="of:=IF([.D81]&gt;=90; &quot;O&quot;; IF([.D81]&gt;=85; &quot;A+&quot;; IF([.D81]&gt;=80; &quot;A&quot;; IF([.D81]&gt;=75; &quot;B+&quot;; IF([.D81]&gt;=70; &quot;C&quot;;  IF([.D81]&gt;=50; &quot;P&quot;; IF([.D81]&gt;=45; &quot;F&quot;)))))))" table:style-name="ce1">
            <text:p>A</text:p>
          </table:table-cell>
          <table:table-cell office:value-type="string" office:string-value="7" table:formula="of:=IF([.D81]&gt;=90; &quot;9&quot;; IF([.D81]&gt;=85; &quot;8&quot;; IF([.D81]&gt;=80; &quot;7&quot;; IF([.D81]&gt;=75; &quot;7.5 &quot;; IF([.D81]&gt;=70; &quot;7&quot;;  IF([.D81]&gt;=50; &quot;6.5&quot;; IF([.D81]&gt;=45; &quot;5&quot;)))))))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string" table:style-name="ce2">
            <text:p>4SI24AD481</text:p>
          </table:table-cell>
          <table:table-cell office:value-type="string" table:style-name="ce4">
            <text:p>Aarav Sharma</text:p>
          </table:table-cell>
          <table:table-cell office:value-type="float" office:value="87" table:style-name="ce2">
            <text:p>87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443" table:formula="of:=SUM([.D82:.H82])" table:style-name="ce2">
            <text:p>443</text:p>
          </table:table-cell>
          <table:table-cell office:value-type="float" office:value="88.6" table:formula="of:=[.I82]/5" table:style-name="ce1">
            <text:p>88.6</text:p>
          </table:table-cell>
          <table:table-cell office:value-type="string" office:string-value="A+" table:formula="of:=IF([.D82]&gt;=90; &quot;O&quot;; IF([.D82]&gt;=85; &quot;A+&quot;; IF([.D82]&gt;=80; &quot;A&quot;; IF([.D82]&gt;=75; &quot;B+&quot;; IF([.D82]&gt;=70; &quot;C&quot;;  IF([.D82]&gt;=50; &quot;P&quot;; IF([.D82]&gt;=45; &quot;F&quot;)))))))" table:style-name="ce1">
            <text:p>A+</text:p>
          </table:table-cell>
          <table:table-cell office:value-type="string" office:string-value="8" table:formula="of:=IF([.D82]&gt;=90; &quot;9&quot;; IF([.D82]&gt;=85; &quot;8&quot;; IF([.D82]&gt;=80; &quot;7&quot;; IF([.D82]&gt;=75; &quot;7.5 &quot;; IF([.D82]&gt;=70; &quot;7&quot;;  IF([.D82]&gt;=50; &quot;6.5&quot;; IF([.D82]&gt;=45; &quot;5&quot;)))))))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82" table:style-name="ce6">
            <text:p>82</text:p>
          </table:table-cell>
          <table:table-cell office:value-type="string" table:style-name="ce2">
            <text:p>4SI24AD482</text:p>
          </table:table-cell>
          <table:table-cell office:value-type="string" table:style-name="ce4">
            <text:p>Vivaan Gupta</text:p>
          </table:table-cell>
          <table:table-cell office:value-type="float" office:value="78" table:style-name="ce2">
            <text:p>78</text:p>
          </table:table-cell>
          <table:table-cell office:value-type="float" office:value="98" table:style-name="ce2">
            <text:p>98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443" table:formula="of:=SUM([.D83:.H83])" table:style-name="ce2">
            <text:p>443</text:p>
          </table:table-cell>
          <table:table-cell office:value-type="float" office:value="88.6" table:formula="of:=[.I83]/5" table:style-name="ce1">
            <text:p>88.6</text:p>
          </table:table-cell>
          <table:table-cell office:value-type="string" office:string-value="B+" table:formula="of:=IF([.D83]&gt;=90; &quot;O&quot;; IF([.D83]&gt;=85; &quot;A+&quot;; IF([.D83]&gt;=80; &quot;A&quot;; IF([.D83]&gt;=75; &quot;B+&quot;; IF([.D83]&gt;=70; &quot;C&quot;;  IF([.D83]&gt;=50; &quot;P&quot;; IF([.D83]&gt;=45; &quot;F&quot;)))))))" table:style-name="ce1">
            <text:p>B+</text:p>
          </table:table-cell>
          <table:table-cell office:value-type="string" office:string-value="7.5 " table:formula="of:=IF([.D83]&gt;=90; &quot;9&quot;; IF([.D83]&gt;=85; &quot;8&quot;; IF([.D83]&gt;=80; &quot;7&quot;; IF([.D83]&gt;=75; &quot;7.5 &quot;; IF([.D83]&gt;=70; &quot;7&quot;;  IF([.D83]&gt;=50; &quot;6.5&quot;; IF([.D83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string" table:style-name="ce2">
            <text:p>4SI24AD483</text:p>
          </table:table-cell>
          <table:table-cell office:value-type="string" table:style-name="ce4">
            <text:p>Aditya Kumar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280" table:formula="of:=SUM([.D84:.H84])" table:style-name="ce2">
            <text:p>280</text:p>
          </table:table-cell>
          <table:table-cell office:value-type="float" office:value="56" table:formula="of:=[.I84]/5" table:style-name="ce1">
            <text:p>56</text:p>
          </table:table-cell>
          <table:table-cell office:value-type="string" office:string-value="P" table:formula="of:=IF([.D84]&gt;=90; &quot;O&quot;; IF([.D84]&gt;=85; &quot;A+&quot;; IF([.D84]&gt;=80; &quot;A&quot;; IF([.D84]&gt;=75; &quot;B+&quot;; IF([.D84]&gt;=70; &quot;C&quot;;  IF([.D84]&gt;=50; &quot;P&quot;; IF([.D84]&gt;=45; &quot;F&quot;)))))))" table:style-name="ce1">
            <text:p>P</text:p>
          </table:table-cell>
          <table:table-cell office:value-type="string" office:string-value="6.5" table:formula="of:=IF([.D84]&gt;=90; &quot;9&quot;; IF([.D84]&gt;=85; &quot;8&quot;; IF([.D84]&gt;=80; &quot;7&quot;; IF([.D84]&gt;=75; &quot;7.5 &quot;; IF([.D84]&gt;=70; &quot;7&quot;;  IF([.D84]&gt;=50; &quot;6.5&quot;; IF([.D84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string" table:style-name="ce2">
            <text:p>4SI24AD484</text:p>
          </table:table-cell>
          <table:table-cell office:value-type="string" table:style-name="ce4">
            <text:p>Vihaan Singh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69" table:style-name="ce2">
            <text:p>69</text:p>
          </table:table-cell>
          <table:table-cell office:value-type="float" office:value="345" table:formula="of:=SUM([.D85:.H85])" table:style-name="ce2">
            <text:p>345</text:p>
          </table:table-cell>
          <table:table-cell office:value-type="float" office:value="69" table:formula="of:=[.I85]/5" table:style-name="ce1">
            <text:p>69</text:p>
          </table:table-cell>
          <table:table-cell office:value-type="string" office:string-value="P" table:formula="of:=IF([.D85]&gt;=90; &quot;O&quot;; IF([.D85]&gt;=85; &quot;A+&quot;; IF([.D85]&gt;=80; &quot;A&quot;; IF([.D85]&gt;=75; &quot;B+&quot;; IF([.D85]&gt;=70; &quot;C&quot;;  IF([.D85]&gt;=50; &quot;P&quot;; IF([.D85]&gt;=45; &quot;F&quot;)))))))" table:style-name="ce1">
            <text:p>P</text:p>
          </table:table-cell>
          <table:table-cell office:value-type="string" office:string-value="6.5" table:formula="of:=IF([.D85]&gt;=90; &quot;9&quot;; IF([.D85]&gt;=85; &quot;8&quot;; IF([.D85]&gt;=80; &quot;7&quot;; IF([.D85]&gt;=75; &quot;7.5 &quot;; IF([.D85]&gt;=70; &quot;7&quot;;  IF([.D85]&gt;=50; &quot;6.5&quot;; IF([.D85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string" table:style-name="ce2">
            <text:p>4SI24AD485</text:p>
          </table:table-cell>
          <table:table-cell office:value-type="string" table:style-name="ce4">
            <text:p>Arjun Reddy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89" table:style-name="ce2">
            <text:p>89</text:p>
          </table:table-cell>
          <table:table-cell office:value-type="float" office:value="445" table:formula="of:=SUM([.D86:.H86])" table:style-name="ce2">
            <text:p>445</text:p>
          </table:table-cell>
          <table:table-cell office:value-type="float" office:value="89" table:formula="of:=[.I86]/5" table:style-name="ce1">
            <text:p>89</text:p>
          </table:table-cell>
          <table:table-cell office:value-type="string" office:string-value="A+" table:formula="of:=IF([.D86]&gt;=90; &quot;O&quot;; IF([.D86]&gt;=85; &quot;A+&quot;; IF([.D86]&gt;=80; &quot;A&quot;; IF([.D86]&gt;=75; &quot;B+&quot;; IF([.D86]&gt;=70; &quot;C&quot;;  IF([.D86]&gt;=50; &quot;P&quot;; IF([.D86]&gt;=45; &quot;F&quot;)))))))" table:style-name="ce1">
            <text:p>A+</text:p>
          </table:table-cell>
          <table:table-cell office:value-type="string" office:string-value="8" table:formula="of:=IF([.D86]&gt;=90; &quot;9&quot;; IF([.D86]&gt;=85; &quot;8&quot;; IF([.D86]&gt;=80; &quot;7&quot;; IF([.D86]&gt;=75; &quot;7.5 &quot;; IF([.D86]&gt;=70; &quot;7&quot;;  IF([.D86]&gt;=50; &quot;6.5&quot;; IF([.D86]&gt;=45; &quot;5&quot;)))))))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string" table:style-name="ce2">
            <text:p>4SI24AD486</text:p>
          </table:table-cell>
          <table:table-cell office:value-type="string" table:style-name="ce4">
            <text:p>Reyansh Joshi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500" table:formula="of:=SUM([.D87:.H87])" table:style-name="ce2">
            <text:p>500</text:p>
          </table:table-cell>
          <table:table-cell office:value-type="float" office:value="100" table:formula="of:=[.I87]/5" table:style-name="ce1">
            <text:p>100</text:p>
          </table:table-cell>
          <table:table-cell office:value-type="string" office:string-value="O" table:formula="of:=IF([.D87]&gt;=90; &quot;O&quot;; IF([.D87]&gt;=85; &quot;A+&quot;; IF([.D87]&gt;=80; &quot;A&quot;; IF([.D87]&gt;=75; &quot;B+&quot;; IF([.D87]&gt;=70; &quot;C&quot;;  IF([.D87]&gt;=50; &quot;P&quot;; IF([.D87]&gt;=45; &quot;F&quot;)))))))" table:style-name="ce1">
            <text:p>O</text:p>
          </table:table-cell>
          <table:table-cell office:value-type="string" office:string-value="9" table:formula="of:=IF([.D87]&gt;=90; &quot;9&quot;; IF([.D87]&gt;=85; &quot;8&quot;; IF([.D87]&gt;=80; &quot;7&quot;; IF([.D87]&gt;=75; &quot;7.5 &quot;; IF([.D87]&gt;=70; &quot;7&quot;;  IF([.D87]&gt;=50; &quot;6.5&quot;; IF([.D87]&gt;=45; &quot;5&quot;)))))))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87" table:style-name="ce6">
            <text:p>87</text:p>
          </table:table-cell>
          <table:table-cell office:value-type="string" table:style-name="ce2">
            <text:p>4SI24AD487</text:p>
          </table:table-cell>
          <table:table-cell office:value-type="string" table:style-name="ce4">
            <text:p>Ayaan Mehta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310" table:formula="of:=SUM([.D88:.H88])" table:style-name="ce2">
            <text:p>310</text:p>
          </table:table-cell>
          <table:table-cell office:value-type="float" office:value="62" table:formula="of:=[.I88]/5" table:style-name="ce1">
            <text:p>62</text:p>
          </table:table-cell>
          <table:table-cell office:value-type="string" office:string-value="P" table:formula="of:=IF([.D88]&gt;=90; &quot;O&quot;; IF([.D88]&gt;=85; &quot;A+&quot;; IF([.D88]&gt;=80; &quot;A&quot;; IF([.D88]&gt;=75; &quot;B+&quot;; IF([.D88]&gt;=70; &quot;C&quot;;  IF([.D88]&gt;=50; &quot;P&quot;; IF([.D88]&gt;=45; &quot;F&quot;)))))))" table:style-name="ce1">
            <text:p>P</text:p>
          </table:table-cell>
          <table:table-cell office:value-type="string" office:string-value="6.5" table:formula="of:=IF([.D88]&gt;=90; &quot;9&quot;; IF([.D88]&gt;=85; &quot;8&quot;; IF([.D88]&gt;=80; &quot;7&quot;; IF([.D88]&gt;=75; &quot;7.5 &quot;; IF([.D88]&gt;=70; &quot;7&quot;;  IF([.D88]&gt;=50; &quot;6.5&quot;; IF([.D88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88" table:style-name="ce6">
            <text:p>88</text:p>
          </table:table-cell>
          <table:table-cell office:value-type="string" table:style-name="ce2">
            <text:p>4SI24AD488</text:p>
          </table:table-cell>
          <table:table-cell office:value-type="string" table:style-name="ce4">
            <text:p>Dhruv Patel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390" table:formula="of:=SUM([.D89:.H89])" table:style-name="ce2">
            <text:p>390</text:p>
          </table:table-cell>
          <table:table-cell office:value-type="float" office:value="78" table:formula="of:=[.I89]/5" table:style-name="ce1">
            <text:p>78</text:p>
          </table:table-cell>
          <table:table-cell office:value-type="string" office:string-value="B+" table:formula="of:=IF([.D89]&gt;=90; &quot;O&quot;; IF([.D89]&gt;=85; &quot;A+&quot;; IF([.D89]&gt;=80; &quot;A&quot;; IF([.D89]&gt;=75; &quot;B+&quot;; IF([.D89]&gt;=70; &quot;C&quot;;  IF([.D89]&gt;=50; &quot;P&quot;; IF([.D89]&gt;=45; &quot;F&quot;)))))))" table:style-name="ce1">
            <text:p>B+</text:p>
          </table:table-cell>
          <table:table-cell office:value-type="string" office:string-value="7.5 " table:formula="of:=IF([.D89]&gt;=90; &quot;9&quot;; IF([.D89]&gt;=85; &quot;8&quot;; IF([.D89]&gt;=80; &quot;7&quot;; IF([.D89]&gt;=75; &quot;7.5 &quot;; IF([.D89]&gt;=70; &quot;7&quot;;  IF([.D89]&gt;=50; &quot;6.5&quot;; IF([.D89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89" table:style-name="ce6">
            <text:p>89</text:p>
          </table:table-cell>
          <table:table-cell office:value-type="string" table:style-name="ce2">
            <text:p>4SI24AD489</text:p>
          </table:table-cell>
          <table:table-cell office:value-type="string" table:style-name="ce4">
            <text:p>Anaya Verma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310" table:formula="of:=SUM([.D90:.H90])" table:style-name="ce2">
            <text:p>310</text:p>
          </table:table-cell>
          <table:table-cell office:value-type="float" office:value="62" table:formula="of:=[.I90]/5" table:style-name="ce1">
            <text:p>62</text:p>
          </table:table-cell>
          <table:table-cell office:value-type="string" office:string-value="P" table:formula="of:=IF([.D90]&gt;=90; &quot;O&quot;; IF([.D90]&gt;=85; &quot;A+&quot;; IF([.D90]&gt;=80; &quot;A&quot;; IF([.D90]&gt;=75; &quot;B+&quot;; IF([.D90]&gt;=70; &quot;C&quot;;  IF([.D90]&gt;=50; &quot;P&quot;; IF([.D90]&gt;=45; &quot;F&quot;)))))))" table:style-name="ce1">
            <text:p>P</text:p>
          </table:table-cell>
          <table:table-cell office:value-type="string" office:string-value="6.5" table:formula="of:=IF([.D90]&gt;=90; &quot;9&quot;; IF([.D90]&gt;=85; &quot;8&quot;; IF([.D90]&gt;=80; &quot;7&quot;; IF([.D90]&gt;=75; &quot;7.5 &quot;; IF([.D90]&gt;=70; &quot;7&quot;;  IF([.D90]&gt;=50; &quot;6.5&quot;; IF([.D90]&gt;=45; &quot;5&quot;)))))))" table:style-name="ce1">
            <text:p>6.5</text:p>
          </table:table-cell>
          <table:table-cell table:number-columns-repeated="16372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string" table:style-name="ce2">
            <text:p>4SI24AD490</text:p>
          </table:table-cell>
          <table:table-cell office:value-type="string" table:style-name="ce4">
            <text:p>Aarav Sharma</text:p>
          </table:table-cell>
          <table:table-cell office:value-type="float" office:value="82" table:style-name="ce2">
            <text:p>82</text:p>
          </table:table-cell>
          <table:table-cell office:value-type="float" office:value="49" table:style-name="ce2">
            <text:p>49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62" table:style-name="ce2">
            <text:p>62</text:p>
          </table:table-cell>
          <table:table-cell office:value-type="float" office:value="317" table:formula="of:=SUM([.D91:.H91])" table:style-name="ce2">
            <text:p>317</text:p>
          </table:table-cell>
          <table:table-cell office:value-type="float" office:value="63.4" table:formula="of:=[.I91]/5" table:style-name="ce1">
            <text:p>63.4</text:p>
          </table:table-cell>
          <table:table-cell office:value-type="string" office:string-value="A" table:formula="of:=IF([.D91]&gt;=90; &quot;O&quot;; IF([.D91]&gt;=85; &quot;A+&quot;; IF([.D91]&gt;=80; &quot;A&quot;; IF([.D91]&gt;=75; &quot;B+&quot;; IF([.D91]&gt;=70; &quot;C&quot;;  IF([.D91]&gt;=50; &quot;P&quot;; IF([.D91]&gt;=45; &quot;F&quot;)))))))" table:style-name="ce1">
            <text:p>A</text:p>
          </table:table-cell>
          <table:table-cell office:value-type="string" office:string-value="7" table:formula="of:=IF([.D91]&gt;=90; &quot;9&quot;; IF([.D91]&gt;=85; &quot;8&quot;; IF([.D91]&gt;=80; &quot;7&quot;; IF([.D91]&gt;=75; &quot;7.5 &quot;; IF([.D91]&gt;=70; &quot;7&quot;;  IF([.D91]&gt;=50; &quot;6.5&quot;; IF([.D91]&gt;=45; &quot;5&quot;)))))))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91" table:style-name="ce6">
            <text:p>91</text:p>
          </table:table-cell>
          <table:table-cell office:value-type="string" table:style-name="ce2">
            <text:p>4SI24AD491</text:p>
          </table:table-cell>
          <table:table-cell office:value-type="string" table:style-name="ce4">
            <text:p>Vivaan Gupta</text:p>
          </table:table-cell>
          <table:table-cell office:value-type="float" office:value="78" table:style-name="ce2">
            <text:p>78</text:p>
          </table:table-cell>
          <table:table-cell office:value-type="float" office:value="78" table:style-name="ce2">
            <text:p>78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98" table:style-name="ce2">
            <text:p>98</text:p>
          </table:table-cell>
          <table:table-cell office:value-type="float" office:value="450" table:formula="of:=SUM([.D92:.H92])" table:style-name="ce2">
            <text:p>450</text:p>
          </table:table-cell>
          <table:table-cell office:value-type="float" office:value="90" table:formula="of:=[.I92]/5" table:style-name="ce1">
            <text:p>90</text:p>
          </table:table-cell>
          <table:table-cell office:value-type="string" office:string-value="B+" table:formula="of:=IF([.D92]&gt;=90; &quot;O&quot;; IF([.D92]&gt;=85; &quot;A+&quot;; IF([.D92]&gt;=80; &quot;A&quot;; IF([.D92]&gt;=75; &quot;B+&quot;; IF([.D92]&gt;=70; &quot;C&quot;;  IF([.D92]&gt;=50; &quot;P&quot;; IF([.D92]&gt;=45; &quot;F&quot;)))))))" table:style-name="ce1">
            <text:p>B+</text:p>
          </table:table-cell>
          <table:table-cell office:value-type="string" office:string-value="7.5 " table:formula="of:=IF([.D92]&gt;=90; &quot;9&quot;; IF([.D92]&gt;=85; &quot;8&quot;; IF([.D92]&gt;=80; &quot;7&quot;; IF([.D92]&gt;=75; &quot;7.5 &quot;; IF([.D92]&gt;=70; &quot;7&quot;;  IF([.D92]&gt;=50; &quot;6.5&quot;; IF([.D92]&gt;=45; &quot;5&quot;)))))))" table:style-name="ce1">
            <text:p>7.5<text:s/></text:p>
          </table:table-cell>
          <table:table-cell table:number-columns-repeated="16372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string" table:style-name="ce2">
            <text:p>4SI24AD492</text:p>
          </table:table-cell>
          <table:table-cell office:value-type="string" table:style-name="ce4">
            <text:p>Aditya Kumar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57" table:style-name="ce2">
            <text:p>57</text:p>
          </table:table-cell>
          <table:table-cell office:value-type="float" office:value="285" table:formula="of:=SUM([.D93:.H93])" table:style-name="ce2">
            <text:p>285</text:p>
          </table:table-cell>
          <table:table-cell office:value-type="float" office:value="57" table:formula="of:=[.I93]/5" table:style-name="ce1">
            <text:p>57</text:p>
          </table:table-cell>
          <table:table-cell office:value-type="string" office:string-value="P" table:formula="of:=IF([.D93]&gt;=90; &quot;O&quot;; IF([.D93]&gt;=85; &quot;A+&quot;; IF([.D93]&gt;=80; &quot;A&quot;; IF([.D93]&gt;=75; &quot;B+&quot;; IF([.D93]&gt;=70; &quot;C&quot;;  IF([.D93]&gt;=50; &quot;P&quot;; IF([.D93]&gt;=45; &quot;F&quot;)))))))" table:style-name="ce1">
            <text:p>P</text:p>
          </table:table-cell>
          <table:table-cell office:value-type="string" office:string-value="6.5" table:formula="of:=IF([.D93]&gt;=90; &quot;9&quot;; IF([.D93]&gt;=85; &quot;8&quot;; IF([.D93]&gt;=80; &quot;7&quot;; IF([.D93]&gt;=75; &quot;7.5 &quot;; IF([.D93]&gt;=70; &quot;7&quot;;  IF([.D93]&gt;=50; &quot;6.5&quot;; IF([.D93]&gt;=45; &quot;5&quot;)))))))" table:style-name="ce1">
            <text:p>6.5</text:p>
          </table:table-cell>
          <table:table-cell table:number-columns-repeated="16372"/>
        </table:table-row>
        <table:table-row table:style-name="ro1">
          <table:table-cell office:value-type="float" office:value="93" table:style-name="ce6">
            <text:p>93</text:p>
          </table:table-cell>
          <table:table-cell office:value-type="string" table:style-name="ce2">
            <text:p>4SI24AD493</text:p>
          </table:table-cell>
          <table:table-cell office:value-type="string" table:style-name="ce4">
            <text:p>Vihaan Singh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70" table:style-name="ce2">
            <text:p>70</text:p>
          </table:table-cell>
          <table:table-cell office:value-type="float" office:value="350" table:formula="of:=SUM([.D94:.H94])" table:style-name="ce2">
            <text:p>350</text:p>
          </table:table-cell>
          <table:table-cell office:value-type="float" office:value="70" table:formula="of:=[.I94]/5" table:style-name="ce1">
            <text:p>70</text:p>
          </table:table-cell>
          <table:table-cell office:value-type="string" office:string-value="C" table:formula="of:=IF([.D94]&gt;=90; &quot;O&quot;; IF([.D94]&gt;=85; &quot;A+&quot;; IF([.D94]&gt;=80; &quot;A&quot;; IF([.D94]&gt;=75; &quot;B+&quot;; IF([.D94]&gt;=70; &quot;C&quot;;  IF([.D94]&gt;=50; &quot;P&quot;; IF([.D94]&gt;=45; &quot;F&quot;)))))))" table:style-name="ce1">
            <text:p>C</text:p>
          </table:table-cell>
          <table:table-cell office:value-type="string" office:string-value="7" table:formula="of:=IF([.D94]&gt;=90; &quot;9&quot;; IF([.D94]&gt;=85; &quot;8&quot;; IF([.D94]&gt;=80; &quot;7&quot;; IF([.D94]&gt;=75; &quot;7.5 &quot;; IF([.D94]&gt;=70; &quot;7&quot;;  IF([.D94]&gt;=50; &quot;6.5&quot;; IF([.D94]&gt;=45; &quot;5&quot;)))))))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94" table:style-name="ce6">
            <text:p>94</text:p>
          </table:table-cell>
          <table:table-cell office:value-type="string" table:style-name="ce2">
            <text:p>4SI24AD494</text:p>
          </table:table-cell>
          <table:table-cell office:value-type="string" table:style-name="ce4">
            <text:p>Arjun Reddy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450" table:formula="of:=SUM([.D95:.H95])" table:style-name="ce2">
            <text:p>450</text:p>
          </table:table-cell>
          <table:table-cell office:value-type="float" office:value="90" table:formula="of:=[.I95]/5" table:style-name="ce1">
            <text:p>90</text:p>
          </table:table-cell>
          <table:table-cell office:value-type="string" office:string-value="O" table:formula="of:=IF([.D95]&gt;=90; &quot;O&quot;; IF([.D95]&gt;=85; &quot;A+&quot;; IF([.D95]&gt;=80; &quot;A&quot;; IF([.D95]&gt;=75; &quot;B+&quot;; IF([.D95]&gt;=70; &quot;C&quot;;  IF([.D95]&gt;=50; &quot;P&quot;; IF([.D95]&gt;=45; &quot;F&quot;)))))))" table:style-name="ce1">
            <text:p>O</text:p>
          </table:table-cell>
          <table:table-cell office:value-type="string" office:string-value="9" table:formula="of:=IF([.D95]&gt;=90; &quot;9&quot;; IF([.D95]&gt;=85; &quot;8&quot;; IF([.D95]&gt;=80; &quot;7&quot;; IF([.D95]&gt;=75; &quot;7.5 &quot;; IF([.D95]&gt;=70; &quot;7&quot;;  IF([.D95]&gt;=50; &quot;6.5&quot;; IF([.D95]&gt;=45; &quot;5&quot;)))))))" table:style-name="ce1">
            <text:p>9</text:p>
          </table:table-cell>
          <table:table-cell table:number-columns-repeated="16372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string" table:style-name="ce2">
            <text:p>4SI24AD495</text:p>
          </table:table-cell>
          <table:table-cell office:value-type="string" table:style-name="ce4">
            <text:p>Reyansh Joshi</text:p>
          </table:table-cell>
          <table:table-cell office:value-type="float" office:value="89" table:style-name="ce2">
            <text:p>89</text:p>
          </table:table-cell>
          <table:table-cell office:value-type="float" office:value="98" table:style-name="ce2">
            <text:p>98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90" table:style-name="ce2">
            <text:p>90</text:p>
          </table:table-cell>
          <table:table-cell office:value-type="float" office:value="457" table:formula="of:=SUM([.D96:.H96])" table:style-name="ce2">
            <text:p>457</text:p>
          </table:table-cell>
          <table:table-cell office:value-type="float" office:value="91.4" table:formula="of:=[.I96]/5" table:style-name="ce1">
            <text:p>91.4</text:p>
          </table:table-cell>
          <table:table-cell office:value-type="string" office:string-value="A+" table:formula="of:=IF([.D96]&gt;=90; &quot;O&quot;; IF([.D96]&gt;=85; &quot;A+&quot;; IF([.D96]&gt;=80; &quot;A&quot;; IF([.D96]&gt;=75; &quot;B+&quot;; IF([.D96]&gt;=70; &quot;C&quot;;  IF([.D96]&gt;=50; &quot;P&quot;; IF([.D96]&gt;=45; &quot;F&quot;)))))))" table:style-name="ce1">
            <text:p>A+</text:p>
          </table:table-cell>
          <table:table-cell office:value-type="string" office:string-value="8" table:formula="of:=IF([.D96]&gt;=90; &quot;9&quot;; IF([.D96]&gt;=85; &quot;8&quot;; IF([.D96]&gt;=80; &quot;7&quot;; IF([.D96]&gt;=75; &quot;7.5 &quot;; IF([.D96]&gt;=70; &quot;7&quot;;  IF([.D96]&gt;=50; &quot;6.5&quot;; IF([.D96]&gt;=45; &quot;5&quot;)))))))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96" table:style-name="ce6">
            <text:p>96</text:p>
          </table:table-cell>
          <table:table-cell office:value-type="string" table:style-name="ce2">
            <text:p>4SI24AD496</text:p>
          </table:table-cell>
          <table:table-cell office:value-type="string" table:style-name="ce4">
            <text:p>Ayaan Mehta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63" table:style-name="ce2">
            <text:p>63</text:p>
          </table:table-cell>
          <table:table-cell office:value-type="float" office:value="315" table:formula="of:=SUM([.D97:.H97])" table:style-name="ce2">
            <text:p>315</text:p>
          </table:table-cell>
          <table:table-cell office:value-type="float" office:value="63" table:formula="of:=[.I97]/5" table:style-name="ce1">
            <text:p>63</text:p>
          </table:table-cell>
          <table:table-cell office:value-type="string" office:string-value="P" table:formula="of:=IF([.D97]&gt;=90; &quot;O&quot;; IF([.D97]&gt;=85; &quot;A+&quot;; IF([.D97]&gt;=80; &quot;A&quot;; IF([.D97]&gt;=75; &quot;B+&quot;; IF([.D97]&gt;=70; &quot;C&quot;;  IF([.D97]&gt;=50; &quot;P&quot;; IF([.D97]&gt;=45; &quot;F&quot;)))))))" table:style-name="ce1">
            <text:p>P</text:p>
          </table:table-cell>
          <table:table-cell office:value-type="string" office:string-value="6.5" table:formula="of:=IF([.D97]&gt;=90; &quot;9&quot;; IF([.D97]&gt;=85; &quot;8&quot;; IF([.D97]&gt;=80; &quot;7&quot;; IF([.D97]&gt;=75; &quot;7.5 &quot;; IF([.D97]&gt;=70; &quot;7&quot;;  IF([.D97]&gt;=50; &quot;6.5&quot;; IF([.D97]&gt;=45; &quot;5&quot;)))))))" table:style-name="ce1">
            <text:p>6.5</text:p>
          </table:table-cell>
          <table:table-cell table:number-columns-repeated="16372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string" table:style-name="ce2">
            <text:p>4SI24AD497</text:p>
          </table:table-cell>
          <table:table-cell office:value-type="string" table:style-name="ce4">
            <text:p>Aarav Sharma</text:p>
          </table:table-cell>
          <table:table-cell office:value-type="float" office:value="79" table:style-name="ce2">
            <text:p>79</text:p>
          </table:table-cell>
          <table:table-cell office:value-type="float" office:value="64" table:style-name="ce2">
            <text:p>64</text:p>
          </table:table-cell>
          <table:table-cell office:value-type="float" office:value="79" table:style-name="ce2">
            <text:p>79</text:p>
          </table:table-cell>
          <table:table-cell office:value-type="float" office:value="79" table:style-name="ce2">
            <text:p>79</text:p>
          </table:table-cell>
          <table:table-cell office:value-type="float" office:value="79" table:style-name="ce2">
            <text:p>79</text:p>
          </table:table-cell>
          <table:table-cell office:value-type="float" office:value="380" table:formula="of:=SUM([.D98:.H98])" table:style-name="ce2">
            <text:p>380</text:p>
          </table:table-cell>
          <table:table-cell office:value-type="float" office:value="76" table:formula="of:=[.I98]/5" table:style-name="ce1">
            <text:p>76</text:p>
          </table:table-cell>
          <table:table-cell office:value-type="string" office:string-value="B+" table:formula="of:=IF([.D98]&gt;=90; &quot;O&quot;; IF([.D98]&gt;=85; &quot;A+&quot;; IF([.D98]&gt;=80; &quot;A&quot;; IF([.D98]&gt;=75; &quot;B+&quot;; IF([.D98]&gt;=70; &quot;C&quot;;  IF([.D98]&gt;=50; &quot;P&quot;; IF([.D98]&gt;=45; &quot;F&quot;)))))))" table:style-name="ce1">
            <text:p>B+</text:p>
          </table:table-cell>
          <table:table-cell office:value-type="string" office:string-value="7.5 " table:formula="of:=IF([.D98]&gt;=90; &quot;9&quot;; IF([.D98]&gt;=85; &quot;8&quot;; IF([.D98]&gt;=80; &quot;7&quot;; IF([.D98]&gt;=75; &quot;7.5 &quot;; IF([.D98]&gt;=70; &quot;7&quot;;  IF([.D98]&gt;=50; &quot;6.5&quot;; IF([.D98]&gt;=45; &quot;5&quot;)))))))" table:style-name="ce1">
            <text:p>7.5<text:s/></text:p>
          </table:table-cell>
          <table:table-cell table:number-columns-repeated="16372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2">
            <text:p>4SI24AD498</text:p>
          </table:table-cell>
          <table:table-cell office:value-type="string" table:style-name="ce4">
            <text:p>Arjun Reddy</text:p>
          </table:table-cell>
          <table:table-cell office:value-type="float" office:value="80" table:style-name="ce2">
            <text:p>80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71" table:style-name="ce2">
            <text:p>71</text:p>
          </table:table-cell>
          <table:table-cell office:value-type="float" office:value="364" table:formula="of:=SUM([.D99:.H99])" table:style-name="ce2">
            <text:p>364</text:p>
          </table:table-cell>
          <table:table-cell office:value-type="float" office:value="72.8" table:formula="of:=[.I99]/5" table:style-name="ce1">
            <text:p>72.8</text:p>
          </table:table-cell>
          <table:table-cell office:value-type="string" office:string-value="A" table:formula="of:=IF([.D99]&gt;=90; &quot;O&quot;; IF([.D99]&gt;=85; &quot;A+&quot;; IF([.D99]&gt;=80; &quot;A&quot;; IF([.D99]&gt;=75; &quot;B+&quot;; IF([.D99]&gt;=70; &quot;C&quot;;  IF([.D99]&gt;=50; &quot;P&quot;; IF([.D99]&gt;=45; &quot;F&quot;)))))))" table:style-name="ce1">
            <text:p>A</text:p>
          </table:table-cell>
          <table:table-cell office:value-type="string" office:string-value="7" table:formula="of:=IF([.D99]&gt;=90; &quot;9&quot;; IF([.D99]&gt;=85; &quot;8&quot;; IF([.D99]&gt;=80; &quot;7&quot;; IF([.D99]&gt;=75; &quot;7.5 &quot;; IF([.D99]&gt;=70; &quot;7&quot;;  IF([.D99]&gt;=50; &quot;6.5&quot;; IF([.D99]&gt;=45; &quot;5&quot;)))))))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string" table:style-name="ce2">
            <text:p>4SI24AD499</text:p>
          </table:table-cell>
          <table:table-cell office:value-type="string" table:style-name="ce4">
            <text:p>Reyansh Joshi</text:p>
          </table:table-cell>
          <table:table-cell office:value-type="float" office:value="81" table:style-name="ce2">
            <text:p>8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91" table:style-name="ce2">
            <text:p>91</text:p>
          </table:table-cell>
          <table:table-cell office:value-type="float" office:value="445" table:formula="of:=SUM([.D100:.H100])" table:style-name="ce2">
            <text:p>445</text:p>
          </table:table-cell>
          <table:table-cell office:value-type="float" office:value="89" table:formula="of:=[.I100]/5" table:style-name="ce1">
            <text:p>89</text:p>
          </table:table-cell>
          <table:table-cell office:value-type="string" office:string-value="A" table:formula="of:=IF([.D100]&gt;=90; &quot;O&quot;; IF([.D100]&gt;=85; &quot;A+&quot;; IF([.D100]&gt;=80; &quot;A&quot;; IF([.D100]&gt;=75; &quot;B+&quot;; IF([.D100]&gt;=70; &quot;C&quot;;  IF([.D100]&gt;=50; &quot;P&quot;; IF([.D100]&gt;=45; &quot;F&quot;)))))))" table:style-name="ce1">
            <text:p>A</text:p>
          </table:table-cell>
          <table:table-cell office:value-type="string" office:string-value="7" table:formula="of:=IF([.D100]&gt;=90; &quot;9&quot;; IF([.D100]&gt;=85; &quot;8&quot;; IF([.D100]&gt;=80; &quot;7&quot;; IF([.D100]&gt;=75; &quot;7.5 &quot;; IF([.D100]&gt;=70; &quot;7&quot;;  IF([.D100]&gt;=50; &quot;6.5&quot;; IF([.D100]&gt;=45; &quot;5&quot;)))))))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100" table:style-name="ce6">
            <text:p>100</text:p>
          </table:table-cell>
          <table:table-cell office:value-type="string" table:style-name="ce2">
            <text:p>4SI24AD500</text:p>
          </table:table-cell>
          <table:table-cell office:value-type="string" table:style-name="ce4">
            <text:p>Ayaan Mehta</text:p>
          </table:table-cell>
          <table:table-cell office:value-type="float" office:value="82" table:style-name="ce2">
            <text:p>82</text:p>
          </table:table-cell>
          <table:table-cell office:value-type="float" office:value="90" table:style-name="ce2">
            <text:p>90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412" table:formula="of:=SUM([.D101:.H101])" table:style-name="ce2">
            <text:p>412</text:p>
          </table:table-cell>
          <table:table-cell office:value-type="float" office:value="82.4" table:formula="of:=[.I101]/5" table:style-name="ce1">
            <text:p>82.4</text:p>
          </table:table-cell>
          <table:table-cell office:value-type="string" office:string-value="A" table:formula="of:=IF([.D101]&gt;=90; &quot;O&quot;; IF([.D101]&gt;=85; &quot;A+&quot;; IF([.D101]&gt;=80; &quot;A&quot;; IF([.D101]&gt;=75; &quot;B+&quot;; IF([.D101]&gt;=70; &quot;C&quot;;  IF([.D101]&gt;=50; &quot;P&quot;; IF([.D101]&gt;=45; &quot;F&quot;)))))))" table:style-name="ce1">
            <text:p>A</text:p>
          </table:table-cell>
          <table:table-cell office:value-type="string" office:string-value="7" table:formula="of:=IF([.D101]&gt;=90; &quot;9&quot;; IF([.D101]&gt;=85; &quot;8&quot;; IF([.D101]&gt;=80; &quot;7&quot;; IF([.D101]&gt;=75; &quot;7.5 &quot;; IF([.D101]&gt;=70; &quot;7&quot;;  IF([.D101]&gt;=50; &quot;6.5&quot;; IF([.D101]&gt;=45; &quot;5&quot;)))))))" table:style-name="ce1">
            <text:p>7</text:p>
          </table:table-cell>
          <table:table-cell table:number-columns-repeated="16372"/>
        </table:table-row>
        <table:table-row table:number-rows-repeated="1048475" table:style-name="ro1">
          <table:table-cell table:number-columns-repeated="16384"/>
        </table:table-row>
      </table:table>
      <table:database-ranges>
        <table:database-range table:target-range-address="Sheet1.A1:Sheet1.I101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2pt" style:font-size-asian="12pt" style:font-size-complex="12pt" fo:font-style="italic" style:font-style-asian="italic" style:font-style-complex="italic" fo:font-weight="bold" style:font-weight-asian="bold" style:font-weight-complex="bold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37">
      <style:table-cell-properties fo:border="thin solid #000080" style:vertical-align="middle" fo:background-color="#FFFFD1"/>
    </style:style>
    <style:style style:name="Result2" style:family="table-cell" style:data-style-name="N37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style style:name="cf1" style:family="table-cell" style:data-style-name="N36">
      <style:text-properties fo:font-weight="bold" style:font-weight-asian="bold" style:font-weight-complex="bold"/>
    </style:style>
    <style:style style:name="cf2" style:family="table-cell" style:data-style-name="N36">
      <style:table-cell-properties fo:border-top="thin solid #000080" fo:border-bottom="none" fo:border-left="none" fo:border-right="none" fo:background-color="#F0C78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0pt" style:font-size-asian="10pt" style:font-size-complex="10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<text:span text:style-name="T1">Seite</text:span><text:span text:style-name="T1"> </text:span><text:span text:style-name="T1">1+000䎵婸翶ཀ</text:span><text:span text:style-name="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RACTICE</dc:creator>
    <meta:creation-date>2024-10-10T08:46:57Z</meta:creation-date>
    <dc:date>2024-12-19T02:41:48Z</dc:date>
    <meta:editing-cycles>3</meta:editing-cycles>
    <meta:editing-duration>PT1162S</meta:editing-duration>
  </office:meta>
</office:document-meta>
</file>